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85pt"/>
    </style:style>
    <style:style style:name="co2" style:family="table-column">
      <style:table-column-properties fo:break-before="auto" style:column-width="26.56pt"/>
    </style:style>
    <style:style style:name="co3" style:family="table-column">
      <style:table-column-properties fo:break-before="auto" style:column-width="63.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25.7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6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e1e1fe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fo:background-color="#e1e1fe" fo:border-left="0.06pt solid #000000" fo:border-right="none" fo:border-top="0.06pt solid #000000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0ff"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127">
      <style:table-cell-properties fo:background-color="#ffe0ff" fo:border="none"/>
    </style:style>
    <style:style style:name="ce8" style:family="table-cell" style:parent-style-name="Default">
      <style:table-cell-properties fo:background-color="#ffe0ff"/>
    </style:style>
    <style:style style:name="ce9" style:family="table-cell" style:parent-style-name="Default">
      <style:table-cell-properties fo:background-color="#ffe0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ffe0ff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ffe0ff" fo:border-left="0.06pt solid #000000" fo:border-right="0.06pt solid #000000" fo:border-top="none"/>
    </style:style>
    <style:style style:name="ce12" style:family="table-cell" style:parent-style-name="Default" style:data-style-name="N126">
      <style:table-cell-properties fo:border-bottom="none" fo:background-color="#ffe0ff" fo:border-left="0.06pt solid #000000" fo:border-right="0.06pt solid #000000" fo:border-top="0.06pt solid #000000"/>
    </style:style>
    <style:style style:name="ce13" style:family="table-cell" style:parent-style-name="Default" style:data-style-name="N126">
      <style:table-cell-properties fo:border-bottom="none" fo:background-color="#ffe0ff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e0ff" fo:border-left="0.06pt solid #000000" fo:border-right="0.06pt solid #000000" fo:border-top="none"/>
    </style:style>
    <style:style style:name="ce15" style:family="table-cell" style:parent-style-name="Default">
      <style:table-cell-properties fo:background-color="#e1e1fe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e1e1fe" fo:border-left="none" fo:border-right="0.06pt solid #000000" fo:border-top="0.06pt solid #0000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e1e1fe"/>
    </style:style>
    <style:style style:name="ce20" style:family="table-cell" style:parent-style-name="Default">
      <style:table-cell-properties fo:border-bottom="0.06pt solid #000000" fo:background-color="#e1e1fe" fo:border-left="none" fo:border-right="none" fo:border-top="0.06pt solid #000000"/>
    </style:style>
    <style:style style:name="ce21" style:family="table-cell" style:parent-style-name="Default">
      <style:table-cell-properties fo:background-color="#ffe0ff" fo:border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5">
      <style:table-cell-properties fo:border-bottom="0.06pt solid #000000" fo:background-color="#e1e1fe" fo:border-left="none" fo:border-right="none" fo:border-top="0.06pt solid #000000"/>
    </style:style>
    <style:style style:name="ce24" style:family="table-cell" style:parent-style-name="Default" style:data-style-name="N125">
      <style:table-cell-properties fo:border-bottom="0.06pt solid #000000" fo:background-color="#e1e1f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5" style:family="table-cell" style:parent-style-name="Default">
      <style:table-cell-properties fo:background-color="#ffe0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0ff" style:text-align-source="fix" style:repeat-content="false" fo:border="none"/>
      <style:paragraph-properties fo:text-align="center" fo:margin-left="0pt"/>
    </style:style>
    <style:style style:name="ce27" style:family="table-cell" style:parent-style-name="Default" style:data-style-name="N127">
      <style:table-cell-properties fo:border-bottom="none" fo:background-color="#ffe0ff" fo:border-left="0.06pt solid #000000" fo:border-right="0.06pt solid #000000" fo:border-top="0.06pt solid #000000"/>
    </style:style>
    <style:style style:name="ce28" style:family="table-cell" style:parent-style-name="Default" style:data-style-name="N127">
      <style:table-cell-properties fo:border-bottom="0.06pt solid #000000" fo:background-color="#ffe0ff" fo:border-left="0.06pt solid #000000" fo:border-right="0.06pt solid #000000" fo:border-top="none"/>
    </style:style>
    <style:style style:name="ce29" style:family="table-cell" style:parent-style-name="Default" style:data-style-name="N125">
      <style:table-cell-properties fo:border-bottom="none" fo:background-color="#ffe0ff" fo:border-left="0.06pt solid #000000" fo:border-right="0.06pt solid #000000" fo:border-top="0.06pt solid #000000"/>
    </style:style>
    <style:style style:name="ce30" style:family="table-cell" style:parent-style-name="Default" style:data-style-name="N125">
      <style:table-cell-properties fo:border-bottom="0.06pt solid #000000" fo:background-color="#ffe0ff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e1e1f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e1e1fe" fo:border-left="0.06pt solid #000000" fo:border-right="0.06pt solid #000000" fo:border-top="none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 style:data-style-name="N125">
      <style:table-cell-properties fo:border-bottom="0.06pt solid #000000" fo:background-color="#e1e1fe" fo:border-left="none" fo:border-right="0.06pt solid #000000" fo:border-top="0.06pt solid #000000"/>
    </style:style>
    <style:style style:name="ce35" style:family="table-cell" style:parent-style-name="Default">
      <style:table-cell-properties fo:background-color="#c5c5fd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c5c5f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c5c5fd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c5c5fd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c5c5fd" style:text-align-source="fix" style:repeat-content="false" fo:border-left="0.06pt solid #000000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c5c5f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0.06pt solid #000000" fo:background-color="#c5c5fd" fo:border-left="0.06pt solid #000000" fo:border-right="0.06pt solid #000000" fo:border-top="none"/>
    </style:style>
    <style:style style:name="ce42" style:family="table-cell" style:parent-style-name="Default" style:data-style-name="N125">
      <style:table-cell-properties fo:border-bottom="0.06pt solid #000000" fo:background-color="#e1e1f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43" style:family="table-cell" style:parent-style-name="Default">
      <style:table-cell-properties fo:background-color="#ffe4c2"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25">
      <style:table-cell-properties fo:border-bottom="none" fo:background-color="#ffe4c2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45" style:family="table-cell" style:parent-style-name="Default" style:data-style-name="N125">
      <style:table-cell-properties fo:border-bottom="none" fo:background-color="#ffe4c2" fo:border-left="0.06pt solid #000000" fo:border-right="0.06pt solid #000000" fo:border-top="none"/>
    </style:style>
    <style:style style:name="ce46" style:family="table-cell" style:parent-style-name="Default" style:data-style-name="N125">
      <style:table-cell-properties fo:border-bottom="0.06pt solid #000000" fo:background-color="#ffe4c2" fo:border-left="0.06pt solid #000000" fo:border-right="0.06pt solid #000000" fo:border-top="none"/>
    </style:style>
    <style:style style:name="ce47" style:family="table-cell" style:parent-style-name="Default">
      <style:table-cell-properties fo:background-color="#c5c5fd"/>
    </style:style>
    <style:style style:name="ce48" style:family="table-cell" style:parent-style-name="Default">
      <style:table-cell-properties fo:border-bottom="none" fo:background-color="#c5c5fd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ackground-color="#c5c5fd" fo:border-left="none" fo:border-right="none" fo:border-top="none"/>
    </style:style>
    <style:style style:name="ce50" style:family="table-cell" style:parent-style-name="Default">
      <style:table-cell-properties fo:background-color="#ffe4c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25">
      <style:table-cell-properties fo:border-bottom="none" fo:background-color="#ffe4c2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125">
      <style:table-cell-properties fo:border-bottom="0.06pt solid #000000" fo:background-color="#ffe4c2" fo:border-left="0.06pt solid #000000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e4c2"/>
    </style:style>
    <style:style style:name="ce54" style:family="table-cell" style:parent-style-name="Default">
      <style:table-cell-properties fo:border-bottom="none" fo:background-color="#c5c5fd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ackground-color="#c5c5fd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c5c5fd" fo:border-left="none" fo:border-right="0.06pt solid #000000" fo:border-top="none"/>
    </style:style>
    <style:style style:name="ce57" style:family="table-cell" style:parent-style-name="Default" style:data-style-name="N125">
      <style:table-cell-properties fo:border-bottom="none" fo:background-color="#e1e1f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8" style:family="table-cell" style:parent-style-name="Default" style:data-style-name="N125">
      <style:table-cell-properties fo:border-bottom="none" fo:background-color="#e1e1fe" fo:border-left="0.06pt solid #000000" fo:border-right="0.06pt solid #000000" fo:border-top="none"/>
    </style:style>
    <style:style style:name="ce59" style:family="table-cell" style:parent-style-name="Default" style:data-style-name="N125">
      <style:table-cell-properties fo:border-bottom="0.06pt solid #000000" fo:background-color="#e1e1fe" fo:border-left="0.06pt solid #000000" fo:border-right="0.06pt solid #000000" fo:border-top="none"/>
    </style:style>
    <style:style style:name="ce60" style:family="table-cell" style:parent-style-name="Default" style:data-style-name="N125">
      <style:table-cell-properties fo:background-color="#e1e1fe" fo:border="none"/>
      <style:text-properties fo:color="#808080"/>
    </style:style>
    <style:style style:name="ce61" style:family="table-cell" style:parent-style-name="Default" style:data-style-name="N126">
      <style:table-cell-properties fo:background-color="#e1e1fe"/>
    </style:style>
    <style:style style:name="ce62" style:family="table-cell" style:parent-style-name="Default" style:data-style-name="N125">
      <style:table-cell-properties fo:background-color="#e1e1fe"/>
    </style:style>
    <style:style style:name="ce63" style:family="table-cell" style:parent-style-name="Default">
      <style:table-cell-properties fo:background-color="#ffe0ff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ffe0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ffe0ff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ffe0ff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ffe0ff" style:text-align-source="fix" style:repeat-content="false" fo:border-left="0.06pt solid #000000" fo:border-right="none" fo:border-top="none"/>
      <style:paragraph-properties fo:text-align="center" fo:margin-left="0pt"/>
    </style:style>
    <style:style style:name="ce68" style:family="table-cell" style:parent-style-name="Default" style:data-style-name="N125">
      <style:table-cell-properties fo:border-bottom="none" fo:background-color="#e1e1fe" fo:border-left="0.06pt solid #000000" fo:border-right="0.06pt solid #000000" fo:border-top="0.06pt solid #000000"/>
    </style:style>
    <style:style style:name="ce69" style:family="table-cell" style:parent-style-name="Default">
      <style:table-cell-properties fo:border-bottom="none" fo:background-color="#ffe0ff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ffe0ff" fo:border-left="none" fo:border-right="none" fo:border-top="none"/>
    </style:style>
    <style:style style:name="ce71" style:family="table-cell" style:parent-style-name="Default">
      <style:table-cell-properties fo:border-bottom="none" fo:background-color="#ffe0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2" style:family="table-cell" style:parent-style-name="Default" style:data-style-name="N125">
      <style:table-cell-properties fo:background-color="#e1e1fe" style:text-align-source="fix" style:repeat-content="false" style:vertical-align="middle"/>
      <style:paragraph-properties fo:text-align="center" fo:margin-left="0pt"/>
    </style:style>
    <style:style style:name="ce73" style:family="table-cell" style:parent-style-name="Default">
      <style:table-cell-properties fo:border-bottom="none" fo:background-color="#ffe0ff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ffe0ff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#ffe0ff" fo:border-left="none" fo:border-right="0.06pt solid #000000" fo:border-top="none"/>
    </style:style>
    <style:style style:name="ce76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25"/>
    <style:style style:name="ce78" style:family="table-cell" style:parent-style-name="Default">
      <style:table-cell-properties fo:background-color="#ffe4c2"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order-bottom="none" fo:background-color="#ffe4c2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none" fo:background-color="#ffe4c2" fo:border-left="0.06pt solid #000000" fo:border-right="none" fo:border-top="0.06pt solid #000000"/>
    </style:style>
    <style:style style:name="ce81" style:family="table-cell" style:parent-style-name="Default">
      <style:table-cell-properties fo:border-bottom="0.06pt solid #000000" fo:background-color="#ffe4c2" fo:border-left="0.06pt solid #000000" fo:border-right="none" fo:border-top="none"/>
    </style:style>
    <style:style style:name="ce82" style:family="table-cell" style:parent-style-name="Default">
      <style:table-cell-properties fo:border-bottom="none" fo:background-color="#ffe4c2" style:text-align-source="fix" style:repeat-content="false" fo:border-left="0.06pt solid #000000" fo:border-right="none" fo:border-top="none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ffe4c2" fo:border-left="0.06pt solid #000000" fo:border-right="0.06pt solid #000000" fo:border-top="0.06pt solid #000000"/>
    </style:style>
    <style:style style:name="ce84" style:family="table-cell" style:parent-style-name="Default">
      <style:table-cell-properties fo:border-bottom="0.06pt solid #000000" fo:background-color="#ffe4c2" fo:border-left="0.06pt solid #000000" fo:border-right="0.06pt solid #000000" fo:border-top="none"/>
    </style:style>
    <style:style style:name="ce85" style:family="table-cell" style:parent-style-name="Default">
      <style:table-cell-properties fo:border-bottom="none" fo:background-color="#ffe4c2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ackground-color="#ffe4c2" fo:border-left="none" fo:border-right="none" fo:border-top="none"/>
    </style:style>
    <style:style style:name="ce87" style:family="table-cell" style:parent-style-name="Default">
      <style:table-cell-properties fo:background-color="#ffe4c2" fo:border="none"/>
    </style:style>
    <style:style style:name="ce88" style:family="table-cell" style:parent-style-name="Default" style:data-style-name="N125">
      <style:table-cell-properties fo:background-color="transparent"/>
    </style:style>
    <style:style style:name="ce89" style:family="table-cell" style:parent-style-name="Default">
      <style:table-cell-properties fo:border-bottom="none" fo:background-color="#ffe4c2" fo:border-left="none" fo:border-right="0.06pt solid #000000" fo:border-top="0.06pt solid #000000"/>
    </style:style>
    <style:style style:name="ce90" style:family="table-cell" style:parent-style-name="Default">
      <style:table-cell-properties fo:border-bottom="0.06pt solid #000000" fo:background-color="#ffe4c2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ffe4c2" fo:border-left="none" fo:border-right="0.06pt solid #000000" fo:border-top="none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94" style:family="table-cell" style:parent-style-name="Default" style:data-style-name="N125">
      <style:table-cell-properties style:text-align-source="fix" style:repeat-content="false" fo:border="none"/>
      <style:paragraph-properties fo:text-align="start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9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e1e1fe" style:text-align-source="fix" style:repeat-content="false"/>
      <style:paragraph-properties fo:text-align="start" fo:margin-left="0pt"/>
    </style:style>
    <style:style style:name="ce98" style:family="table-cell" style:parent-style-name="Default">
      <style:table-cell-properties fo:background-color="#e1e1fe"/>
      <style:text-properties fo:font-weight="bold" style:font-weight-asian="bold" style:font-weight-complex="bold"/>
    </style:style>
    <style:style style:name="ce99" style:family="table-cell" style:parent-style-name="Default" style:data-style-name="N125">
      <style:table-cell-properties fo:background-color="#e1e1fe"/>
      <style:text-properties style:font-name="Liberation Sans" style:font-name-asian="WenQuanYi Micro Hei" style:font-name-complex="Lohit Devanagari"/>
    </style:style>
    <style:style style:name="ce100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103" style:family="table-cell" style:parent-style-name="Default" style:data-style-name="N125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b2b2b2"/>
    </style:style>
    <style:style style:name="ce105" style:family="table-cell" style:parent-style-name="Default" style:data-style-name="N125">
      <style:table-cell-properties fo:border-bottom="none" fo:background-color="#c5c5fd" fo:border-left="0.06pt solid #000000" fo:border-right="none" fo:border-top="0.06pt solid #000000"/>
    </style:style>
    <style:style style:name="ce106" style:family="table-cell" style:parent-style-name="Default" style:data-style-name="N125">
      <style:table-cell-properties fo:border-bottom="0.06pt solid #000000" fo:background-color="#c5c5fd" fo:border-left="0.06pt solid #000000" fo:border-right="none" fo:border-top="none"/>
    </style:style>
    <style:style style:name="ce107" style:family="table-cell" style:parent-style-name="Default" style:data-style-name="N125">
      <style:table-cell-properties fo:border-bottom="none" fo:background-color="#c5c5fd" fo:border-left="0.06pt solid #000000" fo:border-right="0.06pt solid #000000" fo:border-top="0.06pt solid #000000"/>
    </style:style>
    <style:style style:name="ce108" style:family="table-cell" style:parent-style-name="Default" style:data-style-name="N125">
      <style:table-cell-properties fo:border-bottom="0.06pt solid #000000" fo:background-color="#c5c5fd" fo:border-left="0.06pt solid #000000" fo:border-right="0.06pt solid #000000" fo:border-top="none"/>
    </style:style>
    <style:style style:name="ce109" style:family="table-cell" style:parent-style-name="Default">
      <style:table-cell-properties fo:background-color="#ffe0ff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10" style:family="table-cell" style:parent-style-name="Default" style:data-style-name="N125">
      <style:table-cell-properties fo:background-color="#ffe0ff" fo:border="none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111" style:family="table-cell" style:parent-style-name="Default" style:data-style-name="N125">
      <style:table-cell-properties fo:background-color="#ffe0ff" fo:border="none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ffe0ff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e0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 style:data-style-name="N125">
      <style:table-cell-properties fo:border-bottom="none" fo:background-color="#ffe0ff" fo:border-left="0.06pt solid #000000" fo:border-right="0.06pt solid #000000" fo:border-top="0.06pt solid #000000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15" style:family="table-cell" style:parent-style-name="Default" style:data-style-name="N125">
      <style:table-cell-properties fo:border-bottom="0.06pt solid #000000" fo:background-color="#ffe0ff" fo:border-left="0.06pt solid #000000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e1e1f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 style:data-style-name="N125">
      <style:table-cell-properties fo:border-bottom="none" fo:background-color="#e1e1fe" fo:border-left="0.06pt solid #000000" fo:border-right="0.06pt solid #000000" fo:border-top="0.06pt solid #000000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18" style:family="table-cell" style:parent-style-name="Default" style:data-style-name="N125">
      <style:table-cell-properties fo:border-bottom="0.06pt solid #000000" fo:background-color="#e1e1fe" fo:border-left="0.06pt solid #000000" fo:border-right="0.06pt solid #000000" fo:border-top="none"/>
      <style:text-properties fo:font-weight="bold" style:font-weight-asian="bold" style:font-weight-complex="bold"/>
    </style:style>
    <style:style style:name="ce119" style:family="table-cell" style:parent-style-name="Default" style:data-style-name="N125">
      <style:table-cell-properties fo:border-bottom="none" fo:background-color="#c5c5fd" fo:border-left="none" fo:border-right="none" fo:border-top="0.06pt solid #000000"/>
    </style:style>
    <style:style style:name="ce120" style:family="table-cell" style:parent-style-name="Default" style:data-style-name="N125">
      <style:table-cell-properties fo:border-bottom="0.06pt solid #000000" fo:background-color="#c5c5fd" fo:border-left="none" fo:border-right="none" fo:border-top="none"/>
    </style:style>
    <style:style style:name="ce121" style:family="table-cell" style:parent-style-name="Default">
      <style:table-cell-properties fo:background-color="#c5c5fd" fo:border="none"/>
    </style:style>
    <style:style style:name="ce122" style:family="table-cell" style:parent-style-name="Default" style:data-style-name="N125">
      <style:table-cell-properties fo:border-bottom="0.06pt solid #000000" fo:background-color="#e1e1fe" fo:border-left="0.06pt solid #000000" fo:border-right="none" fo:border-top="0.06pt solid #000000"/>
    </style:style>
    <style:style style:name="ce123" style:family="table-cell" style:parent-style-name="Default" style:data-style-name="N125">
      <style:table-cell-properties fo:border-bottom="none" fo:background-color="#ffe0ff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24" style:family="table-cell" style:parent-style-name="Default">
      <style:table-cell-properties fo:background-color="#c5c5f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c5c5f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125">
      <style:table-cell-properties fo:border-bottom="none" fo:background-color="#c5c5fd" fo:border-left="0.06pt solid #000000" fo:border-right="none" fo:border-top="0.06pt solid #000000"/>
      <style:text-properties fo:font-weight="bold" style:font-weight-asian="bold" style:font-weight-complex="bold"/>
    </style:style>
    <style:style style:name="ce127" style:family="table-cell" style:parent-style-name="Default" style:data-style-name="N125">
      <style:table-cell-properties fo:border-bottom="0.06pt solid #000000" fo:background-color="#c5c5fd" fo:border-left="0.06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c5c5fd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9" style:family="table-cell" style:parent-style-name="Default" style:data-style-name="N125">
      <style:table-cell-properties fo:border-bottom="none" fo:background-color="#c5c5f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0" style:family="table-cell" style:parent-style-name="Default" style:data-style-name="N125">
      <style:table-cell-properties fo:border-bottom="0.06pt solid #000000" fo:background-color="#c5c5fd" fo:border-left="0.06pt solid #000000" fo:border-right="0.06pt solid #000000" fo:border-top="none"/>
      <style:text-properties fo:font-weight="bold" style:font-weight-asian="bold" style:font-weight-complex="bold"/>
    </style:style>
    <style:style style:name="ce131" style:family="table-cell" style:parent-style-name="Default" style:data-style-name="N125">
      <style:table-cell-properties fo:border-bottom="none" fo:background-color="#c5c5fd" fo:border-left="none" fo:border-right="0.06pt solid #000000" fo:border-top="0.06pt solid #000000"/>
    </style:style>
    <style:style style:name="ce132" style:family="table-cell" style:parent-style-name="Default" style:data-style-name="N125">
      <style:table-cell-properties fo:border-bottom="0.06pt solid #000000" fo:background-color="#c5c5fd" fo:border-left="none" fo:border-right="0.06pt solid #000000" fo:border-top="none"/>
    </style:style>
    <style:style style:name="ce133" style:family="table-cell" style:parent-style-name="Default" style:data-style-name="N125">
      <style:table-cell-properties fo:background-color="#ffe0ff" fo:border="none"/>
    </style:style>
    <style:style style:name="ce134" style:family="table-cell" style:parent-style-name="Default">
      <style:table-cell-properties fo:background-color="#c5c5fd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#c5c5fd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25">
      <style:table-cell-properties fo:border-bottom="none" fo:background-color="#c5c5fd" fo:border-left="none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 style:data-style-name="N125">
      <style:table-cell-properties fo:border-bottom="0.06pt solid #000000" fo:background-color="#c5c5fd" fo:border-left="none" fo:border-right="none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5c5fd" fo:border="none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ackground-color="#c5c5fd" fo:border-left="none" fo:border-right="none" fo:border-top="none"/>
      <style:text-properties fo:font-weight="bold" style:font-weight-asian="bold" style:font-weight-complex="bold"/>
    </style:style>
    <style:style style:name="ce140" style:family="table-cell" style:parent-style-name="Default" style:data-style-name="N125">
      <style:table-cell-properties fo:border-bottom="none" fo:background-color="#ffe0ff" fo:border-left="0.06pt solid #000000" fo:border-right="0.06pt solid #000000" fo:border-top="none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3" style:family="table-cell" style:parent-style-name="Default" style:data-style-name="N125">
      <style:table-cell-properties fo:background-color="transparent" fo:border="none"/>
    </style:style>
    <style:style style:name="ce1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45" style:family="table-cell" style:parent-style-name="Default" style:data-style-name="N125">
      <style:table-cell-properties fo:border-bottom="none" fo:background-color="#ffe0ff" fo:border-left="0.06pt solid #000000" fo:border-right="none" fo:border-top="0.06pt solid #000000"/>
    </style:style>
    <style:style style:name="ce146" style:family="table-cell" style:parent-style-name="Default" style:data-style-name="N125">
      <style:table-cell-properties fo:border-bottom="0.06pt solid #000000" fo:background-color="#ffe0ff" fo:border-left="0.06pt solid #000000" fo:border-right="none" fo:border-top="none"/>
    </style:style>
    <style:style style:name="ce147" style:family="table-cell" style:parent-style-name="Default">
      <style:table-cell-properties fo:border-bottom="none" fo:background-color="#c5c5fd" fo:border-left="none" fo:border-right="0.06pt solid #000000" fo:border-top="0.06pt solid #000000"/>
      <style:text-properties fo:font-weight="bold" style:font-weight-asian="bold" style:font-weight-complex="bold"/>
    </style:style>
    <style:style style:name="ce148" style:family="table-cell" style:parent-style-name="Default" style:data-style-name="N125">
      <style:table-cell-properties fo:border-bottom="none" fo:background-color="#c5c5fd" fo:border-left="none" fo:border-right="0.06pt solid #000000" fo:border-top="0.06pt solid #000000"/>
      <style:text-properties fo:font-weight="bold" style:font-weight-asian="bold" style:font-weight-complex="bold"/>
    </style:style>
    <style:style style:name="ce149" style:family="table-cell" style:parent-style-name="Default" style:data-style-name="N125">
      <style:table-cell-properties fo:border-bottom="0.06pt solid #000000" fo:background-color="#c5c5fd" fo:border-left="none" fo:border-right="0.06pt solid #000000" fo:border-top="none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c5c5fd" fo:border-left="none" fo:border-right="0.06pt solid #000000" fo:border-top="none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fo:background-color="#c5c5fd" fo:border-left="none" fo:border-right="0.06pt solid #000000" fo:border-top="none"/>
      <style:text-properties fo:font-weight="bold" style:font-weight-asian="bold" style:font-weight-complex="bold"/>
    </style:style>
    <style:style style:name="ce152" style:family="table-cell" style:parent-style-name="Default" style:data-style-name="N125">
      <style:table-cell-properties fo:border-bottom="none" fo:background-color="#e1e1f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53" style:family="table-cell" style:parent-style-name="Default" style:data-style-name="N125">
      <style:table-cell-properties fo:border-bottom="none" fo:background-color="#e1e1fe" fo:border-left="0.06pt solid #000000" fo:border-right="none" fo:border-top="none"/>
    </style:style>
    <style:style style:name="ce154" style:family="table-cell" style:parent-style-name="Default" style:data-style-name="N125">
      <style:table-cell-properties fo:border-bottom="0.06pt solid #000000" fo:background-color="#e1e1fe" fo:border-left="0.06pt solid #000000" fo:border-right="none" fo:border-top="none"/>
    </style:style>
    <style:style style:name="ce155" style:family="table-cell" style:parent-style-name="Default">
      <style:table-cell-properties fo:background-color="#e1e1fe" style:text-align-source="fix" style:repeat-content="false" style:vertical-align="middle"/>
      <style:paragraph-properties fo:text-align="center" fo:margin-left="0pt"/>
      <style:text-properties fo:color="#808080"/>
    </style:style>
    <style:style style:name="ce156" style:family="table-cell" style:parent-style-name="Default" style:data-style-name="N125">
      <style:table-cell-properties fo:background-color="#e1e1fe" fo:border="none"/>
      <style:text-properties fo:color="#808080" style:font-name="Liberation Sans" style:font-name-asian="WenQuanYi Micro Hei" style:font-name-complex="Lohit Devanagari"/>
    </style:style>
    <style:style style:name="ce157" style:family="table-cell" style:parent-style-name="Default">
      <style:table-cell-properties fo:background-color="#ffe0ff" style:text-align-source="fix" style:repeat-content="false"/>
      <style:paragraph-properties fo:text-align="center" fo:margin-left="0pt"/>
      <style:text-properties fo:color="#808080"/>
    </style:style>
    <style:style style:name="ce158" style:family="table-cell" style:parent-style-name="Default" style:data-style-name="N125">
      <style:table-cell-properties fo:background-color="#ffe0ff"/>
      <style:text-properties fo:color="#808080"/>
    </style:style>
    <style:style style:name="ce159" style:family="table-cell" style:parent-style-name="Default" style:data-style-name="N125">
      <style:table-cell-properties fo:border-bottom="none" fo:background-color="#ffe0ff" fo:border-left="none" fo:border-right="none" fo:border-top="0.06pt solid #000000"/>
    </style:style>
    <style:style style:name="ce160" style:family="table-cell" style:parent-style-name="Default" style:data-style-name="N125">
      <style:table-cell-properties fo:border-bottom="0.06pt solid #000000" fo:background-color="#ffe0ff" fo:border-left="none" fo:border-right="none" fo:border-top="none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 style:data-style-name="N125">
      <style:table-cell-properties fo:background-color="transparent" fo:border="none"/>
      <style:text-properties style:font-name="Liberation Sans" style:font-name-asian="WenQuanYi Micro Hei" style:font-name-complex="Lohit Devanagari"/>
    </style:style>
    <style:style style:name="ce163" style:family="table-cell" style:parent-style-name="Default" style:data-style-name="N125">
      <style:table-cell-properties fo:border-bottom="none" fo:background-color="#e1e1fe" fo:border-left="none" fo:border-right="0.06pt solid #000000" fo:border-top="0.06pt solid #000000"/>
    </style:style>
    <style:style style:name="ce164" style:family="table-cell" style:parent-style-name="Default" style:data-style-name="N125">
      <style:table-cell-properties fo:border-bottom="none" fo:background-color="#e1e1fe" fo:border-left="none" fo:border-right="0.06pt solid #000000" fo:border-top="none"/>
    </style:style>
    <style:style style:name="ce165" style:family="table-cell" style:parent-style-name="Default" style:data-style-name="N125">
      <style:table-cell-properties fo:border-bottom="0.06pt solid #000000" fo:background-color="#e1e1fe" fo:border-left="none" fo:border-right="0.06pt solid #000000" fo:border-top="none"/>
    </style:style>
    <style:style style:name="ce166" style:family="table-cell" style:parent-style-name="Default">
      <style:table-cell-properties fo:background-color="#e1e1fe" style:text-align-source="fix" style:repeat-content="false"/>
      <style:paragraph-properties fo:text-align="center" fo:margin-left="0pt"/>
      <style:text-properties fo:color="#808080"/>
    </style:style>
    <style:style style:name="ce167" style:family="table-cell" style:parent-style-name="Default" style:data-style-name="N125">
      <style:table-cell-properties fo:border-bottom="none" fo:background-color="#ffe0ff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8" style:family="table-cell" style:parent-style-name="Default">
      <style:table-cell-properties fo:background-color="#ffe0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e0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125">
      <style:table-cell-properties fo:border-bottom="none" fo:background-color="#ffe0ff" fo:border-left="0.06pt solid #000000" fo:border-right="none" fo:border-top="0.06pt solid #000000"/>
      <style:text-properties fo:font-weight="bold" style:font-weight-asian="bold" style:font-weight-complex="bold"/>
    </style:style>
    <style:style style:name="ce171" style:family="table-cell" style:parent-style-name="Default" style:data-style-name="N125">
      <style:table-cell-properties fo:border-bottom="0.06pt solid #000000" fo:background-color="#ffe0ff" fo:border-left="0.06pt solid #000000" fo:border-right="none" fo:border-top="non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ackground-color="#ffe0ff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 style:data-style-name="N125">
      <style:table-cell-properties fo:border-bottom="none" fo:background-color="#ffe0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e4c2" style:text-align-source="fix" style:repeat-content="false" fo:border="none"/>
      <style:paragraph-properties fo:text-align="center" fo:margin-left="0pt"/>
    </style:style>
    <style:style style:name="ce175" style:family="table-cell" style:parent-style-name="Default">
      <style:table-cell-properties fo:background-color="#ffe4c2"/>
      <style:text-properties fo:font-weight="bold" style:font-weight-asian="bold" style:font-weight-complex="bold"/>
    </style:style>
    <style:style style:name="ce176" style:family="table-cell" style:parent-style-name="Default" style:data-style-name="N125">
      <style:table-cell-properties fo:border-bottom="none" fo:background-color="#ffe0ff" fo:border-left="none" fo:border-right="0.06pt solid #000000" fo:border-top="0.06pt solid #000000"/>
    </style:style>
    <style:style style:name="ce177" style:family="table-cell" style:parent-style-name="Default" style:data-style-name="N125">
      <style:table-cell-properties fo:border-bottom="0.06pt solid #000000" fo:background-color="#ffe0ff" fo:border-left="none" fo:border-right="0.06pt solid #000000" fo:border-top="none"/>
    </style:style>
    <style:style style:name="ce178" style:family="table-cell" style:parent-style-name="Default">
      <style:table-cell-properties fo:border-bottom="none" fo:background-color="#ffe0ff" fo:border-left="none" fo:border-right="none" fo:border-top="0.06pt solid #000000"/>
      <style:text-properties fo:font-weight="bold" style:font-weight-asian="bold" style:font-weight-complex="bold"/>
    </style:style>
    <style:style style:name="ce179" style:family="table-cell" style:parent-style-name="Default" style:data-style-name="N125">
      <style:table-cell-properties fo:border-bottom="none" fo:background-color="#ffe0ff" fo:border-left="none" fo:border-right="none" fo:border-top="0.06pt solid #000000"/>
      <style:text-properties fo:font-weight="bold" style:font-weight-asian="bold" style:font-weight-complex="bold"/>
    </style:style>
    <style:style style:name="ce180" style:family="table-cell" style:parent-style-name="Default" style:data-style-name="N125">
      <style:table-cell-properties fo:border-bottom="0.06pt solid #000000" fo:background-color="#ffe0ff" fo:border-left="none" fo:border-right="none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fo:background-color="#ffe0ff" fo:border-left="none" fo:border-right="none" fo:border-top="none"/>
      <style:text-properties fo:font-weight="bold" style:font-weight-asian="bold" style:font-weight-complex="bold"/>
    </style:style>
    <style:style style:name="ce182" style:family="table-cell" style:parent-style-name="Default" style:data-style-name="N125">
      <style:table-cell-properties fo:background-color="#ffe4c2" style:text-align-source="fix" style:repeat-content="false" style:vertical-align="middle"/>
      <style:paragraph-properties fo:text-align="center" fo:margin-left="0pt"/>
    </style:style>
    <style:style style:name="ce183" style:family="table-cell" style:parent-style-name="Default">
      <style:table-cell-properties fo:background-color="#ffe4c2" style:text-align-source="fix" style:repeat-content="false"/>
      <style:paragraph-properties fo:text-align="center" fo:margin-left="0pt"/>
      <style:text-properties fo:color="#808080"/>
    </style:style>
    <style:style style:name="ce184" style:family="table-cell" style:parent-style-name="Default" style:data-style-name="N125">
      <style:table-cell-properties fo:background-color="#ffe4c2"/>
      <style:text-properties fo:color="#808080"/>
    </style:style>
    <style:style style:name="ce185" style:family="table-cell" style:parent-style-name="Default">
      <style:table-cell-properties fo:border-bottom="none" fo:background-color="#ffe0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125">
      <style:table-cell-properties fo:border-bottom="none" fo:background-color="#ffe0ff" fo:border-left="0.06pt solid #000000" fo:border-right="none" fo:border-top="0.06pt solid #000000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87" style:family="table-cell" style:parent-style-name="Default" style:data-style-name="N125">
      <style:table-cell-properties fo:border-bottom="none" fo:background-color="#ffe4c2" fo:border-left="0.06pt solid #000000" fo:border-right="none" fo:border-top="0.06pt solid #000000"/>
    </style:style>
    <style:style style:name="ce188" style:family="table-cell" style:parent-style-name="Default" style:data-style-name="N125">
      <style:table-cell-properties fo:border-bottom="0.06pt solid #000000" fo:background-color="#ffe4c2" fo:border-left="0.06pt solid #000000" fo:border-right="none" fo:border-top="none"/>
    </style:style>
    <style:style style:name="ce189" style:family="table-cell" style:parent-style-name="Default" style:data-style-name="N125">
      <style:table-cell-properties fo:border-bottom="none" fo:background-color="#ffe4c2" fo:border-left="0.06pt solid #000000" fo:border-right="0.06pt solid #000000" fo:border-top="0.06pt solid #000000"/>
    </style:style>
    <style:style style:name="ce190" style:family="table-cell" style:parent-style-name="Default">
      <style:table-cell-properties fo:border-bottom="none" fo:background-color="#ffe0ff" fo:border-left="none" fo:border-right="0.06pt solid #000000" fo:border-top="0.06pt solid #000000"/>
      <style:text-properties fo:font-weight="bold" style:font-weight-asian="bold" style:font-weight-complex="bold"/>
    </style:style>
    <style:style style:name="ce191" style:family="table-cell" style:parent-style-name="Default" style:data-style-name="N125">
      <style:table-cell-properties fo:border-bottom="none" fo:background-color="#ffe0ff" fo:border-left="none" fo:border-right="0.06pt solid #000000" fo:border-top="0.06pt solid #000000"/>
      <style:text-properties fo:font-weight="bold" style:font-weight-asian="bold" style:font-weight-complex="bold"/>
    </style:style>
    <style:style style:name="ce192" style:family="table-cell" style:parent-style-name="Default" style:data-style-name="N125">
      <style:table-cell-properties fo:border-bottom="0.06pt solid #000000" fo:background-color="#ffe0ff" fo:border-left="none" fo:border-right="0.06pt solid #000000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0ff" fo:border-left="none" fo:border-right="0.06pt solid #000000" fo:border-top="none"/>
      <style:text-properties fo:font-weight="bold" style:font-weight-asian="bold" style:font-weight-complex="bold"/>
    </style:style>
    <style:style style:name="ce194" style:family="table-cell" style:parent-style-name="Default" style:data-style-name="N125">
      <style:table-cell-properties fo:border-bottom="none" fo:background-color="#ffe4c2" fo:border-left="none" fo:border-right="none" fo:border-top="0.06pt solid #000000"/>
    </style:style>
    <style:style style:name="ce195" style:family="table-cell" style:parent-style-name="Default" style:data-style-name="N125">
      <style:table-cell-properties fo:border-bottom="0.06pt solid #000000" fo:background-color="#ffe4c2" fo:border-left="none" fo:border-right="none" fo:border-top="none"/>
    </style:style>
    <style:style style:name="ce196" style:family="table-cell" style:parent-style-name="Default" style:data-style-name="N125">
      <style:table-cell-properties fo:border-bottom="none" fo:background-color="#e1e1f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7" style:family="table-cell" style:parent-style-name="Default" style:data-style-name="N125">
      <style:table-cell-properties fo:border-bottom="0.06pt solid #000000" fo:background-color="#e1e1f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8" style:family="table-cell" style:parent-style-name="Default">
      <style:text-properties style:font-name="Liberation Sans" style:font-name-asian="WenQuanYi Micro Hei" style:font-name-complex="Lohit Devanagari"/>
    </style:style>
    <style:style style:name="ce199" style:family="table-cell" style:parent-style-name="Default">
      <style:table-cell-properties fo:background-color="#ffe4c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ackground-color="#ffe4c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 style:data-style-name="N125">
      <style:table-cell-properties fo:border-bottom="none" fo:background-color="#ffe4c2" fo:border-left="0.06pt solid #000000" fo:border-right="none" fo:border-top="0.06pt solid #000000"/>
      <style:text-properties fo:font-weight="bold" style:font-weight-asian="bold" style:font-weight-complex="bold"/>
    </style:style>
    <style:style style:name="ce202" style:family="table-cell" style:parent-style-name="Default" style:data-style-name="N125">
      <style:table-cell-properties fo:border-bottom="0.06pt solid #000000" fo:background-color="#ffe4c2" fo:border-left="0.06pt solid #000000" fo:border-right="none" fo:border-top="none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none" fo:background-color="#ffe4c2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04" style:family="table-cell" style:parent-style-name="Default" style:data-style-name="N125">
      <style:table-cell-properties fo:border-bottom="none" fo:background-color="#ffe4c2" fo:border-left="none" fo:border-right="0.06pt solid #000000" fo:border-top="0.06pt solid #000000"/>
    </style:style>
    <style:style style:name="ce205" style:family="table-cell" style:parent-style-name="Default" style:data-style-name="N125">
      <style:table-cell-properties fo:border-bottom="0.06pt solid #000000" fo:background-color="#ffe4c2" fo:border-left="none" fo:border-right="0.06pt solid #000000" fo:border-top="none"/>
    </style:style>
    <style:style style:name="ce206" style:family="table-cell" style:parent-style-name="Default" style:data-style-name="N125">
      <style:table-cell-properties fo:background-color="#e1e1fe" fo:border="none"/>
    </style:style>
    <style:style style:name="ce207" style:family="table-cell" style:parent-style-name="Default" style:data-style-name="N125">
      <style:table-cell-properties fo:border-bottom="none" fo:background-color="#e1e1fe" fo:border-left="0.06pt solid #000000" fo:border-right="none" fo:border-top="0.06pt solid #000000"/>
    </style:style>
    <style:style style:name="ce208" style:family="table-cell" style:parent-style-name="Default">
      <style:table-cell-properties fo:background-color="#e1e1fe"/>
      <style:text-properties fo:color="#666666"/>
    </style:style>
    <style:style style:name="ce209" style:family="table-cell" style:parent-style-name="Default" style:data-style-name="N125">
      <style:table-cell-properties fo:background-color="#e1e1fe"/>
      <style:text-properties fo:color="#666666"/>
    </style:style>
    <style:style style:name="ce210" style:family="table-cell" style:parent-style-name="Default">
      <style:table-cell-properties fo:border-bottom="none" fo:background-color="#ffe4c2" fo:border-left="none" fo:border-right="none" fo:border-top="0.06pt solid #000000"/>
      <style:text-properties fo:font-weight="bold" style:font-weight-asian="bold" style:font-weight-complex="bold"/>
    </style:style>
    <style:style style:name="ce211" style:family="table-cell" style:parent-style-name="Default" style:data-style-name="N125">
      <style:table-cell-properties fo:border-bottom="none" fo:background-color="#ffe4c2" fo:border-left="none" fo:border-right="none" fo:border-top="0.06pt solid #000000"/>
      <style:text-properties fo:font-weight="bold" style:font-weight-asian="bold" style:font-weight-complex="bold"/>
    </style:style>
    <style:style style:name="ce212" style:family="table-cell" style:parent-style-name="Default" style:data-style-name="N125">
      <style:table-cell-properties fo:border-bottom="0.06pt solid #000000" fo:background-color="#ffe4c2" fo:border-left="none" fo:border-right="none" fo:border-top="none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ackground-color="#ffe4c2" fo:border-left="none" fo:border-right="none" fo:border-top="none"/>
      <style:text-properties fo:font-weight="bold" style:font-weight-asian="bold" style:font-weight-complex="bold"/>
    </style:style>
    <style:style style:name="ce214" style:family="table-cell" style:parent-style-name="Default" style:data-style-name="N125">
      <style:table-cell-properties fo:background-color="#e1e1fe" style:text-align-source="fix" style:repeat-content="false"/>
      <style:paragraph-properties fo:text-align="center" fo:margin-left="0pt"/>
    </style:style>
    <style:style style:name="ce215" style:family="table-cell" style:parent-style-name="Default" style:data-style-name="N125">
      <style:table-cell-properties fo:border-bottom="none" fo:background-color="#e1e1fe" fo:border-left="none" fo:border-right="none" fo:border-top="0.06pt solid #000000"/>
    </style:style>
    <style:style style:name="ce216" style:family="table-cell" style:parent-style-name="Default" style:data-style-name="N125">
      <style:table-cell-properties fo:border-bottom="0.06pt solid #000000" fo:background-color="#e1e1fe" fo:border-left="none" fo:border-right="none" fo:border-top="none"/>
    </style:style>
    <style:style style:name="ce217" style:family="table-cell" style:parent-style-name="Default" style:data-style-name="N127">
      <style:table-cell-properties fo:background-color="#e1e1fe" fo:border="none"/>
    </style:style>
    <style:style style:name="ce218" style:family="table-cell" style:parent-style-name="Default">
      <style:table-cell-properties fo:border-bottom="none" fo:background-color="#ffe4c2" fo:border-left="none" fo:border-right="0.06pt solid #000000" fo:border-top="0.06pt solid #000000"/>
      <style:text-properties fo:font-weight="bold" style:font-weight-asian="bold" style:font-weight-complex="bold"/>
    </style:style>
    <style:style style:name="ce219" style:family="table-cell" style:parent-style-name="Default" style:data-style-name="N125">
      <style:table-cell-properties fo:border-bottom="none" fo:background-color="#ffe4c2" fo:border-left="none" fo:border-right="0.06pt solid #000000" fo:border-top="0.06pt solid #000000"/>
      <style:text-properties fo:font-weight="bold" style:font-weight-asian="bold" style:font-weight-complex="bold"/>
    </style:style>
    <style:style style:name="ce220" style:family="table-cell" style:parent-style-name="Default" style:data-style-name="N125">
      <style:table-cell-properties fo:border-bottom="0.06pt solid #000000" fo:background-color="#ffe4c2" fo:border-left="none" fo:border-right="0.06pt solid #000000" fo:border-top="none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ffe4c2" fo:border-left="none" fo:border-right="0.06pt solid #000000" fo:border-top="none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0.06pt solid #000000" fo:background-color="#ffe4c2" fo:border-left="none" fo:border-right="0.06pt solid #000000" fo:border-top="none"/>
      <style:text-properties fo:font-weight="bold" style:font-weight-asian="bold" style:font-weight-complex="bold"/>
    </style:style>
    <style:style style:name="ce223" style:family="table-cell" style:parent-style-name="Default" style:data-style-name="N127">
      <style:table-cell-properties fo:border="none"/>
    </style:style>
    <style:style style:name="ce224" style:family="table-cell" style:parent-style-name="Default" style:data-style-name="N125">
      <style:table-cell-properties fo:border="none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ce77"/>
        <table:table-column table:style-name="co5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16"/>
          <table:table-cell table:style-name="Default" table:number-columns-repeated="2"/>
          <table:table-cell/>
        </table:table-row>
        <table:table-row table:style-name="ro1">
          <table:table-cell table:number-columns-repeated="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Input sequence</text:p>
          </table:table-cell>
          <table:covered-table-cell table:style-name="ce15"/>
          <table:table-cell table:style-name="ce22"/>
          <table:table-cell table:style-name="ce15" office:value-type="string" calcext:value-type="string">
            <text:p>Context vector</text:p>
          </table:table-cell>
          <table:table-cell/>
          <table:table-cell table:style-name="ce35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47"/>
          <table:table-cell/>
          <table:table-cell table:style-name="ce63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8"/>
          <table:table-cell/>
          <table:table-cell table:style-name="ce78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53"/>
          <table:table-cell/>
        </table:table-row>
        <table:table-row table:style-name="ro1">
          <table:table-cell table:style-name="ce3" office:value-type="float" office:value="-0.4" calcext:value-type="float">
            <text:p>-0.4</text:p>
          </table:table-cell>
          <table:table-cell table:style-name="ce16" office:value-type="float" office:value="0.7" calcext:value-type="float">
            <text:p>0.7</text:p>
          </table:table-cell>
          <table:table-cell/>
          <table:table-cell table:style-name="ce31" office:value-type="float" office:value="-0.3" calcext:value-type="float">
            <text:p>-0.3</text:p>
          </table:table-cell>
          <table:table-cell/>
          <table:table-cell table:style-name="ce36" office:value-type="string" calcext:value-type="string" table:number-columns-spanned="4" table:number-rows-spanned="1">
            <text:p>w</text:p>
          </table:table-cell>
          <table:covered-table-cell table:number-columns-repeated="2" table:style-name="ce48"/>
          <table:covered-table-cell table:style-name="ce54"/>
          <table:table-cell/>
          <table:table-cell table:style-name="ce64" office:value-type="string" calcext:value-type="string" table:number-columns-spanned="4" table:number-rows-spanned="1">
            <text:p>w</text:p>
          </table:table-cell>
          <table:covered-table-cell table:number-columns-repeated="2" table:style-name="ce69"/>
          <table:covered-table-cell table:style-name="ce73"/>
          <table:table-cell/>
          <table:table-cell table:style-name="ce79" office:value-type="string" calcext:value-type="string" table:number-columns-spanned="4" table:number-rows-spanned="1">
            <text:p>w</text:p>
          </table:table-cell>
          <table:covered-table-cell table:number-columns-repeated="2" table:style-name="ce85"/>
          <table:covered-table-cell table:style-name="ce89"/>
          <table:table-cell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16" office:value-type="float" office:value="0.7" calcext:value-type="float">
            <text:p>0.7</text:p>
          </table:table-cell>
          <table:table-cell/>
          <table:table-cell table:style-name="ce32" office:value-type="float" office:value="-0.5" calcext:value-type="float">
            <text:p>-0.5</text:p>
          </table:table-cell>
          <table:table-cell/>
          <table:table-cell table:style-name="ce37" office:value-type="float" office:value="0.3" calcext:value-type="float">
            <text:p>0.3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0.8" calcext:value-type="float">
            <text:p>0.8</text:p>
          </table:table-cell>
          <table:table-cell table:style-name="ce54" office:value-type="float" office:value="-0.6" calcext:value-type="float">
            <text:p>-0.6</text:p>
          </table:table-cell>
          <table:table-cell/>
          <table:table-cell table:style-name="ce65" office:value-type="float" office:value="0.7" calcext:value-type="float">
            <text:p>0.7</text:p>
          </table:table-cell>
          <table:table-cell table:style-name="ce69" office:value-type="float" office:value="-0.2" calcext:value-type="float">
            <text:p>-0.2</text:p>
          </table:table-cell>
          <table:table-cell table:style-name="ce69" office:value-type="float" office:value="-0.4" calcext:value-type="float">
            <text:p>-0.4</text:p>
          </table:table-cell>
          <table:table-cell table:style-name="ce73" office:value-type="float" office:value="1" calcext:value-type="float">
            <text:p>1</text:p>
          </table:table-cell>
          <table:table-cell/>
          <table:table-cell table:style-name="ce80" office:value-type="float" office:value="0.9" calcext:value-type="float">
            <text:p>0.9</text:p>
          </table:table-cell>
          <table:table-cell table:style-name="ce85" office:value-type="float" office:value="-0.7" calcext:value-type="float">
            <text:p>-0.7</text:p>
          </table:table-cell>
          <table:table-cell table:style-name="ce85" office:value-type="float" office:value="-0.8" calcext:value-type="float">
            <text:p>-0.8</text:p>
          </table:table-cell>
          <table:table-cell table:style-name="ce89" office:value-type="float" office:value="0.7" calcext:value-type="float">
            <text:p>0.7</text:p>
          </table:table-cell>
          <table:table-cell table:style-name="ce1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16" office:value-type="float" office:value="-0.5" calcext:value-type="float">
            <text:p>-0.5</text:p>
          </table:table-cell>
          <table:table-cell table:number-columns-repeated="3"/>
          <table:table-cell table:style-name="ce38" office:value-type="float" office:value="0.2" calcext:value-type="float">
            <text:p>0.2</text:p>
          </table:table-cell>
          <table:table-cell table:style-name="ce49" office:value-type="float" office:value="-0.1" calcext:value-type="float">
            <text:p>-0.1</text:p>
          </table:table-cell>
          <table:table-cell table:style-name="ce49" office:value-type="float" office:value="-0.9" calcext:value-type="float">
            <text:p>-0.9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66" office:value-type="float" office:value="-0" calcext:value-type="float">
            <text:p>0</text:p>
          </table:table-cell>
          <table:table-cell table:style-name="ce70" office:value-type="float" office:value="0.3" calcext:value-type="float">
            <text:p>0.3</text:p>
          </table:table-cell>
          <table:table-cell table:style-name="ce70" office:value-type="float" office:value="-0.7" calcext:value-type="float">
            <text:p>-0.7</text:p>
          </table:table-cell>
          <table:table-cell table:style-name="ce74" office:value-type="float" office:value="-0.9" calcext:value-type="float">
            <text:p>-0.9</text:p>
          </table:table-cell>
          <table:table-cell/>
          <table:table-cell table:style-name="ce81" office:value-type="float" office:value="-0.6" calcext:value-type="float">
            <text:p>-0.6</text:p>
          </table:table-cell>
          <table:table-cell table:style-name="ce86" office:value-type="float" office:value="-0.6" calcext:value-type="float">
            <text:p>-0.6</text:p>
          </table:table-cell>
          <table:table-cell table:style-name="ce86" office:value-type="float" office:value="0.8" calcext:value-type="float">
            <text:p>0.8</text:p>
          </table:table-cell>
          <table:table-cell table:style-name="ce90" office:value-type="float" office:value="0.1" calcext:value-type="float">
            <text:p>0.1</text:p>
          </table:table-cell>
          <table:table-cell table:style-name="ce1"/>
        </table:table-row>
        <table:table-row table:style-name="ro2">
          <table:table-cell table:number-columns-repeated="3"/>
          <table:table-cell table:style-name="ce18"/>
          <table:table-cell/>
          <table:table-cell table:style-name="ce39" office:value-type="string" calcext:value-type="string">
            <text:p>b</text:p>
          </table:table-cell>
          <table:table-cell table:style-name="ce47" table:number-columns-repeated="2"/>
          <table:table-cell table:style-name="ce56"/>
          <table:table-cell/>
          <table:table-cell table:style-name="ce67" office:value-type="string" calcext:value-type="string">
            <text:p>b</text:p>
          </table:table-cell>
          <table:table-cell table:style-name="ce8"/>
          <table:table-cell table:style-name="ce71" office:value-type="string" calcext:value-type="string" table:number-columns-spanned="2" table:number-rows-spanned="1">
            <text:p>w<text:span text:style-name="T1">rec</text:span></text:p>
          </table:table-cell>
          <table:covered-table-cell table:style-name="ce75"/>
          <table:table-cell/>
          <table:table-cell table:style-name="ce82" office:value-type="string" calcext:value-type="string">
            <text:p>b</text:p>
          </table:table-cell>
          <table:table-cell table:style-name="ce87"/>
          <table:table-cell table:style-name="ce53"/>
          <table:table-cell table:style-name="ce91"/>
          <table:table-cell/>
        </table:table-row>
        <table:table-row table:style-name="ro1">
          <table:table-cell table:number-columns-repeated="3"/>
          <table:table-cell table:style-name="ce33"/>
          <table:table-cell/>
          <table:table-cell table:style-name="ce40" office:value-type="float" office:value="0.3" calcext:value-type="float">
            <text:p>0.3</text:p>
          </table:table-cell>
          <table:table-cell table:style-name="ce47" table:number-columns-repeated="2"/>
          <table:table-cell table:style-name="ce56"/>
          <table:table-cell/>
          <table:table-cell table:style-name="ce10" office:value-type="float" office:value="0.8" calcext:value-type="float">
            <text:p>0.8</text:p>
          </table:table-cell>
          <table:table-cell table:style-name="ce8"/>
          <table:table-cell table:style-name="ce65" office:value-type="float" office:value="-0.9" calcext:value-type="float">
            <text:p>-0.9</text:p>
          </table:table-cell>
          <table:table-cell table:style-name="ce73" office:value-type="float" office:value="0.7" calcext:value-type="float">
            <text:p>0.7</text:p>
          </table:table-cell>
          <table:table-cell/>
          <table:table-cell table:style-name="ce83" office:value-type="float" office:value="0.1" calcext:value-type="float">
            <text:p>0.1</text:p>
          </table:table-cell>
          <table:table-cell table:style-name="ce87"/>
          <table:table-cell table:style-name="ce53"/>
          <table:table-cell table:style-name="ce91"/>
          <table:table-cell/>
        </table:table-row>
        <table:table-row table:style-name="ro1">
          <table:table-cell table:number-columns-repeated="3"/>
          <table:table-cell table:style-name="ce33"/>
          <table:table-cell/>
          <table:table-cell table:style-name="ce41" office:value-type="float" office:value="-0.4" calcext:value-type="float">
            <text:p>-0.4</text:p>
          </table:table-cell>
          <table:table-cell table:style-name="ce49" table:number-columns-repeated="2"/>
          <table:table-cell table:style-name="ce55"/>
          <table:table-cell/>
          <table:table-cell table:style-name="ce11" office:value-type="float" office:value="0.6" calcext:value-type="float">
            <text:p>0.6</text:p>
          </table:table-cell>
          <table:table-cell table:style-name="ce70"/>
          <table:table-cell table:style-name="ce66" office:value-type="float" office:value="0.2" calcext:value-type="float">
            <text:p>0.2</text:p>
          </table:table-cell>
          <table:table-cell table:style-name="ce74" office:value-type="float" office:value="-0.9" calcext:value-type="float">
            <text:p>-0.9</text:p>
          </table:table-cell>
          <table:table-cell/>
          <table:table-cell table:style-name="ce84" office:value-type="float" office:value="-0.9" calcext:value-type="float">
            <text:p>-0.9</text:p>
          </table:table-cell>
          <table:table-cell table:style-name="ce86" table:number-columns-repeated="2"/>
          <table:table-cell table:style-name="ce90"/>
          <table:table-cell/>
        </table:table-row>
        <table:table-row table:style-name="ro1">
          <table:table-cell table:number-columns-repeated="17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 table:number-columns-spanned="16" table:number-rows-spanned="1">
            <text:p>STEP 1</text:p>
          </table:table-cell>
          <table:covered-table-cell table:number-columns-repeated="15" table:style-name="ce17"/>
          <table:table-cell table:style-name="ce17" table:number-columns-repeated="3"/>
          <table:table-cell/>
        </table:table-row>
        <table:table-row table:style-name="ro1">
          <table:table-cell table:style-name="ce5"/>
          <table:table-cell table:style-name="ce18" table:number-columns-repeated="18"/>
          <table:table-cell/>
        </table:table-row>
        <table:table-row table:style-name="ro2">
          <table:table-cell table:style-name="ce2" office:value-type="string" calcext:value-type="string" table:number-columns-spanned="4" table:number-rows-spanned="1">
            <text:p>Attention sequence</text:p>
          </table:table-cell>
          <table:covered-table-cell table:number-columns-repeated="3" table:style-name="ce19"/>
          <table:table-cell table:style-name="ce19"/>
          <table:table-cell table:style-name="ce2" office:value-type="string" calcext:value-type="string" table:number-columns-spanned="2" table:number-rows-spanned="1">
            <text:p>Attention matrix</text:p>
          </table:table-cell>
          <table:covered-table-cell table:style-name="ce15"/>
          <table:table-cell table:style-name="ce19"/>
          <table:table-cell table:style-name="ce15" office:value-type="string" calcext:value-type="string">
            <text:p>Att context</text:p>
          </table:table-cell>
          <table:table-cell table:style-name="ce15"/>
          <table:table-cell table:style-name="ce15" office:value-type="string" calcext:value-type="string">
            <text:p>Import. score</text:p>
          </table:table-cell>
          <table:table-cell table:style-name="ce19"/>
          <table:table-cell table:style-name="ce72" office:value-type="string" calcext:value-type="string" table:number-columns-spanned="2" table:number-rows-spanned="1">
            <text:p>Att<text:span text:style-name="T1">i</text:span></text:p>
          </table:table-cell>
          <table:covered-table-cell table:style-name="ce62"/>
          <table:table-cell table:style-name="ce19"/>
          <table:table-cell table:style-name="ce72" office:value-type="string" calcext:value-type="string">
            <text:p>State<text:span text:style-name="T1">1</text:span>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table:number-matrix-columns-spanned="2" table:number-matrix-rows-spanned="3" table:formula="of:=[.$A$4:.$B$6]" office:value-type="float" office:value="-0.4" calcext:value-type="float">
            <text:p>-0.4</text:p>
          </table:table-cell>
          <table:table-cell table:style-name="ce20" office:value-type="float" office:value="0.7" calcext:value-type="float">
            <text:p>0.7</text:p>
          </table:table-cell>
          <table:table-cell table:style-name="ce23" table:number-matrix-columns-spanned="2" table:number-matrix-rows-spanned="1" table:formula="of:=TRANSPOSE([.C23:.C24])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 table:style-name="ce19"/>
          <table:table-cell table:style-name="ce42" table:number-matrix-columns-spanned="2" table:number-matrix-rows-spanned="3" table:formula="of:=TANH(TRANSPOSE(MMULT([.$F$5:.$I$6];TRANSPOSE([.A14:.D16]))+[.$F$8:.$F$9]))" office:value-type="float" office:value="0.43008421140198" calcext:value-type="float">
            <text:p>0.430084</text:p>
          </table:table-cell>
          <table:table-cell table:style-name="ce34" office:value-type="float" office:value="-0.500520211190235" calcext:value-type="float">
            <text:p>-0.500520</text:p>
          </table:table-cell>
          <table:table-cell table:style-name="ce19"/>
          <table:table-cell table:style-name="ce57" table:number-matrix-columns-spanned="1" table:number-matrix-rows-spanned="3" table:formula="of:=MMULT([.F14:.G16];[.$D$4:.$D$5])" office:value-type="float" office:value="0.121234842174524" calcext:value-type="float">
            <text:p>0.121235</text:p>
          </table:table-cell>
          <table:table-cell table:style-name="ce61"/>
          <table:table-cell table:style-name="ce68" table:number-matrix-columns-spanned="1" table:number-matrix-rows-spanned="3" table:formula="of:=[.I18:.I20]/SUM([.I18:.I20])" office:value-type="float" office:value="0.335668954411269" calcext:value-type="float">
            <text:p>0.335669</text:p>
          </table:table-cell>
          <table:table-cell table:style-name="ce19"/>
          <table:table-cell table:style-name="ce42" table:number-matrix-columns-spanned="2" table:number-matrix-rows-spanned="3" table:formula="of:=[.$A$4:.$B$6]*[.K14:.K16]" office:value-type="float" office:value="-0.134267581764508" calcext:value-type="float">
            <text:p>-0.134268</text:p>
          </table:table-cell>
          <table:table-cell table:style-name="ce34" office:value-type="float" office:value="0.234968268087888" calcext:value-type="float">
            <text:p>0.234968</text:p>
          </table:table-cell>
          <table:table-cell table:style-name="ce19"/>
          <table:table-cell table:style-name="ce68" table:formula="of:=SUM([.M14:.M16])" office:value-type="float" office:value="-0.207520499995404" calcext:value-type="float">
            <text:p>-0.20752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20" office:value-type="float" office:value="0.7" calcext:value-type="float">
            <text:p>0.7</text:p>
          </table:table-cell>
          <table:table-cell table:style-name="ce24" table:number-matrix-columns-spanned="2" table:number-matrix-rows-spanned="1" table:formula="of:=TRANSPOSE([.C23:.C24])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 table:style-name="ce19"/>
          <table:table-cell table:style-name="ce42" office:value-type="float" office:value="0.405321308689463" calcext:value-type="float">
            <text:p>0.405321</text:p>
          </table:table-cell>
          <table:table-cell table:style-name="ce34" office:value-type="float" office:value="-0.51535927800741" calcext:value-type="float">
            <text:p>-0.515359</text:p>
          </table:table-cell>
          <table:table-cell table:style-name="ce19"/>
          <table:table-cell table:style-name="ce58" office:value-type="float" office:value="0.136083246396866" calcext:value-type="float">
            <text:p>0.136083</text:p>
          </table:table-cell>
          <table:table-cell table:style-name="ce61"/>
          <table:table-cell table:style-name="ce58" office:value-type="float" office:value="0.340690289884395" calcext:value-type="float">
            <text:p>0.340690</text:p>
          </table:table-cell>
          <table:table-cell table:style-name="ce19"/>
          <table:table-cell table:style-name="ce42" office:value-type="float" office:value="-0.170345144942197" calcext:value-type="float">
            <text:p>-0.170345</text:p>
          </table:table-cell>
          <table:table-cell table:style-name="ce34" office:value-type="float" office:value="0.238483202919076" calcext:value-type="float">
            <text:p>0.238483</text:p>
          </table:table-cell>
          <table:table-cell table:style-name="ce19"/>
          <table:table-cell table:style-name="ce59" table:formula="of:=SUM([.N14:.N16])" office:value-type="float" office:value="0.311631093154796" calcext:value-type="float">
            <text:p>0.31163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4" table:number-matrix-columns-spanned="2" table:number-matrix-rows-spanned="1" table:formula="of:=TRANSPOSE([.C23:.C24])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 table:style-name="ce19"/>
          <table:table-cell table:style-name="ce42" office:value-type="float" office:value="0.187746205868285" calcext:value-type="float">
            <text:p>0.187746</text:p>
          </table:table-cell>
          <table:table-cell table:style-name="ce34" office:value-type="float" office:value="-0.282134812669634" calcext:value-type="float">
            <text:p>-0.282135</text:p>
          </table:table-cell>
          <table:table-cell table:style-name="ce19"/>
          <table:table-cell table:style-name="ce59" office:value-type="float" office:value="0.0847435445743314" calcext:value-type="float">
            <text:p>0.084744</text:p>
          </table:table-cell>
          <table:table-cell table:style-name="ce62"/>
          <table:table-cell table:style-name="ce59" office:value-type="float" office:value="0.323640755704336" calcext:value-type="float">
            <text:p>0.323641</text:p>
          </table:table-cell>
          <table:table-cell table:style-name="ce19"/>
          <table:table-cell table:style-name="ce42" office:value-type="float" office:value="0.0970922267113009" calcext:value-type="float">
            <text:p>0.097092</text:p>
          </table:table-cell>
          <table:table-cell table:style-name="ce34" office:value-type="float" office:value="-0.161820377852168" calcext:value-type="float">
            <text:p>-0.161820</text:p>
          </table:table-cell>
          <table:table-cell table:style-name="ce19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19"/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6"/>
          <table:table-cell table:style-name="ce8"/>
          <table:table-cell table:style-name="ce25" office:value-type="string" calcext:value-type="string">
            <text:p>RNN</text:p>
          </table:table-cell>
          <table:table-cell table:number-columns-repeated="5"/>
          <table:table-cell table:style-name="ce60" table:number-matrix-columns-spanned="1" table:number-matrix-rows-spanned="3" table:formula="of:=EXP([.I14:.I16])" office:value-type="float" office:value="1.12888999222073" calcext:value-type="float">
            <text:p>1.128890</text:p>
          </table:table-cell>
          <table:table-cell table:number-columns-repeated="4"/>
          <table:table-cell table:style-name="ce76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7"/>
          <table:table-cell table:style-name="ce8" table:number-columns-repeated="2"/>
          <table:table-cell table:number-columns-repeated="5"/>
          <table:table-cell table:style-name="ce60" office:value-type="float" office:value="1.14577727145433" calcext:value-type="float">
            <text:p>1.145777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7"/>
          <table:table-cell table:style-name="ce8" table:number-columns-repeated="2"/>
          <table:table-cell table:number-columns-repeated="5"/>
          <table:table-cell table:style-name="ce60" office:value-type="float" office:value="1.08843789509869" calcext:value-type="float">
            <text:p>1.088438</text:p>
          </table:table-cell>
          <table:table-cell table:number-columns-repeated="4"/>
          <table:table-cell table:style-name="ce7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8" table:number-columns-repeated="2"/>
          <table:table-cell table:style-name="ce9"/>
          <table:table-cell table:number-columns-repeated="10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9"/>
          <table:table-cell table:style-name="ce8"/>
          <table:table-cell table:style-name="ce26" office:value-type="string" calcext:value-type="string">
            <text:p>Rec context</text:p>
          </table:table-cell>
          <table:table-cell table:number-columns-repeated="2"/>
          <table:table-cell table:style-name="ce43" office:value-type="string" calcext:value-type="string">
            <text:p>Final Input</text:p>
          </table:table-cell>
          <table:table-cell table:style-name="ce50" office:value-type="string" calcext:value-type="string">
            <text:p>Output<text:span text:style-name="T1">1</text:span></text:p>
          </table:table-cell>
          <table:table-cell table:number-columns-repeated="6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/>
          <table:table-cell table:style-name="ce8"/>
          <table:table-cell table:style-name="ce27" office:value-type="float" office:value="0" calcext:value-type="float">
            <text:p>0.0</text:p>
          </table:table-cell>
          <table:table-cell table:number-columns-repeated="2"/>
          <table:table-cell table:style-name="ce44" table:number-matrix-columns-spanned="1" table:number-matrix-rows-spanned="2" table:formula="of:=[.P14:.P15]" office:value-type="float" office:value="-0.207520499995404" calcext:value-type="float">
            <text:p>-0.207520</text:p>
          </table:table-cell>
          <table:table-cell table:style-name="ce51" table:number-matrix-columns-spanned="1" table:number-matrix-rows-spanned="2" table:formula="of:=TANH(MMULT([.$P$5:.$S$6];[.F23:.F26])+[.$P$8:.$P$9])" office:value-type="float" office:value="-0.295799677482183" calcext:value-type="float">
            <text:p>-0.295800</text:p>
          </table:table-cell>
          <table:table-cell table:number-columns-repeated="6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/>
          <table:table-cell table:style-name="ce8"/>
          <table:table-cell table:style-name="ce28" office:value-type="float" office:value="0" calcext:value-type="float">
            <text:p>0.0</text:p>
          </table:table-cell>
          <table:table-cell table:number-columns-repeated="2"/>
          <table:table-cell table:style-name="ce45" office:value-type="float" office:value="0.311631093154796" calcext:value-type="float">
            <text:p>0.311631</text:p>
          </table:table-cell>
          <table:table-cell table:style-name="ce52" office:value-type="float" office:value="-0.745374972240853" calcext:value-type="float">
            <text:p>-0.745375</text:p>
          </table:table-cell>
          <table:table-cell table:number-columns-repeated="6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/>
          <table:table-cell table:style-name="ce8" table:number-columns-repeated="2"/>
          <table:table-cell table:number-columns-repeated="2"/>
          <table:table-cell table:style-name="ce45" table:number-matrix-columns-spanned="1" table:number-matrix-rows-spanned="2" table:formula="of:=[.C23:.C24]" office:value-type="float" office:value="0" calcext:value-type="float">
            <text:p>0.000000</text:p>
          </table:table-cell>
          <table:table-cell table:style-name="ce53"/>
          <table:table-cell table:number-columns-repeated="6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/>
          <table:table-cell table:style-name="ce8" table:number-columns-repeated="2"/>
          <table:table-cell table:number-columns-repeated="2"/>
          <table:table-cell table:style-name="ce46" office:value-type="float" office:value="0" calcext:value-type="float">
            <text:p>0.000000</text:p>
          </table:table-cell>
          <table:table-cell table:style-name="ce53"/>
          <table:table-cell table:number-columns-repeated="6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15"/>
          <table:table-cell table:style-name="ce77"/>
          <table:table-cell table:style-name="ce88"/>
          <table:table-cell table:style-name="ce18" table:number-columns-repeated="2"/>
          <table:table-cell/>
        </table:table-row>
        <table:table-row table:style-name="ro1">
          <table:table-cell table:style-name="ce4" office:value-type="string" calcext:value-type="string" table:number-columns-spanned="16" table:number-rows-spanned="1">
            <text:p>STEP 2</text:p>
          </table:table-cell>
          <table:covered-table-cell table:number-columns-repeated="15" table:style-name="ce17"/>
          <table:table-cell table:style-name="ce17" table:number-columns-repeated="3"/>
          <table:table-cell/>
        </table:table-row>
        <table:table-row table:style-name="ro1">
          <table:table-cell table:style-name="ce5"/>
          <table:table-cell table:style-name="ce18" table:number-columns-repeated="18"/>
          <table:table-cell/>
        </table:table-row>
        <table:table-row table:style-name="ro2">
          <table:table-cell table:style-name="ce2" office:value-type="string" calcext:value-type="string" table:number-columns-spanned="4" table:number-rows-spanned="1">
            <text:p>Attention sequence</text:p>
          </table:table-cell>
          <table:covered-table-cell table:number-columns-repeated="3" table:style-name="ce19"/>
          <table:table-cell table:style-name="ce19"/>
          <table:table-cell table:style-name="ce2" office:value-type="string" calcext:value-type="string" table:number-columns-spanned="2" table:number-rows-spanned="1">
            <text:p>Attention matrix</text:p>
          </table:table-cell>
          <table:covered-table-cell table:style-name="ce15"/>
          <table:table-cell table:style-name="ce19"/>
          <table:table-cell table:style-name="ce15" office:value-type="string" calcext:value-type="string">
            <text:p>Att context</text:p>
          </table:table-cell>
          <table:table-cell table:style-name="ce15"/>
          <table:table-cell table:style-name="ce15" office:value-type="string" calcext:value-type="string">
            <text:p>Import. score</text:p>
          </table:table-cell>
          <table:table-cell table:style-name="ce19"/>
          <table:table-cell table:style-name="ce72" office:value-type="string" calcext:value-type="string" table:number-columns-spanned="2" table:number-rows-spanned="1">
            <text:p>Att<text:span text:style-name="T1">i</text:span></text:p>
          </table:table-cell>
          <table:covered-table-cell table:style-name="ce62"/>
          <table:table-cell table:style-name="ce19"/>
          <table:table-cell table:style-name="ce72" office:value-type="string" calcext:value-type="string">
            <text:p>State<text:span text:style-name="T1">2</text:span>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table:number-matrix-columns-spanned="2" table:number-matrix-rows-spanned="3" table:formula="of:=[.$A$4:.$B$6]" office:value-type="float" office:value="-0.4" calcext:value-type="float">
            <text:p>-0.4</text:p>
          </table:table-cell>
          <table:table-cell table:style-name="ce20" office:value-type="float" office:value="0.7" calcext:value-type="float">
            <text:p>0.7</text:p>
          </table:table-cell>
          <table:table-cell table:style-name="ce23" table:number-matrix-columns-spanned="2" table:number-matrix-rows-spanned="1" table:formula="of:=TRANSPOSE([.C40:.C41])" office:value-type="float" office:value="-0.242652428183893" calcext:value-type="float">
            <text:p>-0.242652</text:p>
          </table:table-cell>
          <table:table-cell table:style-name="ce34" office:value-type="float" office:value="0.671510648857443" calcext:value-type="float">
            <text:p>0.671511</text:p>
          </table:table-cell>
          <table:table-cell table:style-name="ce19"/>
          <table:table-cell table:style-name="ce42" table:number-matrix-columns-spanned="2" table:number-matrix-rows-spanned="3" table:formula="of:=TANH(TRANSPOSE(MMULT([.$F$5:.$I$6];TRANSPOSE([.A31:.D33]))+[.$F$8:.$F$9]))" office:value-type="float" office:value="-0.136177075290442" calcext:value-type="float">
            <text:p>-0.136177</text:p>
          </table:table-cell>
          <table:table-cell table:style-name="ce34" office:value-type="float" office:value="0.327386182385747" calcext:value-type="float">
            <text:p>0.327386</text:p>
          </table:table-cell>
          <table:table-cell table:style-name="ce19"/>
          <table:table-cell table:style-name="ce57" table:number-matrix-columns-spanned="1" table:number-matrix-rows-spanned="3" table:formula="of:=MMULT([.F31:.G33];[.$D$4:.$D$5])" office:value-type="float" office:value="-0.122839968605741" calcext:value-type="float">
            <text:p>-0.122840</text:p>
          </table:table-cell>
          <table:table-cell table:style-name="ce61"/>
          <table:table-cell table:style-name="ce68" table:number-matrix-columns-spanned="1" table:number-matrix-rows-spanned="3" table:formula="of:=[.I35:.I37]/SUM([.I35:.I37])" office:value-type="float" office:value="0.334614190596963" calcext:value-type="float">
            <text:p>0.334614</text:p>
          </table:table-cell>
          <table:table-cell table:style-name="ce19"/>
          <table:table-cell table:style-name="ce42" table:number-matrix-columns-spanned="2" table:number-matrix-rows-spanned="3" table:formula="of:=[.$A$4:.$B$6]*[.K31:.K33]" office:value-type="float" office:value="-0.133845676238785" calcext:value-type="float">
            <text:p>-0.133846</text:p>
          </table:table-cell>
          <table:table-cell table:style-name="ce34" office:value-type="float" office:value="0.234229933417874" calcext:value-type="float">
            <text:p>0.234230</text:p>
          </table:table-cell>
          <table:table-cell table:style-name="ce19"/>
          <table:table-cell table:style-name="ce68" table:formula="of:=SUM([.M31:.M33])" office:value-type="float" office:value="-0.20672349975557" calcext:value-type="float">
            <text:p>-0.20672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20" office:value-type="float" office:value="0.7" calcext:value-type="float">
            <text:p>0.7</text:p>
          </table:table-cell>
          <table:table-cell table:style-name="ce24" table:number-matrix-columns-spanned="2" table:number-matrix-rows-spanned="1" table:formula="of:=TRANSPOSE([.C40:.C41])" office:value-type="float" office:value="-0.242652428183893" calcext:value-type="float">
            <text:p>-0.242652</text:p>
          </table:table-cell>
          <table:table-cell table:style-name="ce34" office:value-type="float" office:value="0.671510648857443" calcext:value-type="float">
            <text:p>0.671511</text:p>
          </table:table-cell>
          <table:table-cell table:style-name="ce19"/>
          <table:table-cell table:style-name="ce42" office:value-type="float" office:value="-0.165492193993615" calcext:value-type="float">
            <text:p>-0.165492</text:p>
          </table:table-cell>
          <table:table-cell table:style-name="ce34" office:value-type="float" office:value="0.309414539437733" calcext:value-type="float">
            <text:p>0.309415</text:p>
          </table:table-cell>
          <table:table-cell table:style-name="ce19"/>
          <table:table-cell table:style-name="ce58" office:value-type="float" office:value="-0.105059611520782" calcext:value-type="float">
            <text:p>-0.105060</text:p>
          </table:table-cell>
          <table:table-cell table:style-name="ce61"/>
          <table:table-cell table:style-name="ce58" office:value-type="float" office:value="0.34061695792212" calcext:value-type="float">
            <text:p>0.340617</text:p>
          </table:table-cell>
          <table:table-cell table:style-name="ce19"/>
          <table:table-cell table:style-name="ce42" office:value-type="float" office:value="-0.17030847896106" calcext:value-type="float">
            <text:p>-0.170308</text:p>
          </table:table-cell>
          <table:table-cell table:style-name="ce34" office:value-type="float" office:value="0.238431870545484" calcext:value-type="float">
            <text:p>0.238432</text:p>
          </table:table-cell>
          <table:table-cell table:style-name="ce19"/>
          <table:table-cell table:style-name="ce59" table:formula="of:=SUM([.N31:.N33])" office:value-type="float" office:value="0.310277378222899" calcext:value-type="float">
            <text:p>0.310277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4" table:number-matrix-columns-spanned="2" table:number-matrix-rows-spanned="1" table:formula="of:=TRANSPOSE([.C40:.C41])" office:value-type="float" office:value="-0.242652428183893" calcext:value-type="float">
            <text:p>-0.242652</text:p>
          </table:table-cell>
          <table:table-cell table:style-name="ce34" office:value-type="float" office:value="0.671510648857443" calcext:value-type="float">
            <text:p>0.671511</text:p>
          </table:table-cell>
          <table:table-cell table:style-name="ce19"/>
          <table:table-cell table:style-name="ce42" office:value-type="float" office:value="-0.385946560810864" calcext:value-type="float">
            <text:p>-0.385947</text:p>
          </table:table-cell>
          <table:table-cell table:style-name="ce34" office:value-type="float" office:value="0.536976864114172" calcext:value-type="float">
            <text:p>0.536977</text:p>
          </table:table-cell>
          <table:table-cell table:style-name="ce19"/>
          <table:table-cell table:style-name="ce59" office:value-type="float" office:value="-0.152704463813827" calcext:value-type="float">
            <text:p>-0.152704</text:p>
          </table:table-cell>
          <table:table-cell table:style-name="ce62"/>
          <table:table-cell table:style-name="ce59" office:value-type="float" office:value="0.324768851480917" calcext:value-type="float">
            <text:p>0.324769</text:p>
          </table:table-cell>
          <table:table-cell table:style-name="ce19"/>
          <table:table-cell table:style-name="ce42" office:value-type="float" office:value="0.0974306554442752" calcext:value-type="float">
            <text:p>0.097431</text:p>
          </table:table-cell>
          <table:table-cell table:style-name="ce34" office:value-type="float" office:value="-0.162384425740459" calcext:value-type="float">
            <text:p>-0.162384</text:p>
          </table:table-cell>
          <table:table-cell table:style-name="ce19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19"/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Label</text:p>
          </table:table-cell>
          <table:table-cell table:style-name="ce8"/>
          <table:table-cell table:style-name="ce25" office:value-type="string" calcext:value-type="string">
            <text:p>RNN</text:p>
          </table:table-cell>
          <table:table-cell table:number-columns-repeated="5"/>
          <table:table-cell table:style-name="ce60" table:number-matrix-columns-spanned="1" table:number-matrix-rows-spanned="3" table:formula="of:=EXP([.I31:.I33])" office:value-type="float" office:value="0.884405183831254" calcext:value-type="float">
            <text:p>0.884405</text:p>
          </table:table-cell>
          <table:table-cell table:number-columns-repeated="4"/>
          <table:table-cell table:style-name="ce76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8" table:number-columns-repeated="2"/>
          <table:table-cell table:number-columns-repeated="5"/>
          <table:table-cell table:style-name="ce60" office:value-type="float" office:value="0.900270854471911" calcext:value-type="float">
            <text:p>0.900271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11" office:value-type="float" office:value="-0.6" calcext:value-type="float">
            <text:p>-0.6</text:p>
          </table:table-cell>
          <table:table-cell table:style-name="ce8" table:number-columns-repeated="2"/>
          <table:table-cell table:number-columns-repeated="5"/>
          <table:table-cell table:style-name="ce60" office:value-type="float" office:value="0.858383367675539" calcext:value-type="float">
            <text:p>0.858383</text:p>
          </table:table-cell>
          <table:table-cell table:number-columns-repeated="4"/>
          <table:table-cell table:style-name="ce7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8" table:number-columns-repeated="3"/>
          <table:table-cell table:number-columns-repeated="10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9" office:value-type="string" calcext:value-type="string">
            <text:p>Rec Input</text:p>
          </table:table-cell>
          <table:table-cell table:style-name="ce8"/>
          <table:table-cell table:style-name="ce26" office:value-type="string" calcext:value-type="string">
            <text:p>Rec context</text:p>
          </table:table-cell>
          <table:table-cell table:number-columns-repeated="2"/>
          <table:table-cell table:style-name="ce43" office:value-type="string" calcext:value-type="string">
            <text:p>Final Input</text:p>
          </table:table-cell>
          <table:table-cell table:style-name="ce50" office:value-type="string" calcext:value-type="string">
            <text:p>Output<text:span text:style-name="T1">2</text:span></text:p>
          </table:table-cell>
          <table:table-cell table:number-columns-repeated="6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2" table:number-matrix-columns-spanned="1" table:number-matrix-rows-spanned="2" table:formula="of:=[.P14:.P15]" office:value-type="float" office:value="-0.207520499995404" calcext:value-type="float">
            <text:p>-0.20752</text:p>
          </table:table-cell>
          <table:table-cell table:style-name="ce8"/>
          <table:table-cell table:style-name="ce29" table:number-matrix-columns-spanned="1" table:number-matrix-rows-spanned="2" table:formula="of:=TANH(MMULT([.$K$5:.$N$6];[.A40:.A43])+MMULT([.$M$8:.$N$9];[.C23:.C24])+[.$K$8:.$K$9])" office:value-type="float" office:value="-0.242652428183893" calcext:value-type="float">
            <text:p>-0.242652</text:p>
          </table:table-cell>
          <table:table-cell table:number-columns-repeated="2"/>
          <table:table-cell table:style-name="ce44" table:number-matrix-columns-spanned="1" table:number-matrix-rows-spanned="2" table:formula="of:=[.P31:.P32]" office:value-type="float" office:value="-0.20672349975557" calcext:value-type="float">
            <text:p>-0.206723</text:p>
          </table:table-cell>
          <table:table-cell table:style-name="ce51" table:number-matrix-columns-spanned="1" table:number-matrix-rows-spanned="2" table:formula="of:=TANH(MMULT([.$P$5:.$S$6];[.F40:.F43])+[.$P$8:.$P$9])" office:value-type="float" office:value="0.346036533759201" calcext:value-type="float">
            <text:p>0.346037</text:p>
          </table:table-cell>
          <table:table-cell table:number-columns-repeated="8"/>
          <table:table-cell table:style-name="ce7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float" office:value="0.311631093154796" calcext:value-type="float">
            <text:p>0.31163</text:p>
          </table:table-cell>
          <table:table-cell table:style-name="ce8"/>
          <table:table-cell table:style-name="ce30" office:value-type="float" office:value="0.671510648857443" calcext:value-type="float">
            <text:p>0.671511</text:p>
          </table:table-cell>
          <table:table-cell table:number-columns-repeated="2"/>
          <table:table-cell table:style-name="ce45" office:value-type="float" office:value="0.310277378222899" calcext:value-type="float">
            <text:p>0.310277</text:p>
          </table:table-cell>
          <table:table-cell table:style-name="ce52" office:value-type="float" office:value="-0.796550593195046" calcext:value-type="float">
            <text:p>-0.796551</text:p>
          </table:table-cell>
          <table:table-cell table:number-columns-repeated="8"/>
          <table:table-cell table:style-name="ce7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table:number-matrix-columns-spanned="1" table:number-matrix-rows-spanned="2" table:formula="of:=[.A36:.A37]" office:value-type="float" office:value="0.6" calcext:value-type="float">
            <text:p>0.6</text:p>
          </table:table-cell>
          <table:table-cell table:style-name="ce8" table:number-columns-repeated="2"/>
          <table:table-cell table:number-columns-repeated="2"/>
          <table:table-cell table:style-name="ce45" table:number-matrix-columns-spanned="1" table:number-matrix-rows-spanned="2" table:formula="of:=[.C40:.C41]" office:value-type="float" office:value="-0.242652428183893" calcext:value-type="float">
            <text:p>-0.242652</text:p>
          </table:table-cell>
          <table:table-cell table:style-name="ce53"/>
          <table:table-cell table:number-columns-repeated="8"/>
          <table:table-cell table:style-name="ce77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1" office:value-type="float" office:value="-0.6" calcext:value-type="float">
            <text:p>-0.6</text:p>
          </table:table-cell>
          <table:table-cell table:style-name="ce8" table:number-columns-repeated="2"/>
          <table:table-cell table:number-columns-repeated="2"/>
          <table:table-cell table:style-name="ce46" office:value-type="float" office:value="0.671510648857443" calcext:value-type="float">
            <text:p>0.671511</text:p>
          </table:table-cell>
          <table:table-cell table:style-name="ce53"/>
          <table:table-cell table:number-columns-repeated="8"/>
          <table:table-cell table:style-name="ce77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style-name="ce4" office:value-type="string" calcext:value-type="string" table:number-columns-spanned="16" table:number-rows-spanned="1">
            <text:p>STEP 3</text:p>
          </table:table-cell>
          <table:covered-table-cell table:number-columns-repeated="15" table:style-name="ce17"/>
          <table:table-cell table:style-name="ce17" table:number-columns-repeated="3"/>
          <table:table-cell/>
        </table:table-row>
        <table:table-row table:style-name="ro1">
          <table:table-cell table:style-name="ce5"/>
          <table:table-cell table:style-name="ce18" table:number-columns-repeated="18"/>
          <table:table-cell/>
        </table:table-row>
        <table:table-row table:style-name="ro2">
          <table:table-cell table:style-name="ce2" office:value-type="string" calcext:value-type="string" table:number-columns-spanned="4" table:number-rows-spanned="1">
            <text:p>Attention sequence</text:p>
          </table:table-cell>
          <table:covered-table-cell table:number-columns-repeated="3" table:style-name="ce19"/>
          <table:table-cell table:style-name="ce19"/>
          <table:table-cell table:style-name="ce2" office:value-type="string" calcext:value-type="string" table:number-columns-spanned="2" table:number-rows-spanned="1">
            <text:p>Attention matrix</text:p>
          </table:table-cell>
          <table:covered-table-cell table:style-name="ce15"/>
          <table:table-cell table:style-name="ce19"/>
          <table:table-cell table:style-name="ce15" office:value-type="string" calcext:value-type="string">
            <text:p>Att context</text:p>
          </table:table-cell>
          <table:table-cell table:style-name="ce15"/>
          <table:table-cell table:style-name="ce15" office:value-type="string" calcext:value-type="string">
            <text:p>Import. score</text:p>
          </table:table-cell>
          <table:table-cell table:style-name="ce19"/>
          <table:table-cell table:style-name="ce72" office:value-type="string" calcext:value-type="string" table:number-columns-spanned="2" table:number-rows-spanned="1">
            <text:p>Att<text:span text:style-name="T1">i</text:span></text:p>
          </table:table-cell>
          <table:covered-table-cell table:style-name="ce62"/>
          <table:table-cell table:style-name="ce19"/>
          <table:table-cell table:style-name="ce72" office:value-type="string" calcext:value-type="string">
            <text:p>State<text:span text:style-name="T1">3</text:span>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table:number-matrix-columns-spanned="2" table:number-matrix-rows-spanned="3" table:formula="of:=[.$A$4:.$B$6]" office:value-type="float" office:value="-0.4" calcext:value-type="float">
            <text:p>-0.4</text:p>
          </table:table-cell>
          <table:table-cell table:style-name="ce20" office:value-type="float" office:value="0.7" calcext:value-type="float">
            <text:p>0.7</text:p>
          </table:table-cell>
          <table:table-cell table:style-name="ce23" table:number-matrix-columns-spanned="2" table:number-matrix-rows-spanned="1" table:formula="of:=TRANSPOSE([.C57:.C58])" office:value-type="float" office:value="0.958055728981016" calcext:value-type="float">
            <text:p>0.958056</text:p>
          </table:table-cell>
          <table:table-cell table:style-name="ce34" office:value-type="float" office:value="-0.74419070278289" calcext:value-type="float">
            <text:p>-0.744191</text:p>
          </table:table-cell>
          <table:table-cell table:style-name="ce19"/>
          <table:table-cell table:style-name="ce42" table:number-matrix-columns-spanned="2" table:number-matrix-rows-spanned="3" table:formula="of:=TANH(TRANSPOSE(MMULT([.$F$5:.$I$6];TRANSPOSE([.A48:.D50]))+[.$F$8:.$F$9]))" office:value-type="float" office:value="0.931941822423661" calcext:value-type="float">
            <text:p>0.931942</text:p>
          </table:table-cell>
          <table:table-cell table:style-name="ce34" office:value-type="float" office:value="-0.973564315934382" calcext:value-type="float">
            <text:p>-0.973564</text:p>
          </table:table-cell>
          <table:table-cell table:style-name="ce19"/>
          <table:table-cell table:style-name="ce57" table:number-matrix-columns-spanned="1" table:number-matrix-rows-spanned="3" table:formula="of:=MMULT([.F48:.G50];[.$D$4:.$D$5])" office:value-type="float" office:value="0.207199611240093" calcext:value-type="float">
            <text:p>0.207200</text:p>
          </table:table-cell>
          <table:table-cell table:style-name="ce61"/>
          <table:table-cell table:style-name="ce68" table:number-matrix-columns-spanned="1" table:number-matrix-rows-spanned="3" table:formula="of:=[.I52:.I54]/SUM([.I52:.I54])" office:value-type="float" office:value="0.332589225345934" calcext:value-type="float">
            <text:p>0.332589</text:p>
          </table:table-cell>
          <table:table-cell table:style-name="ce19"/>
          <table:table-cell table:style-name="ce42" table:number-matrix-columns-spanned="2" table:number-matrix-rows-spanned="3" table:formula="of:=[.$A$4:.$B$6]*[.K48:.K50]" office:value-type="float" office:value="-0.133035690138373" calcext:value-type="float">
            <text:p>-0.133036</text:p>
          </table:table-cell>
          <table:table-cell table:style-name="ce34" office:value-type="float" office:value="0.232812457742154" calcext:value-type="float">
            <text:p>0.232812</text:p>
          </table:table-cell>
          <table:table-cell table:style-name="ce19"/>
          <table:table-cell table:style-name="ce68" table:formula="of:=SUM([.M48:.M50])" office:value-type="float" office:value="-0.199344197222886" calcext:value-type="float">
            <text:p>-0.19934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20" office:value-type="float" office:value="0.7" calcext:value-type="float">
            <text:p>0.7</text:p>
          </table:table-cell>
          <table:table-cell table:style-name="ce24" table:number-matrix-columns-spanned="2" table:number-matrix-rows-spanned="1" table:formula="of:=TRANSPOSE([.C57:.C58])" office:value-type="float" office:value="0.958055728981016" calcext:value-type="float">
            <text:p>0.958056</text:p>
          </table:table-cell>
          <table:table-cell table:style-name="ce34" office:value-type="float" office:value="-0.74419070278289" calcext:value-type="float">
            <text:p>-0.744191</text:p>
          </table:table-cell>
          <table:table-cell table:style-name="ce19"/>
          <table:table-cell table:style-name="ce42" office:value-type="float" office:value="0.927885086938939" calcext:value-type="float">
            <text:p>0.927885</text:p>
          </table:table-cell>
          <table:table-cell table:style-name="ce34" office:value-type="float" office:value="-0.974587703273269" calcext:value-type="float">
            <text:p>-0.974588</text:p>
          </table:table-cell>
          <table:table-cell table:style-name="ce19"/>
          <table:table-cell table:style-name="ce58" office:value-type="float" office:value="0.208928325554953" calcext:value-type="float">
            <text:p>0.208928</text:p>
          </table:table-cell>
          <table:table-cell table:style-name="ce61"/>
          <table:table-cell table:style-name="ce58" office:value-type="float" office:value="0.333164674350915" calcext:value-type="float">
            <text:p>0.333165</text:p>
          </table:table-cell>
          <table:table-cell table:style-name="ce19"/>
          <table:table-cell table:style-name="ce42" office:value-type="float" office:value="-0.166582337175458" calcext:value-type="float">
            <text:p>-0.166582</text:p>
          </table:table-cell>
          <table:table-cell table:style-name="ce34" office:value-type="float" office:value="0.233215272045641" calcext:value-type="float">
            <text:p>0.233215</text:p>
          </table:table-cell>
          <table:table-cell table:style-name="ce19"/>
          <table:table-cell table:style-name="ce59" table:formula="of:=SUM([.N48:.N50])" office:value-type="float" office:value="0.298904679636218" calcext:value-type="float">
            <text:p>0.29890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4" table:number-matrix-columns-spanned="2" table:number-matrix-rows-spanned="1" table:formula="of:=TRANSPOSE([.C57:.C58])" office:value-type="float" office:value="0.958055728981016" calcext:value-type="float">
            <text:p>0.958056</text:p>
          </table:table-cell>
          <table:table-cell table:style-name="ce34" office:value-type="float" office:value="-0.74419070278289" calcext:value-type="float">
            <text:p>-0.744191</text:p>
          </table:table-cell>
          <table:table-cell table:style-name="ce19"/>
          <table:table-cell table:style-name="ce42" office:value-type="float" office:value="0.885989571310688" calcext:value-type="float">
            <text:p>0.885990</text:p>
          </table:table-cell>
          <table:table-cell table:style-name="ce34" office:value-type="float" office:value="-0.955931721077262" calcext:value-type="float">
            <text:p>-0.955932</text:p>
          </table:table-cell>
          <table:table-cell table:style-name="ce19"/>
          <table:table-cell table:style-name="ce59" office:value-type="float" office:value="0.212168989145424" calcext:value-type="float">
            <text:p>0.212169</text:p>
          </table:table-cell>
          <table:table-cell table:style-name="ce62"/>
          <table:table-cell table:style-name="ce59" office:value-type="float" office:value="0.334246100303151" calcext:value-type="float">
            <text:p>0.334246</text:p>
          </table:table-cell>
          <table:table-cell table:style-name="ce19"/>
          <table:table-cell table:style-name="ce42" office:value-type="float" office:value="0.100273830090945" calcext:value-type="float">
            <text:p>0.100274</text:p>
          </table:table-cell>
          <table:table-cell table:style-name="ce34" office:value-type="float" office:value="-0.167123050151576" calcext:value-type="float">
            <text:p>-0.167123</text:p>
          </table:table-cell>
          <table:table-cell table:style-name="ce19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19"/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Label</text:p>
          </table:table-cell>
          <table:table-cell table:style-name="ce8"/>
          <table:table-cell table:style-name="ce25" office:value-type="string" calcext:value-type="string">
            <text:p>RNN</text:p>
          </table:table-cell>
          <table:table-cell table:number-columns-repeated="5"/>
          <table:table-cell table:style-name="ce60" table:number-matrix-columns-spanned="1" table:number-matrix-rows-spanned="3" table:formula="of:=EXP([.I48:.I50])" office:value-type="float" office:value="1.23022811463294" calcext:value-type="float">
            <text:p>1.230228</text:p>
          </table:table-cell>
          <table:table-cell table:number-columns-repeated="4"/>
          <table:table-cell table:style-name="ce76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8" table:number-columns-repeated="2"/>
          <table:table-cell table:number-columns-repeated="5"/>
          <table:table-cell table:style-name="ce60" office:value-type="float" office:value="1.23235666688453" calcext:value-type="float">
            <text:p>1.232357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11" office:value-type="float" office:value="0.8" calcext:value-type="float">
            <text:p>0.8</text:p>
          </table:table-cell>
          <table:table-cell table:style-name="ce8" table:number-columns-repeated="2"/>
          <table:table-cell table:number-columns-repeated="5"/>
          <table:table-cell table:style-name="ce60" office:value-type="float" office:value="1.23635679830476" calcext:value-type="float">
            <text:p>1.236357</text:p>
          </table:table-cell>
          <table:table-cell table:number-columns-repeated="4"/>
          <table:table-cell table:style-name="ce7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8" table:number-columns-repeated="3"/>
          <table:table-cell table:number-columns-repeated="10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9" office:value-type="string" calcext:value-type="string">
            <text:p>Rec Input</text:p>
          </table:table-cell>
          <table:table-cell table:style-name="ce21"/>
          <table:table-cell table:style-name="ce26" office:value-type="string" calcext:value-type="string">
            <text:p>Rec context</text:p>
          </table:table-cell>
          <table:table-cell table:number-columns-repeated="2"/>
          <table:table-cell table:style-name="ce43" office:value-type="string" calcext:value-type="string">
            <text:p>Final Input</text:p>
          </table:table-cell>
          <table:table-cell table:style-name="ce50" office:value-type="string" calcext:value-type="string">
            <text:p>Output<text:span text:style-name="T1">3</text:span></text:p>
          </table:table-cell>
          <table:table-cell table:number-columns-repeated="6"/>
          <table:table-cell table:style-name="ce77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2" table:number-matrix-columns-spanned="1" table:number-matrix-rows-spanned="2" table:formula="of:=[.P31:.P32]" office:value-type="float" office:value="-0.20672349975557" calcext:value-type="float">
            <text:p>-0.20672</text:p>
          </table:table-cell>
          <table:table-cell table:style-name="ce8"/>
          <table:table-cell table:style-name="ce29" table:number-matrix-columns-spanned="1" table:number-matrix-rows-spanned="2" table:formula="of:=TANH(MMULT([.$K$5:.$N$6];[.A57:.A60])+MMULT([.$M$8:.$N$9];[.C40:.C41])+[.$K$8:.$K$9])" office:value-type="float" office:value="0.958055728981016" calcext:value-type="float">
            <text:p>0.958056</text:p>
          </table:table-cell>
          <table:table-cell table:number-columns-repeated="2"/>
          <table:table-cell table:style-name="ce44" table:number-matrix-columns-spanned="1" table:number-matrix-rows-spanned="2" table:formula="of:=[.P48:.P49]" office:value-type="float" office:value="-0.199344197222886" calcext:value-type="float">
            <text:p>-0.199344</text:p>
          </table:table-cell>
          <table:table-cell table:style-name="ce51" table:number-matrix-columns-spanned="1" table:number-matrix-rows-spanned="2" table:formula="of:=TANH(MMULT([.$P$5:.$S$6];[.F57:.F60])+[.$P$8:.$P$9])" office:value-type="float" office:value="-0.917978234056946" calcext:value-type="float">
            <text:p>-0.917978</text:p>
          </table:table-cell>
          <table:table-cell table:number-columns-repeated="8"/>
          <table:table-cell table:style-name="ce7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float" office:value="0.310277378222899" calcext:value-type="float">
            <text:p>0.31028</text:p>
          </table:table-cell>
          <table:table-cell table:style-name="ce8"/>
          <table:table-cell table:style-name="ce30" office:value-type="float" office:value="-0.74419070278289" calcext:value-type="float">
            <text:p>-0.744191</text:p>
          </table:table-cell>
          <table:table-cell table:number-columns-repeated="2"/>
          <table:table-cell table:style-name="ce45" office:value-type="float" office:value="0.298904679636218" calcext:value-type="float">
            <text:p>0.298905</text:p>
          </table:table-cell>
          <table:table-cell table:style-name="ce52" office:value-type="float" office:value="-0.261493426014767" calcext:value-type="float">
            <text:p>-0.261493</text:p>
          </table:table-cell>
          <table:table-cell table:number-columns-repeated="8"/>
          <table:table-cell table:style-name="ce7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table:number-matrix-columns-spanned="1" table:number-matrix-rows-spanned="2" table:formula="of:=[.A53:.A54]" office:value-type="float" office:value="0.4" calcext:value-type="float">
            <text:p>0.4</text:p>
          </table:table-cell>
          <table:table-cell table:style-name="ce8" table:number-columns-repeated="2"/>
          <table:table-cell table:number-columns-repeated="2"/>
          <table:table-cell table:style-name="ce45" table:number-matrix-columns-spanned="1" table:number-matrix-rows-spanned="2" table:formula="of:=[.C57:.C58]" office:value-type="float" office:value="0.958055728981016" calcext:value-type="float">
            <text:p>0.958056</text:p>
          </table:table-cell>
          <table:table-cell table:style-name="ce53"/>
          <table:table-cell table:number-columns-repeated="8"/>
          <table:table-cell table:style-name="ce77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1" office:value-type="float" office:value="0.8" calcext:value-type="float">
            <text:p>0.8</text:p>
          </table:table-cell>
          <table:table-cell table:style-name="ce8" table:number-columns-repeated="2"/>
          <table:table-cell table:number-columns-repeated="2"/>
          <table:table-cell table:style-name="ce46" office:value-type="float" office:value="-0.74419070278289" calcext:value-type="float">
            <text:p>-0.744191</text:p>
          </table:table-cell>
          <table:table-cell table:style-name="ce53"/>
          <table:table-cell table:number-columns-repeated="8"/>
          <table:table-cell table:style-name="ce77"/>
          <table:table-cell/>
          <table:table-cell table:style-name="Default"/>
          <table:table-cell table:number-columns-repeated="2"/>
        </table:table-row>
        <table:table-row table:style-name="ro1" table:number-rows-repeated="104851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Backward" table:style-name="ta1">
        <table:table-column table:style-name="co7" table:default-cell-style-name="Default"/>
        <table:table-column table:style-name="co1" table:number-columns-repeated="6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column table:style-name="co8" table:default-cell-style-name="ce19"/>
        <table:table-column table:style-name="co1" table:number-columns-repeated="4" table:default-cell-style-name="Default"/>
        <table:table-column table:style-name="co1" table:default-cell-style-name="ce209"/>
        <table:table-column table:style-name="co1" table:number-columns-repeated="3" table:default-cell-style-name="Default"/>
        <table:table-column table:style-name="co6" table:number-columns-repeated="1005" table:default-cell-style-name="Default"/>
        <table:table-row table:style-name="ro4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2"/>
          <table:table-cell table:style-name="ce116" office:value-type="string" calcext:value-type="string">
            <text:p><text:span text:style-name="T2">Δ </text:span>Context vector</text:p>
          </table:table-cell>
          <table:table-cell/>
          <table:table-cell table:style-name="ce124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134"/>
          <table:table-cell table:style-name="ce161"/>
          <table:table-cell table:style-name="ce168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112"/>
          <table:table-cell table:style-name="ce161"/>
          <table:table-cell table:style-name="ce199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175"/>
          <table:table-cell table:number-columns-repeated="1005"/>
        </table:table-row>
        <table:table-row table:style-name="ro1">
          <table:table-cell table:style-name="ce1"/>
          <table:table-cell table:number-columns-repeated="2"/>
          <table:table-cell table:style-name="ce117" table:number-matrix-columns-spanned="1" table:number-matrix-rows-spanned="2" table:formula="of:=([.A12:.A13]+[.A43:.A44]+[.A74:.A75])/3" office:value-type="float" office:value="0.00413482149594777" calcext:value-type="float">
            <text:p>0.004135</text:p>
          </table:table-cell>
          <table:table-cell/>
          <table:table-cell table:style-name="ce125" office:value-type="string" calcext:value-type="string" table:number-columns-spanned="4" table:number-rows-spanned="1">
            <text:p>Δw</text:p>
          </table:table-cell>
          <table:covered-table-cell table:number-columns-repeated="2" table:style-name="ce135"/>
          <table:covered-table-cell table:style-name="ce147"/>
          <table:table-cell table:style-name="ce161"/>
          <table:table-cell table:style-name="ce169" office:value-type="string" calcext:value-type="string" table:number-columns-spanned="4" table:number-rows-spanned="1">
            <text:p>Δw</text:p>
          </table:table-cell>
          <table:covered-table-cell table:number-columns-repeated="2" table:style-name="ce178"/>
          <table:covered-table-cell table:style-name="ce190"/>
          <table:table-cell table:style-name="ce161"/>
          <table:table-cell table:style-name="ce200" office:value-type="string" calcext:value-type="string" table:number-columns-spanned="4" table:number-rows-spanned="1">
            <text:p>Δw</text:p>
          </table:table-cell>
          <table:covered-table-cell table:number-columns-repeated="2" table:style-name="ce210"/>
          <table:covered-table-cell table:style-name="ce218"/>
          <table:table-cell table:number-columns-repeated="1005"/>
        </table:table-row>
        <table:table-row table:style-name="ro1">
          <table:table-cell table:style-name="ce92" office:value-type="string" calcext:value-type="string" table:number-columns-spanned="2" table:number-rows-spanned="1">
            <text:p>Δ Input sequence</text:p>
          </table:table-cell>
          <table:covered-table-cell table:style-name="ce101"/>
          <table:table-cell/>
          <table:table-cell table:style-name="ce118" office:value-type="float" office:value="-0.00326055908421048" calcext:value-type="float">
            <text:p>-0.003261</text:p>
          </table:table-cell>
          <table:table-cell/>
          <table:table-cell table:style-name="ce126" table:number-matrix-columns-spanned="4" table:number-matrix-rows-spanned="2" table:formula="of:=([.C13:.F14]+[.C44:.F45]+[.C75:.F76])/9" office:value-type="float" office:value="0.00139556689174443" calcext:value-type="float">
            <text:p>0.001396</text:p>
          </table:table-cell>
          <table:table-cell table:style-name="ce136" office:value-type="float" office:value="-0.0021584887764559" calcext:value-type="float">
            <text:p>-0.002158</text:p>
          </table:table-cell>
          <table:table-cell table:style-name="ce136" office:value-type="float" office:value="0.000219474978098567" calcext:value-type="float">
            <text:p>0.000219</text:p>
          </table:table-cell>
          <table:table-cell table:style-name="ce148" office:value-type="float" office:value="-0.000695890645568908" calcext:value-type="float">
            <text:p>-0.000696</text:p>
          </table:table-cell>
          <table:table-cell table:style-name="ce161"/>
          <table:table-cell table:style-name="ce170" table:number-matrix-columns-spanned="4" table:number-matrix-rows-spanned="2" table:formula="of:=([.H44:.K45]+[.H75:.K76])/2" office:value-type="float" office:value="-0.0638891464533078" calcext:value-type="float">
            <text:p>-0.063889</text:p>
          </table:table-cell>
          <table:table-cell table:style-name="ce179" office:value-type="float" office:value="0.0959395784670912" calcext:value-type="float">
            <text:p>0.095940</text:p>
          </table:table-cell>
          <table:table-cell table:style-name="ce179" office:value-type="float" office:value="0.182199620222532" calcext:value-type="float">
            <text:p>0.182200</text:p>
          </table:table-cell>
          <table:table-cell table:style-name="ce191" office:value-type="float" office:value="-0.166892267951522" calcext:value-type="float">
            <text:p>-0.166892</text:p>
          </table:table-cell>
          <table:table-cell table:style-name="ce161"/>
          <table:table-cell table:style-name="ce201" table:number-matrix-columns-spanned="4" table:number-matrix-rows-spanned="2" table:formula="of:=([.M13:.P14]+[.M44:.P45]+[.M75:.P76])/3" office:value-type="float" office:value="0.0430121839172949" calcext:value-type="float">
            <text:p>0.043012</text:p>
          </table:table-cell>
          <table:table-cell table:style-name="ce211" office:value-type="float" office:value="-0.0645471148334475" calcext:value-type="float">
            <text:p>-0.064547</text:p>
          </table:table-cell>
          <table:table-cell table:style-name="ce211" office:value-type="float" office:value="0.0590551592731359" calcext:value-type="float">
            <text:p>0.059055</text:p>
          </table:table-cell>
          <table:table-cell table:style-name="ce219" office:value-type="float" office:value="-0.173428494853446" calcext:value-type="float">
            <text:p>-0.173428</text:p>
          </table:table-cell>
          <table:table-cell table:number-columns-repeated="1005"/>
        </table:table-row>
        <table:table-row table:style-name="ro1">
          <table:table-cell table:style-name="ce93" table:number-matrix-columns-spanned="2" table:number-matrix-rows-spanned="3" table:formula="of:=[.A20:.B22]+[.A51:.B53]+[.A82:.B84]" office:value-type="float" office:value="-0.20454654300036" calcext:value-type="float">
            <text:p>-0.204547</text:p>
          </table:table-cell>
          <table:table-cell table:style-name="ce102" office:value-type="float" office:value="-0.0825452670891832" calcext:value-type="float">
            <text:p>-0.082545</text:p>
          </table:table-cell>
          <table:table-cell table:number-columns-repeated="3"/>
          <table:table-cell table:style-name="ce127" office:value-type="float" office:value="0.00189567934718591" calcext:value-type="float">
            <text:p>0.001896</text:p>
          </table:table-cell>
          <table:table-cell table:style-name="ce137" office:value-type="float" office:value="-0.00286137300455703" calcext:value-type="float">
            <text:p>-0.002861</text:p>
          </table:table-cell>
          <table:table-cell table:style-name="ce137" office:value-type="float" office:value="0.000625377939868941" calcext:value-type="float">
            <text:p>0.000625</text:p>
          </table:table-cell>
          <table:table-cell table:style-name="ce149" office:value-type="float" office:value="-0.00179320679500108" calcext:value-type="float">
            <text:p>-0.001793</text:p>
          </table:table-cell>
          <table:table-cell table:style-name="ce161"/>
          <table:table-cell table:style-name="ce171" office:value-type="float" office:value="0.0310212799543956" calcext:value-type="float">
            <text:p>0.031021</text:p>
          </table:table-cell>
          <table:table-cell table:style-name="ce180" office:value-type="float" office:value="-0.0465852082908552" calcext:value-type="float">
            <text:p>-0.046585</text:p>
          </table:table-cell>
          <table:table-cell table:style-name="ce180" office:value-type="float" office:value="-0.0908471100498014" calcext:value-type="float">
            <text:p>-0.090847</text:p>
          </table:table-cell>
          <table:table-cell table:style-name="ce192" office:value-type="float" office:value="0.0978632553301716" calcext:value-type="float">
            <text:p>0.097863</text:p>
          </table:table-cell>
          <table:table-cell table:style-name="ce161"/>
          <table:table-cell table:style-name="ce202" office:value-type="float" office:value="-0.0524294089257082" calcext:value-type="float">
            <text:p>-0.052429</text:p>
          </table:table-cell>
          <table:table-cell table:style-name="ce212" office:value-type="float" office:value="0.0786769583010243" calcext:value-type="float">
            <text:p>0.078677</text:p>
          </table:table-cell>
          <table:table-cell table:style-name="ce212" office:value-type="float" office:value="0.11900600220643" calcext:value-type="float">
            <text:p>0.119006</text:p>
          </table:table-cell>
          <table:table-cell table:style-name="ce220" office:value-type="float" office:value="-0.0924405102316757" calcext:value-type="float">
            <text:p>-0.092441</text:p>
          </table:table-cell>
          <table:table-cell table:number-columns-repeated="1005"/>
        </table:table-row>
        <table:table-row table:style-name="ro2">
          <table:table-cell table:style-name="ce93" office:value-type="float" office:value="-0.209962276940964" calcext:value-type="float">
            <text:p>-0.209962</text:p>
          </table:table-cell>
          <table:table-cell table:style-name="ce102" office:value-type="float" office:value="-0.082868658838201" calcext:value-type="float">
            <text:p>-0.082869</text:p>
          </table:table-cell>
          <table:table-cell table:number-columns-repeated="3"/>
          <table:table-cell table:style-name="ce128" office:value-type="string" calcext:value-type="string">
            <text:p>Δb</text:p>
          </table:table-cell>
          <table:table-cell table:style-name="ce138"/>
          <table:table-cell table:style-name="ce134"/>
          <table:table-cell table:style-name="ce150"/>
          <table:table-cell table:style-name="ce161"/>
          <table:table-cell table:style-name="ce172" office:value-type="string" calcext:value-type="string">
            <text:p>Δb</text:p>
          </table:table-cell>
          <table:table-cell table:style-name="ce112"/>
          <table:table-cell table:style-name="ce185" office:value-type="string" calcext:value-type="string" table:number-columns-spanned="2" table:number-rows-spanned="1">
            <text:p>Δw<text:span text:style-name="T1">rec</text:span></text:p>
          </table:table-cell>
          <table:covered-table-cell table:style-name="ce193"/>
          <table:table-cell table:style-name="ce161"/>
          <table:table-cell table:style-name="ce203" office:value-type="string" calcext:value-type="string">
            <text:p>Δb</text:p>
          </table:table-cell>
          <table:table-cell table:style-name="ce175" table:number-columns-repeated="2"/>
          <table:table-cell table:style-name="ce221"/>
          <table:table-cell table:number-columns-repeated="1005"/>
        </table:table-row>
        <table:table-row table:style-name="ro1">
          <table:table-cell table:style-name="ce93" office:value-type="float" office:value="-0.195194915432138" calcext:value-type="float">
            <text:p>-0.195195</text:p>
          </table:table-cell>
          <table:table-cell table:style-name="ce102" office:value-type="float" office:value="-0.0763957682101507" calcext:value-type="float">
            <text:p>-0.076396</text:p>
          </table:table-cell>
          <table:table-cell table:number-columns-repeated="3"/>
          <table:table-cell table:style-name="ce129" table:number-matrix-columns-spanned="1" table:number-matrix-rows-spanned="2" table:formula="of:=([.C16:.C17]+[.C47:.C48]+[.C78:.C79])/9" office:value-type="float" office:value="-0.00209383942877841" calcext:value-type="float">
            <text:p>-0.002094</text:p>
          </table:table-cell>
          <table:table-cell table:style-name="ce138"/>
          <table:table-cell table:style-name="ce134"/>
          <table:table-cell table:style-name="ce150"/>
          <table:table-cell table:style-name="ce161"/>
          <table:table-cell table:style-name="ce173" table:number-matrix-columns-spanned="1" table:number-matrix-rows-spanned="2" table:formula="of:=([.H47:.H48]+[.H78:.H79])/2" office:value-type="float" office:value="0.307918076001724" calcext:value-type="float">
            <text:p>0.307918</text:p>
          </table:table-cell>
          <table:table-cell table:style-name="ce112"/>
          <table:table-cell table:style-name="ce186" table:number-matrix-columns-spanned="2" table:number-matrix-rows-spanned="2" table:formula="of:=([.J47:.K48]+[.J78:.K79])/2" office:value-type="float" office:value="-0.00309530516468917" calcext:value-type="float">
            <text:p>-0.003095</text:p>
          </table:table-cell>
          <table:table-cell table:style-name="ce191" office:value-type="float" office:value="0.0085658750464966" calcext:value-type="float">
            <text:p>0.008566</text:p>
          </table:table-cell>
          <table:table-cell table:style-name="ce161"/>
          <table:table-cell table:style-name="ce51" table:number-matrix-columns-spanned="1" table:number-matrix-rows-spanned="2" table:formula="of:=([.M16:.M17]+[.M47:.M48]+[.M78:.M79])/3" office:value-type="float" office:value="-0.208487977197669" calcext:value-type="float">
            <text:p>-0.208488</text:p>
          </table:table-cell>
          <table:table-cell table:style-name="ce175" table:number-columns-repeated="2"/>
          <table:table-cell table:style-name="ce221"/>
          <table:table-cell table:number-columns-repeated="1005"/>
        </table:table-row>
        <table:table-row table:style-name="ro1">
          <table:table-cell table:style-name="ce94"/>
          <table:table-cell table:style-name="ce103"/>
          <table:table-cell table:number-columns-repeated="3"/>
          <table:table-cell table:style-name="ce130" office:value-type="float" office:value="-0.00480240573303383" calcext:value-type="float">
            <text:p>-0.004802</text:p>
          </table:table-cell>
          <table:table-cell table:style-name="ce139" table:number-columns-repeated="2"/>
          <table:table-cell table:style-name="ce151"/>
          <table:table-cell table:style-name="ce161"/>
          <table:table-cell table:style-name="ce115" office:value-type="float" office:value="-0.149462920838455" calcext:value-type="float">
            <text:p>-0.149463</text:p>
          </table:table-cell>
          <table:table-cell table:style-name="ce181"/>
          <table:table-cell table:style-name="ce171" office:value-type="float" office:value="-0.00141873724064399" calcext:value-type="float">
            <text:p>-0.001419</text:p>
          </table:table-cell>
          <table:table-cell table:style-name="ce192" office:value-type="float" office:value="0.00392618022474957" calcext:value-type="float">
            <text:p>0.003926</text:p>
          </table:table-cell>
          <table:table-cell table:style-name="ce161"/>
          <table:table-cell table:style-name="ce52" office:value-type="float" office:value="0.257541003647225" calcext:value-type="float">
            <text:p>0.257541</text:p>
          </table:table-cell>
          <table:table-cell table:style-name="ce213" table:number-columns-repeated="2"/>
          <table:table-cell table:style-name="ce222"/>
          <table:table-cell table:number-columns-repeated="1005"/>
        </table:table-row>
        <table:table-row table:style-name="ro1"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95" office:value-type="string" calcext:value-type="string" table:number-columns-spanned="18" table:number-rows-spanned="1">
            <text:p>STEP 1</text:p>
          </table:table-cell>
          <table:covered-table-cell table:number-columns-repeated="17" table:style-name="ce104"/>
          <table:table-cell table:style-name="ce17"/>
          <table:table-cell table:number-columns-repeated="1005"/>
        </table:table-row>
        <table:table-row table:style-name="ro1">
          <table:table-cell table:style-name="ce96"/>
          <table:table-cell table:style-name="ce18" table:number-columns-repeated="1023"/>
        </table:table-row>
        <table:table-row table:style-name="ro1">
          <table:table-cell table:style-name="ce97" office:value-type="string" calcext:value-type="string">
            <text:p><text:span text:style-name="T2">Δ </text:span>Context vector</text:p>
          </table:table-cell>
          <table:table-cell/>
          <table:table-cell table:style-name="ce35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47"/>
          <table:table-cell/>
          <table:table-cell table:style-name="ce141"/>
          <table:table-cell table:style-name="ce18" table:number-columns-repeated="3"/>
          <table:table-cell/>
          <table:table-cell table:style-name="ce78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53"/>
          <table:table-cell table:number-columns-repeated="1008"/>
        </table:table-row>
        <table:table-row table:style-name="ro1">
          <table:table-cell table:style-name="ce57" table:number-matrix-columns-spanned="1" table:number-matrix-rows-spanned="2" table:formula="of:=MMULT(TRANSPOSE([Forward.F14:.G16]);[.L20:.L22])" office:value-type="float" office:value="-0.0475603778197246" calcext:value-type="float">
            <text:p>-0.047560</text:p>
          </table:table-cell>
          <table:table-cell/>
          <table:table-cell table:style-name="ce36" office:value-type="string" calcext:value-type="string" table:number-columns-spanned="4" table:number-rows-spanned="1">
            <text:p>Δw</text:p>
          </table:table-cell>
          <table:covered-table-cell table:number-columns-repeated="2" table:style-name="ce48"/>
          <table:covered-table-cell table:style-name="ce54"/>
          <table:table-cell/>
          <table:table-cell table:style-name="ce142"/>
          <table:table-cell table:style-name="ce33" table:number-columns-repeated="3"/>
          <table:table-cell/>
          <table:table-cell table:style-name="ce79" office:value-type="string" calcext:value-type="string" table:number-columns-spanned="4" table:number-rows-spanned="1">
            <text:p>Δw</text:p>
          </table:table-cell>
          <table:covered-table-cell table:number-columns-repeated="2" table:style-name="ce85"/>
          <table:covered-table-cell table:style-name="ce89"/>
          <table:table-cell table:number-columns-repeated="1008"/>
        </table:table-row>
        <table:table-row table:style-name="ro1">
          <table:table-cell table:style-name="ce59" office:value-type="float" office:value="0.0469553186313568" calcext:value-type="float">
            <text:p>0.046955</text:p>
          </table:table-cell>
          <table:table-cell/>
          <table:table-cell table:style-name="ce105" table:number-matrix-columns-spanned="4" table:number-matrix-rows-spanned="2" table:formula="of:=MMULT(TRANSPOSE([.I20:.J20]*[.I25:.J25]);[Forward.A14:.D14])+MMULT(TRANSPOSE([.I21:.J21]*[.I26:.J26]);[Forward.A15:.D15])+MMULT(TRANSPOSE([.I22:.J22]*[.I27:.J27]);[Forward.A16:.D16])" office:value-type="float" office:value="-0.0413522100934617" calcext:value-type="float">
            <text:p>-0.041352</text:p>
          </table:table-cell>
          <table:table-cell table:style-name="ce119" office:value-type="float" office:value="0.0660281708592778" calcext:value-type="float">
            <text:p>0.066028</text:p>
          </table:table-cell>
          <table:table-cell table:style-name="ce119" office:value-type="float" office:value="0" calcext:value-type="float">
            <text:p>0.000000</text:p>
          </table:table-cell>
          <table:table-cell table:style-name="ce131" office:value-type="float" office:value="0" calcext:value-type="float">
            <text:p>0.000000</text:p>
          </table:table-cell>
          <table:table-cell/>
          <table:table-cell table:style-name="ce143" table:number-columns-repeated="4"/>
          <table:table-cell/>
          <table:table-cell table:style-name="ce187" table:number-matrix-columns-spanned="4" table:number-matrix-rows-spanned="2" table:formula="of:=MMULT([.M16:.M17];TRANSPOSE([Forward.F23:.F26]))" office:value-type="float" office:value="-0.0378725971178791" calcext:value-type="float">
            <text:p>-0.037873</text:p>
          </table:table-cell>
          <table:table-cell table:style-name="ce194" office:value-type="float" office:value="0.0568728334825583" calcext:value-type="float">
            <text:p>0.056873</text:p>
          </table:table-cell>
          <table:table-cell table:style-name="ce194" office:value-type="float" office:value="0" calcext:value-type="float">
            <text:p>0.000000</text:p>
          </table:table-cell>
          <table:table-cell table:style-name="ce204" office:value-type="float" office:value="0" calcext:value-type="float">
            <text:p>0.0000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6" office:value-type="float" office:value="-0.0634723988211235" calcext:value-type="float">
            <text:p>-0.063472</text:p>
          </table:table-cell>
          <table:table-cell table:style-name="ce120" office:value-type="float" office:value="0.101605292918144" calcext:value-type="float">
            <text:p>0.101605</text:p>
          </table:table-cell>
          <table:table-cell table:style-name="ce120" office:value-type="float" office:value="0" calcext:value-type="float">
            <text:p>0.000000</text:p>
          </table:table-cell>
          <table:table-cell table:style-name="ce132" office:value-type="float" office:value="0" calcext:value-type="float">
            <text:p>0.000000</text:p>
          </table:table-cell>
          <table:table-cell/>
          <table:table-cell table:style-name="ce143" table:number-columns-repeated="4"/>
          <table:table-cell/>
          <table:table-cell table:style-name="ce188" office:value-type="float" office:value="-0.083002915630003" calcext:value-type="float">
            <text:p>-0.083003</text:p>
          </table:table-cell>
          <table:table-cell table:style-name="ce195" office:value-type="float" office:value="0.124644501788431" calcext:value-type="float">
            <text:p>0.124645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05" office:value-type="float" office:value="0" calcext:value-type="float">
            <text:p>0.0000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9" office:value-type="string" calcext:value-type="string">
            <text:p>Δb</text:p>
          </table:table-cell>
          <table:table-cell table:style-name="ce121"/>
          <table:table-cell table:style-name="ce47"/>
          <table:table-cell table:style-name="ce56"/>
          <table:table-cell/>
          <table:table-cell table:style-name="ce144"/>
          <table:table-cell table:style-name="ce18"/>
          <table:table-cell table:style-name="ce142"/>
          <table:table-cell table:style-name="ce33"/>
          <table:table-cell/>
          <table:table-cell table:style-name="ce82" office:value-type="string" calcext:value-type="string">
            <text:p>Δb</text:p>
          </table:table-cell>
          <table:table-cell table:style-name="ce53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7" table:number-matrix-columns-spanned="1" table:number-matrix-rows-spanned="2" table:formula="of:=TRANSPOSE([.I20:.J20]*[.I25:.J25])+TRANSPOSE([.I21:.J21]*[.I26:.J26])+TRANSPOSE([.I22:.J22]*[.I27:.J27])" office:value-type="float" office:value="-0.00863709417447784" calcext:value-type="float">
            <text:p>-0.008637</text:p>
          </table:table-cell>
          <table:table-cell table:style-name="ce121"/>
          <table:table-cell table:style-name="ce47"/>
          <table:table-cell table:style-name="ce56"/>
          <table:table-cell/>
          <table:table-cell table:style-name="ce143"/>
          <table:table-cell table:style-name="ce18"/>
          <table:table-cell table:style-name="ce162"/>
          <table:table-cell table:style-name="ce143"/>
          <table:table-cell/>
          <table:table-cell table:style-name="ce189" table:number-matrix-columns-spanned="1" table:number-matrix-rows-spanned="2" table:formula="of:=[.L31:.L32]*[.L34:.L35]" office:value-type="float" office:value="0.182500510160287" calcext:value-type="float">
            <text:p>0.182501</text:p>
          </table:table-cell>
          <table:table-cell table:style-name="ce53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8" office:value-type="float" office:value="-0.0185656640332053" calcext:value-type="float">
            <text:p>-0.018566</text:p>
          </table:table-cell>
          <table:table-cell table:style-name="ce49" table:number-columns-repeated="2"/>
          <table:table-cell table:style-name="ce55"/>
          <table:table-cell/>
          <table:table-cell table:style-name="ce143"/>
          <table:table-cell table:style-name="ce33"/>
          <table:table-cell table:style-name="ce143" table:number-columns-repeated="2"/>
          <table:table-cell/>
          <table:table-cell table:style-name="ce46" office:value-type="float" office:value="0.399974535681252" calcext:value-type="float">
            <text:p>0.399975</text:p>
          </table:table-cell>
          <table:table-cell table:style-name="ce86" table:number-columns-repeated="2"/>
          <table:table-cell table:style-name="ce90"/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Δ Input sequence</text:p>
          </table:table-cell>
          <table:covered-table-cell table:style-name="ce15"/>
          <table:table-cell table:style-name="ce15"/>
          <table:table-cell table:style-name="ce2" office:value-type="string" calcext:value-type="string" table:number-columns-spanned="4" table:number-rows-spanned="1">
            <text:p>Δ Attention sequence</text:p>
          </table:table-cell>
          <table:covered-table-cell table:number-columns-repeated="3" table:style-name="ce19"/>
          <table:table-cell/>
          <table:table-cell table:style-name="ce2" office:value-type="string" calcext:value-type="string" table:number-columns-spanned="2" table:number-rows-spanned="1">
            <text:p><text:span text:style-name="T2">Δ </text:span>Attention matrix</text:p>
          </table:table-cell>
          <table:covered-table-cell table:style-name="ce15"/>
          <table:table-cell table:style-name="ce15"/>
          <table:table-cell table:style-name="ce15" office:value-type="string" calcext:value-type="string">
            <text:p><text:span text:style-name="T2">Δ </text:span>Attention context</text:p>
          </table:table-cell>
          <table:table-cell table:style-name="ce15"/>
          <table:table-cell table:style-name="ce15" office:value-type="string" calcext:value-type="string">
            <text:p><text:span text:style-name="T2">Δ I</text:span>mportance score</text:p>
          </table:table-cell>
          <table:table-cell table:style-name="ce19"/>
          <table:table-cell table:style-name="ce72" office:value-type="string" calcext:value-type="string" table:number-columns-spanned="2" table:number-rows-spanned="1">
            <text:p>Δ Att<text:span text:style-name="T1">1</text:span></text:p>
          </table:table-cell>
          <table:covered-table-cell table:style-name="ce214"/>
          <table:table-cell table:style-name="ce214"/>
          <table:table-cell table:style-name="ce76"/>
          <table:table-cell table:number-columns-repeated="1005"/>
        </table:table-row>
        <table:table-row table:style-name="ro1">
          <table:table-cell table:style-name="ce42" table:number-matrix-columns-spanned="2" table:number-matrix-rows-spanned="1" table:formula="of:=[.P20:.Q20]*[Forward.K14]+[.D20:.E20]" office:value-type="float" office:value="0.127712960681631" calcext:value-type="float">
            <text:p>0.127713</text:p>
          </table:table-cell>
          <table:table-cell table:style-name="ce34" office:value-type="float" office:value="-0.188478457230625" calcext:value-type="float">
            <text:p>-0.188478</text:p>
          </table:table-cell>
          <table:table-cell table:style-name="ce19"/>
          <table:table-cell table:style-name="ce122" table:number-matrix-columns-spanned="4" table:number-matrix-rows-spanned="1" table:formula="of:=MMULT([.I20:.J20]*[.I25:.J25]; [Forward.$F$5:.$I$6])" office:value-type="float" office:value="0.014427217333787" calcext:value-type="float">
            <text:p>0.014427</text:p>
          </table:table-cell>
          <table:table-cell table:style-name="ce23" office:value-type="float" office:value="0.0058690617044312" calcext:value-type="float">
            <text:p>0.005869</text:p>
          </table:table-cell>
          <table:table-cell table:style-name="ce23" office:value-type="float" office:value="-0.0137811301868632" calcext:value-type="float">
            <text:p>-0.013781</text:p>
          </table:table-cell>
          <table:table-cell table:style-name="ce34" office:value-type="float" office:value="0.0221840725238771" calcext:value-type="float">
            <text:p>0.022184</text:p>
          </table:table-cell>
          <table:table-cell/>
          <table:table-cell table:style-name="ce152" table:number-matrix-columns-spanned="2" table:number-matrix-rows-spanned="3" table:formula="of:=MMULT([.L20:.L22];TRANSPOSE([Forward.$D$4:.$D$5]))" office:value-type="float" office:value="0.0291851150142382" calcext:value-type="float">
            <text:p>0.029185</text:p>
          </table:table-cell>
          <table:table-cell table:style-name="ce163" office:value-type="float" office:value="0.0486418583570636" calcext:value-type="float">
            <text:p>0.048642</text:p>
          </table:table-cell>
          <table:table-cell/>
          <table:table-cell table:style-name="ce57" table:number-matrix-columns-spanned="1" table:number-matrix-rows-spanned="3" table:formula="of:=MMULT([.P24:.R26];[.N20:.N22])" office:value-type="float" office:value="-0.0972837167141272" calcext:value-type="float">
            <text:p>-0.097284</text:p>
          </table:table-cell>
          <table:table-cell table:style-name="ce61"/>
          <table:table-cell table:style-name="ce57" table:number-matrix-columns-spanned="1" table:number-matrix-rows-spanned="1" table:formula="of:=MMULT([.P20:.Q20]; TRANSPOSE([Forward.$A$4:.$B$4]))" office:value-type="float" office:value="-0.540286964910891" calcext:value-type="float">
            <text:p>-0.540287</text:p>
          </table:table-cell>
          <table:table-cell table:style-name="ce19"/>
          <table:table-cell table:style-name="ce122" table:number-matrix-columns-spanned="2" table:number-matrix-rows-spanned="1" table:formula="of:=TRANSPOSE([.K31:.K32]+[.E62:.E63])" office:value-type="float" office:value="0.337492466488408" calcext:value-type="float">
            <text:p>0.337492</text:p>
          </table:table-cell>
          <table:table-cell table:style-name="ce34" office:value-type="float" office:value="-0.578985683307897" calcext:value-type="float">
            <text:p>-0.578986</text:p>
          </table:table-cell>
          <table:table-cell table:style-name="ce217"/>
          <table:table-cell table:style-name="ce223"/>
          <table:table-cell/>
          <table:table-cell table:style-name="ce1" table:number-columns-repeated="4"/>
          <table:table-cell table:number-columns-repeated="1000"/>
        </table:table-row>
        <table:table-row table:style-name="ro1">
          <table:table-cell table:style-name="ce42" table:number-matrix-columns-spanned="2" table:number-matrix-rows-spanned="1" table:formula="of:=[.P20:.Q20]*[Forward.K15]+[.D21:.E21]" office:value-type="float" office:value="0.131367671667881" calcext:value-type="float">
            <text:p>0.131368</text:p>
          </table:table-cell>
          <table:table-cell table:style-name="ce34" office:value-type="float" office:value="-0.190247525807295" calcext:value-type="float">
            <text:p>-0.190248</text:p>
          </table:table-cell>
          <table:table-cell table:style-name="ce19"/>
          <table:table-cell table:style-name="ce42" table:number-matrix-columns-spanned="4" table:number-matrix-rows-spanned="1" table:formula="of:=MMULT([.I21:.J21]*[.I26:.J26]; [Forward.$F$5:.$I$6])" office:value-type="float" office:value="0.0163872654261462" calcext:value-type="float">
            <text:p>0.016387</text:p>
          </table:table-cell>
          <table:table-cell table:style-name="ce23" office:value-type="float" office:value="0.00700727447778665" calcext:value-type="float">
            <text:p>0.007007</text:p>
          </table:table-cell>
          <table:table-cell table:style-name="ce24" office:value-type="float" office:value="-0.0143209663079335" calcext:value-type="float">
            <text:p>-0.014321</text:p>
          </table:table-cell>
          <table:table-cell table:style-name="ce34" office:value-type="float" office:value="0.0238964996747211" calcext:value-type="float">
            <text:p>0.023896</text:p>
          </table:table-cell>
          <table:table-cell/>
          <table:table-cell table:style-name="ce153" office:value-type="float" office:value="0.0330711128653782" calcext:value-type="float">
            <text:p>0.033071</text:p>
          </table:table-cell>
          <table:table-cell table:style-name="ce164" office:value-type="float" office:value="0.055118521442297" calcext:value-type="float">
            <text:p>0.055119</text:p>
          </table:table-cell>
          <table:table-cell/>
          <table:table-cell table:style-name="ce58" office:value-type="float" office:value="-0.110237042884594" calcext:value-type="float">
            <text:p>-0.110237</text:p>
          </table:table-cell>
          <table:table-cell table:style-name="ce61"/>
          <table:table-cell table:style-name="ce196" table:number-matrix-columns-spanned="1" table:number-matrix-rows-spanned="1" table:formula="of:=MMULT([.P20:.Q20]; TRANSPOSE([Forward.$A$5:.$B$5]))" office:value-type="float" office:value="-0.574036211559732" calcext:value-type="float">
            <text:p>-0.574036</text:p>
          </table:table-cell>
          <table:table-cell table:style-name="ce19"/>
          <table:table-cell table:style-name="ce206" table:number-columns-repeated="3"/>
          <table:table-cell table:style-name="ce224"/>
          <table:table-cell table:number-columns-repeated="1005"/>
        </table:table-row>
        <table:table-row table:style-name="ro1">
          <table:table-cell table:style-name="ce42" table:number-matrix-columns-spanned="2" table:number-matrix-rows-spanned="1" table:formula="of:=[.P20:.Q20]*[Forward.K16]+[.D22:.E22]" office:value-type="float" office:value="0.0721075730799111" calcext:value-type="float">
            <text:p>0.072108</text:p>
          </table:table-cell>
          <table:table-cell table:style-name="ce34" office:value-type="float" office:value="-0.201857971536448" calcext:value-type="float">
            <text:p>-0.201858</text:p>
          </table:table-cell>
          <table:table-cell table:style-name="ce19"/>
          <table:table-cell table:style-name="ce42" table:number-matrix-columns-spanned="4" table:number-matrix-rows-spanned="1" table:formula="of:=MMULT([.I22:.J22]*[.I27:.J27]; [Forward.$F$5:.$I$6])" office:value-type="float" office:value="-0.0371187438189177" calcext:value-type="float">
            <text:p>-0.037119</text:p>
          </table:table-cell>
          <table:table-cell table:style-name="ce23" office:value-type="float" office:value="-0.0144746074486885" calcext:value-type="float">
            <text:p>-0.014475</text:p>
          </table:table-cell>
          <table:table-cell table:style-name="ce24" office:value-type="float" office:value="0.0379015187850991" calcext:value-type="float">
            <text:p>0.037902</text:p>
          </table:table-cell>
          <table:table-cell table:style-name="ce34" office:value-type="float" office:value="-0.0594639797271168" calcext:value-type="float">
            <text:p>-0.059464</text:p>
          </table:table-cell>
          <table:table-cell/>
          <table:table-cell table:style-name="ce154" office:value-type="float" office:value="-0.0622562278796164" calcext:value-type="float">
            <text:p>-0.062256</text:p>
          </table:table-cell>
          <table:table-cell table:style-name="ce165" office:value-type="float" office:value="-0.103760379799361" calcext:value-type="float">
            <text:p>-0.103760</text:p>
          </table:table-cell>
          <table:table-cell/>
          <table:table-cell table:style-name="ce59" office:value-type="float" office:value="0.207520759598721" calcext:value-type="float">
            <text:p>0.207521</text:p>
          </table:table-cell>
          <table:table-cell table:style-name="ce19"/>
          <table:table-cell table:style-name="ce197" table:number-matrix-columns-spanned="1" table:number-matrix-rows-spanned="1" table:formula="of:=MMULT([.P20:.Q20]; TRANSPOSE([Forward.$A$6:.$B$6]))" office:value-type="float" office:value="0.390740581600471" calcext:value-type="float">
            <text:p>0.390741</text:p>
          </table:table-cell>
          <table:table-cell table:style-name="ce19" table:number-columns-repeated="4"/>
          <table:table-cell table:number-columns-repeated="1006"/>
        </table:table-row>
        <table:table-row table:style-name="ro4">
          <table:table-cell table:style-name="ce19" table:number-columns-repeated="7"/>
          <table:table-cell/>
          <table:table-cell table:style-name="ce19" table:number-columns-repeated="2"/>
          <table:table-cell/>
          <table:table-cell table:style-name="ce60"/>
          <table:table-cell table:style-name="ce19" table:number-columns-repeated="3"/>
          <table:table-cell table:style-name="ce2" office:value-type="string" calcext:value-type="string" table:number-columns-spanned="3" table:number-rows-spanned="1">
            <text:p><text:span text:style-name="T2">I</text:span>mport. score softmax gradient</text:p>
          </table:table-cell>
          <table:covered-table-cell table:number-columns-repeated="2" table:style-name="ce19"/>
          <table:table-cell table:number-columns-repeated="1006"/>
        </table:table-row>
        <table:table-row table:style-name="ro4">
          <table:table-cell table:style-name="ce19" table:number-columns-repeated="7"/>
          <table:table-cell/>
          <table:table-cell table:style-name="ce155" office:value-type="string" calcext:value-type="string" table:number-columns-spanned="2" table:number-rows-spanned="1">
            <text:p>Attention matrix ‘</text:p>
          </table:table-cell>
          <table:covered-table-cell table:style-name="ce166"/>
          <table:table-cell/>
          <table:table-cell table:style-name="ce60"/>
          <table:table-cell table:style-name="ce19" table:number-columns-repeated="3"/>
          <table:table-cell table:style-name="ce207" table:number-matrix-columns-spanned="3" table:number-matrix-rows-spanned="3" table:formula="of:=[.P32:.R34]*([.P28:.R30]-[.P36:.R38])" office:value-type="float" office:value="0.222995307455714" calcext:value-type="float">
            <text:p>0.222995</text:p>
          </table:table-cell>
          <table:table-cell table:style-name="ce215" office:value-type="float" office:value="-0.114359153383567" calcext:value-type="float">
            <text:p>-0.114359</text:p>
          </table:table-cell>
          <table:table-cell table:style-name="ce163" office:value-type="float" office:value="-0.108636154072148" calcext:value-type="float">
            <text:p>-0.108636</text:p>
          </table:table-cell>
          <table:table-cell table:number-columns-repeated="1006"/>
        </table:table-row>
        <table:table-row table:style-name="ro1">
          <table:table-cell table:style-name="ce19" table:number-columns-repeated="7"/>
          <table:table-cell/>
          <table:table-cell table:style-name="ce156" table:number-matrix-columns-spanned="2" table:number-matrix-rows-spanned="3" table:formula="of:=1-[Forward.F14:.G16]^2" office:value-type="float" office:value="0.815027571102737" calcext:value-type="float">
            <text:p>0.815028</text:p>
          </table:table-cell>
          <table:table-cell table:style-name="ce60" office:value-type="float" office:value="0.749479518190082" calcext:value-type="float">
            <text:p>0.749480</text:p>
          </table:table-cell>
          <table:table-cell/>
          <table:table-cell table:style-name="ce19" table:number-columns-repeated="4"/>
          <table:table-cell table:style-name="ce153" office:value-type="float" office:value="-0.114359153383567" calcext:value-type="float">
            <text:p>-0.114359</text:p>
          </table:table-cell>
          <table:table-cell table:style-name="ce62" office:value-type="float" office:value="0.224620416262882" calcext:value-type="float">
            <text:p>0.224620</text:p>
          </table:table-cell>
          <table:table-cell table:style-name="ce164" office:value-type="float" office:value="-0.110261262879315" calcext:value-type="float">
            <text:p>-0.110261</text:p>
          </table:table-cell>
          <table:table-cell table:number-columns-repeated="1006"/>
        </table:table-row>
        <table:table-row table:style-name="ro1">
          <table:table-cell table:style-name="ce19" table:number-columns-repeated="7"/>
          <table:table-cell/>
          <table:table-cell table:style-name="ce60" office:value-type="float" office:value="0.835714636722261" calcext:value-type="float">
            <text:p>0.835715</text:p>
          </table:table-cell>
          <table:table-cell table:style-name="ce60" office:value-type="float" office:value="0.734404814571681" calcext:value-type="float">
            <text:p>0.734405</text:p>
          </table:table-cell>
          <table:table-cell/>
          <table:table-cell table:style-name="ce19" table:number-columns-repeated="4"/>
          <table:table-cell table:style-name="ce154" office:value-type="float" office:value="-0.108636154072148" calcext:value-type="float">
            <text:p>-0.108636</text:p>
          </table:table-cell>
          <table:table-cell table:style-name="ce216" office:value-type="float" office:value="-0.110261262879315" calcext:value-type="float">
            <text:p>-0.110261</text:p>
          </table:table-cell>
          <table:table-cell table:style-name="ce165" office:value-type="float" office:value="0.218897416951462" calcext:value-type="float">
            <text:p>0.218897</text:p>
          </table:table-cell>
          <table:table-cell table:number-columns-repeated="1006"/>
        </table:table-row>
        <table:table-row table:style-name="ro1">
          <table:table-cell table:style-name="ce98" office:value-type="string" calcext:value-type="string">
            <text:p>Attention Network</text:p>
          </table:table-cell>
          <table:table-cell table:style-name="ce19" table:number-columns-repeated="6"/>
          <table:table-cell/>
          <table:table-cell table:style-name="ce60" office:value-type="float" office:value="0.964751362182063" calcext:value-type="float">
            <text:p>0.964751</text:p>
          </table:table-cell>
          <table:table-cell table:style-name="ce60" office:value-type="float" office:value="0.92039994747987" calcext:value-type="float">
            <text:p>0.920400</text:p>
          </table:table-cell>
          <table:table-cell/>
          <table:table-cell table:style-name="ce19" table:number-columns-repeated="7"/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8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09"/>
          <table:table-cell table:style-name="ce8"/>
          <table:table-cell table:style-name="ce26" office:value-type="string" calcext:value-type="string">
            <text:p>Δ Prev Att <text:span text:style-name="T1">rec</text:span></text:p>
          </table:table-cell>
          <table:table-cell table:style-name="ce133"/>
          <table:table-cell table:style-name="ce9" office:value-type="string" calcext:value-type="string">
            <text:p>Δ Rec Input</text:p>
          </table:table-cell>
          <table:table-cell table:style-name="ce8"/>
          <table:table-cell table:style-name="ce26" office:value-type="string" calcext:value-type="string">
            <text:p>Δ Rec context</text:p>
          </table:table-cell>
          <table:table-cell/>
          <table:table-cell table:style-name="ce174" office:value-type="string" calcext:value-type="string">
            <text:p>Δ Final input</text:p>
          </table:table-cell>
          <table:table-cell table:style-name="ce182" office:value-type="string" calcext:value-type="string">
            <text:p>ΔY<text:span text:style-name="T1">1</text:span></text:p>
          </table:table-cell>
          <table:table-cell table:number-columns-repeated="3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10"/>
          <table:table-cell table:style-name="ce8"/>
          <table:table-cell table:style-name="ce123" table:number-matrix-columns-spanned="1" table:number-matrix-rows-spanned="2" table:formula="of:=[.G31:.G32]" office:value-type="float" office:value="0.413226728752901" calcext:value-type="float">
            <text:p>0.413227</text:p>
          </table:table-cell>
          <table:table-cell table:style-name="ce133"/>
          <table:table-cell table:style-name="ce29" table:number-matrix-columns-spanned="1" table:number-matrix-rows-spanned="4" table:formula="of:=MMULT(TRANSPOSE([Forward.$K$5:.$N$6]);[.I62:.I63]*[.I66:.I67])" office:value-type="float" office:value="0.413226728752901" calcext:value-type="float">
            <text:p>0.413227</text:p>
          </table:table-cell>
          <table:table-cell table:style-name="ce8"/>
          <table:table-cell table:style-name="ce29" table:number-matrix-columns-spanned="1" table:number-matrix-rows-spanned="2" table:formula="of:=[.K33:.K34]+TRANSPOSE([.F20:.G20]+[.F21:.G21]+[.F22:.G22])+MMULT(TRANSPOSE([Forward.$M$8:.$N$9]);[.H47:.H48])" office:value-type="float" office:value="-0.409636749118351" calcext:value-type="float">
            <text:p>-0.409637</text:p>
          </table:table-cell>
          <table:table-cell/>
          <table:table-cell table:style-name="ce44" table:number-matrix-columns-spanned="1" table:number-matrix-rows-spanned="4" table:formula="of:=MMULT(TRANSPOSE([Forward.$P$5:.$S$6]);[.M16:.M17])" office:value-type="float" office:value="-0.0757342622644929" calcext:value-type="float">
            <text:p>-0.075734</text:p>
          </table:table-cell>
          <table:table-cell table:style-name="ce83" office:value-type="float" office:value="0.2" calcext:value-type="float">
            <text:p>0.2</text:p>
          </table:table-cell>
          <table:table-cell/>
          <table:table-cell table:style-name="ce198"/>
          <table:table-cell/>
          <table:table-cell table:style-name="ce208" table:number-columns-repeated="3"/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111"/>
          <table:table-cell table:style-name="ce8"/>
          <table:table-cell table:style-name="ce30" office:value-type="float" office:value="-0.211250604786944" calcext:value-type="float">
            <text:p>-0.211251</text:p>
          </table:table-cell>
          <table:table-cell table:style-name="ce8"/>
          <table:table-cell table:style-name="ce140" office:value-type="float" office:value="-0.211250604786944" calcext:value-type="float">
            <text:p>-0.211251</text:p>
          </table:table-cell>
          <table:table-cell table:style-name="ce8"/>
          <table:table-cell table:style-name="ce30" office:value-type="float" office:value="0.847148607334482" calcext:value-type="float">
            <text:p>0.847149</text:p>
          </table:table-cell>
          <table:table-cell/>
          <table:table-cell table:style-name="ce45" office:value-type="float" office:value="-0.367735078520953" calcext:value-type="float">
            <text:p>-0.367735</text:p>
          </table:table-cell>
          <table:table-cell table:style-name="ce84" office:value-type="float" office:value="0.9" calcext:value-type="float">
            <text:p>0.9</text:p>
          </table:table-cell>
          <table:table-cell table:number-columns-repeated="3"/>
          <table:table-cell table:number-matrix-columns-spanned="1" table:number-matrix-rows-spanned="3" table:formula="of:=[Forward.K14:.K16]" office:value-type="float" office:value="0.335668954411269" calcext:value-type="float">
            <text:p>0.335669</text:p>
          </table:table-cell>
          <table:table-cell table:style-name="ce209" table:number-matrix-columns-spanned="1" table:number-matrix-rows-spanned="3" table:formula="of:==[Forward.K14:.K16]" office:value-type="float" office:value="0.335668954411269" calcext:value-type="float">
            <text:p>0.335669</text:p>
          </table:table-cell>
          <table:table-cell table:style-name="ce209" table:number-matrix-columns-spanned="1" table:number-matrix-rows-spanned="3" table:formula="of:==[Forward.K14:.K16]" office:value-type="float" office:value="0.335668954411269" calcext:value-type="float">
            <text:p>0.335669</text:p>
          </table:table-cell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140" office:value-type="float" office:value="-0.0186959672864362" calcext:value-type="float">
            <text:p>-0.018696</text:p>
          </table:table-cell>
          <table:table-cell table:style-name="ce8" table:number-columns-repeated="2"/>
          <table:table-cell/>
          <table:table-cell table:style-name="ce45" office:value-type="float" office:value="0.173979220416772" calcext:value-type="float">
            <text:p>0.173979</text:p>
          </table:table-cell>
          <table:table-cell table:style-name="ce183" office:value-type="string" calcext:value-type="string">
            <text:p>Y’</text:p>
          </table:table-cell>
          <table:table-cell table:number-columns-repeated="3"/>
          <table:table-cell office:value-type="float" office:value="0.340690289884395" calcext:value-type="float">
            <text:p>0.340690</text:p>
          </table:table-cell>
          <table:table-cell table:style-name="ce209" office:value-type="float" office:value="0.340690289884395" calcext:value-type="float">
            <text:p>0.340690</text:p>
          </table:table-cell>
          <table:table-cell table:style-name="ce209" office:value-type="float" office:value="0.340690289884395" calcext:value-type="float">
            <text:p>0.34069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7" table:number-columns-repeated="2"/>
          <table:table-cell table:style-name="ce30" office:value-type="float" office:value="0.869881373648204" calcext:value-type="float">
            <text:p>0.869881</text:p>
          </table:table-cell>
          <table:table-cell table:style-name="ce8"/>
          <table:table-cell table:style-name="ce157" office:value-type="string" calcext:value-type="string">
            <text:p>Rec context’</text:p>
          </table:table-cell>
          <table:table-cell/>
          <table:table-cell table:style-name="ce46" office:value-type="float" office:value="0.167747810680326" calcext:value-type="float">
            <text:p>0.167748</text:p>
          </table:table-cell>
          <table:table-cell table:style-name="ce184" table:number-matrix-columns-spanned="1" table:number-matrix-rows-spanned="2" table:formula="of:=1-[Forward.G23:.G24]^2" office:value-type="float" office:value="0.912502550801436" calcext:value-type="float">
            <text:p>0.912503</text:p>
          </table:table-cell>
          <table:table-cell table:number-columns-repeated="3"/>
          <table:table-cell office:value-type="float" office:value="0.323640755704336" calcext:value-type="float">
            <text:p>0.323641</text:p>
          </table:table-cell>
          <table:table-cell table:style-name="ce209" office:value-type="float" office:value="0.323640755704336" calcext:value-type="float">
            <text:p>0.323641</text:p>
          </table:table-cell>
          <table:table-cell table:style-name="ce209" office:value-type="float" office:value="0.323640755704336" calcext:value-type="float">
            <text:p>0.323641</text:p>
          </table:table-cell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158" table:number-matrix-columns-spanned="1" table:number-matrix-rows-spanned="2" table:formula="of:=1-[Forward.C23:.C24]^2" office:value-type="float" office:value="1" calcext:value-type="float">
            <text:p>1.000000</text:p>
          </table:table-cell>
          <table:table-cell/>
          <table:table-cell table:style-name="ce53"/>
          <table:table-cell table:style-name="ce184" office:value-type="float" office:value="0.444416150756947" calcext:value-type="float">
            <text:p>0.444416</text:p>
          </table:table-cell>
          <table:table-cell table:number-columns-repeated="4"/>
          <table:table-cell table:style-name="ce209" table:number-columns-repeated="2"/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112" office:value-type="string" calcext:value-type="string">
            <text:p>RNN</text:p>
          </table:table-cell>
          <table:table-cell table:style-name="ce8"/>
          <table:table-cell table:style-name="ce21" table:number-columns-repeated="2"/>
          <table:table-cell table:style-name="ce8" table:number-columns-repeated="2"/>
          <table:table-cell table:style-name="ce158" office:value-type="float" office:value="1" calcext:value-type="float">
            <text:p>1.000000</text:p>
          </table:table-cell>
          <table:table-cell/>
          <table:table-cell table:style-name="ce175" office:value-type="string" calcext:value-type="string">
            <text:p>Output</text:p>
          </table:table-cell>
          <table:table-cell table:style-name="ce53"/>
          <table:table-cell table:number-columns-repeated="3"/>
          <table:table-cell table:number-matrix-columns-spanned="3" table:number-matrix-rows-spanned="3" table:formula="of:=TRANSPOSE([.P32:.R34])" office:value-type="float" office:value="0.335668954411269" calcext:value-type="float">
            <text:p>0.335669</text:p>
          </table:table-cell>
          <table:table-cell table:style-name="ce209" office:value-type="float" office:value="0.340690289884395" calcext:value-type="float">
            <text:p>0.340690</text:p>
          </table:table-cell>
          <table:table-cell table:style-name="ce209" office:value-type="float" office:value="0.323640755704336" calcext:value-type="float">
            <text:p>0.32364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5668954411269" calcext:value-type="float">
            <text:p>0.335669</text:p>
          </table:table-cell>
          <table:table-cell table:style-name="ce209" office:value-type="float" office:value="0.340690289884395" calcext:value-type="float">
            <text:p>0.340690</text:p>
          </table:table-cell>
          <table:table-cell table:style-name="ce209" office:value-type="float" office:value="0.323640755704336" calcext:value-type="float">
            <text:p>0.323641</text:p>
          </table:table-cell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5668954411269" calcext:value-type="float">
            <text:p>0.335669</text:p>
          </table:table-cell>
          <table:table-cell table:style-name="ce209" office:value-type="float" office:value="0.340690289884395" calcext:value-type="float">
            <text:p>0.340690</text:p>
          </table:table-cell>
          <table:table-cell table:style-name="ce209" office:value-type="float" office:value="0.323640755704336" calcext:value-type="float">
            <text:p>0.323641</text:p>
          </table:table-cell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95" office:value-type="string" calcext:value-type="string" table:number-columns-spanned="18" table:number-rows-spanned="1">
            <text:p>STEP 2</text:p>
          </table:table-cell>
          <table:covered-table-cell table:number-columns-repeated="17" table:style-name="ce104"/>
          <table:table-cell table:style-name="ce17"/>
          <table:table-cell table:number-columns-repeated="1005"/>
        </table:table-row>
        <table:table-row table:style-name="ro1">
          <table:table-cell table:style-name="ce96"/>
          <table:table-cell table:style-name="ce18" table:number-columns-repeated="1023"/>
        </table:table-row>
        <table:table-row table:style-name="ro4">
          <table:table-cell table:style-name="ce97" office:value-type="string" calcext:value-type="string">
            <text:p><text:span text:style-name="T2">Δ </text:span>Context vector</text:p>
          </table:table-cell>
          <table:table-cell/>
          <table:table-cell table:style-name="ce35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47"/>
          <table:table-cell/>
          <table:table-cell table:style-name="ce63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8"/>
          <table:table-cell/>
          <table:table-cell table:style-name="ce78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53"/>
          <table:table-cell table:number-columns-repeated="1008"/>
        </table:table-row>
        <table:table-row table:style-name="ro1">
          <table:table-cell table:style-name="ce57" table:number-matrix-columns-spanned="1" table:number-matrix-rows-spanned="2" table:formula="of:=MMULT(TRANSPOSE([Forward.F31:.G33]);[.L51:.L53])" office:value-type="float" office:value="0.0607312437096752" calcext:value-type="float">
            <text:p>0.060731</text:p>
          </table:table-cell>
          <table:table-cell/>
          <table:table-cell table:style-name="ce36" office:value-type="string" calcext:value-type="string" table:number-columns-spanned="4" table:number-rows-spanned="1">
            <text:p>Δw</text:p>
          </table:table-cell>
          <table:covered-table-cell table:number-columns-repeated="2" table:style-name="ce48"/>
          <table:covered-table-cell table:style-name="ce54"/>
          <table:table-cell/>
          <table:table-cell table:style-name="ce64" office:value-type="string" calcext:value-type="string" table:number-columns-spanned="4" table:number-rows-spanned="1">
            <text:p>Δw</text:p>
          </table:table-cell>
          <table:covered-table-cell table:number-columns-repeated="2" table:style-name="ce69"/>
          <table:covered-table-cell table:style-name="ce73"/>
          <table:table-cell/>
          <table:table-cell table:style-name="ce79" office:value-type="string" calcext:value-type="string" table:number-columns-spanned="4" table:number-rows-spanned="1">
            <text:p>Δw</text:p>
          </table:table-cell>
          <table:covered-table-cell table:number-columns-repeated="2" table:style-name="ce85"/>
          <table:covered-table-cell table:style-name="ce89"/>
          <table:table-cell table:number-columns-repeated="1008"/>
        </table:table-row>
        <table:table-row table:style-name="ro1">
          <table:table-cell table:style-name="ce59" office:value-type="float" office:value="-0.0570429239105803" calcext:value-type="float">
            <text:p>-0.057043</text:p>
          </table:table-cell>
          <table:table-cell/>
          <table:table-cell table:style-name="ce105" table:number-matrix-columns-spanned="4" table:number-matrix-rows-spanned="2" table:formula="of:=MMULT(TRANSPOSE([.I51:.J51]*[.I56:.J56]);[Forward.A31:.D31])+MMULT(TRANSPOSE([.I52:.J52]*[.I57:.J57]);[Forward.A32:.D32])+MMULT(TRANSPOSE([.I53:.J53]*[.I58:.J58]);[Forward.A33:.D33])" office:value-type="float" office:value="0.0545357731755402" calcext:value-type="float">
            <text:p>0.054536</text:p>
          </table:table-cell>
          <table:table-cell table:style-name="ce119" office:value-type="float" office:value="-0.0864845581407258" calcext:value-type="float">
            <text:p>-0.086485</text:p>
          </table:table-cell>
          <table:table-cell table:style-name="ce119" office:value-type="float" office:value="0.00237549818332066" calcext:value-type="float">
            <text:p>0.002375</text:p>
          </table:table-cell>
          <table:table-cell table:style-name="ce131" office:value-type="float" office:value="-0.00657389805814115" calcext:value-type="float">
            <text:p>-0.006574</text:p>
          </table:table-cell>
          <table:table-cell/>
          <table:table-cell table:style-name="ce145" table:number-matrix-columns-spanned="4" table:number-matrix-rows-spanned="2" table:formula="of:=MMULT([.H47:.H48];TRANSPOSE([Forward.A40:.A43]))" office:value-type="float" office:value="-0.122504310517524" calcext:value-type="float">
            <text:p>-0.122504</text:p>
          </table:table-cell>
          <table:table-cell table:style-name="ce159" office:value-type="float" office:value="0.18396328171721" calcext:value-type="float">
            <text:p>0.183963</text:p>
          </table:table-cell>
          <table:table-cell table:style-name="ce159" office:value-type="float" office:value="0.354194338931058" calcext:value-type="float">
            <text:p>0.354194</text:p>
          </table:table-cell>
          <table:table-cell table:style-name="ce176" office:value-type="float" office:value="-0.354194338931058" calcext:value-type="float">
            <text:p>-0.354194</text:p>
          </table:table-cell>
          <table:table-cell/>
          <table:table-cell table:style-name="ce187" table:number-matrix-columns-spanned="4" table:number-matrix-rows-spanned="2" table:formula="of:=MMULT([.M47:.M48];TRANSPOSE([Forward.F40:.F43]))" office:value-type="float" office:value="0.163773146458273" calcext:value-type="float">
            <text:p>0.163773</text:p>
          </table:table-cell>
          <table:table-cell table:style-name="ce194" office:value-type="float" office:value="-0.245811930266621" calcext:value-type="float">
            <text:p>-0.245812</text:p>
          </table:table-cell>
          <table:table-cell table:style-name="ce194" office:value-type="float" office:value="0.192237223665451" calcext:value-type="float">
            <text:p>0.192237</text:p>
          </table:table-cell>
          <table:table-cell table:style-name="ce204" office:value-type="float" office:value="-0.531992792177257" calcext:value-type="float">
            <text:p>-0.53199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6" office:value-type="float" office:value="0.0809423395400583" calcext:value-type="float">
            <text:p>0.080942</text:p>
          </table:table-cell>
          <table:table-cell table:style-name="ce120" office:value-type="float" office:value="-0.128034527519427" calcext:value-type="float">
            <text:p>-0.128035</text:p>
          </table:table-cell>
          <table:table-cell table:style-name="ce120" office:value-type="float" office:value="0.00591120733782357" calcext:value-type="float">
            <text:p>0.005911</text:p>
          </table:table-cell>
          <table:table-cell table:style-name="ce132" office:value-type="float" office:value="-0.0163585367954553" calcext:value-type="float">
            <text:p>-0.016359</text:p>
          </table:table-cell>
          <table:table-cell/>
          <table:table-cell table:style-name="ce146" office:value-type="float" office:value="0.064459896754044" calcext:value-type="float">
            <text:p>0.064460</text:p>
          </table:table-cell>
          <table:table-cell table:style-name="ce160" office:value-type="float" office:value="-0.0967986685197507" calcext:value-type="float">
            <text:p>-0.096799</text:p>
          </table:table-cell>
          <table:table-cell table:style-name="ce160" office:value-type="float" office:value="-0.186371650286516" calcext:value-type="float">
            <text:p>-0.186372</text:p>
          </table:table-cell>
          <table:table-cell table:style-name="ce177" office:value-type="float" office:value="0.186371650286516" calcext:value-type="float">
            <text:p>0.186372</text:p>
          </table:table-cell>
          <table:table-cell/>
          <table:table-cell table:style-name="ce188" office:value-type="float" office:value="0" calcext:value-type="float">
            <text:p>0.000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05" office:value-type="float" office:value="0" calcext:value-type="float">
            <text:p>0.0000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Δb</text:p>
          </table:table-cell>
          <table:table-cell table:style-name="ce121"/>
          <table:table-cell table:style-name="ce47"/>
          <table:table-cell table:style-name="ce56"/>
          <table:table-cell/>
          <table:table-cell table:style-name="ce67" office:value-type="string" calcext:value-type="string">
            <text:p>Δb</text:p>
          </table:table-cell>
          <table:table-cell table:style-name="ce8"/>
          <table:table-cell table:style-name="ce71" office:value-type="string" calcext:value-type="string" table:number-columns-spanned="2" table:number-rows-spanned="1">
            <text:p>Δw<text:span text:style-name="T1">rec</text:span></text:p>
          </table:table-cell>
          <table:covered-table-cell table:style-name="ce75"/>
          <table:table-cell/>
          <table:table-cell table:style-name="ce82" office:value-type="string" calcext:value-type="string">
            <text:p>Δb</text:p>
          </table:table-cell>
          <table:table-cell table:style-name="ce53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7" table:number-matrix-columns-spanned="1" table:number-matrix-rows-spanned="2" table:formula="of:=TRANSPOSE([.I51:.J51]*[.I56:.J56])+TRANSPOSE([.I52:.J52]*[.I57:.J57])+TRANSPOSE([.I53:.J53]*[.I58:.J58])" office:value-type="float" office:value="-0.00978971527752606" calcext:value-type="float">
            <text:p>-0.009790</text:p>
          </table:table-cell>
          <table:table-cell table:style-name="ce121"/>
          <table:table-cell table:style-name="ce47"/>
          <table:table-cell table:style-name="ce56"/>
          <table:table-cell/>
          <table:table-cell table:style-name="ce29" table:number-matrix-columns-spanned="1" table:number-matrix-rows-spanned="2" table:formula="of:=[.I66:.I67]*[.I62:.I63]" office:value-type="float" office:value="0.590323898218429" calcext:value-type="float">
            <text:p>0.590324</text:p>
          </table:table-cell>
          <table:table-cell table:style-name="ce8"/>
          <table:table-cell table:style-name="ce167" table:number-matrix-columns-spanned="2" table:number-matrix-rows-spanned="2" table:formula="of:=MMULT([.H47:.H48];TRANSPOSE([Forward.C23:.C24]))" office:value-type="float" office:value="0" calcext:value-type="float">
            <text:p>0.000000</text:p>
          </table:table-cell>
          <table:table-cell table:style-name="ce176" office:value-type="float" office:value="0" calcext:value-type="float">
            <text:p>0.000000</text:p>
          </table:table-cell>
          <table:table-cell/>
          <table:table-cell table:style-name="ce189" table:number-matrix-columns-spanned="1" table:number-matrix-rows-spanned="2" table:formula="of:=[.L62:.L63]*[.L65:.L66]" office:value-type="float" office:value="-0.792232845573526" calcext:value-type="float">
            <text:p>-0.792233</text:p>
          </table:table-cell>
          <table:table-cell table:style-name="ce53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8" office:value-type="float" office:value="-0.0243608002691973" calcext:value-type="float">
            <text:p>-0.024361</text:p>
          </table:table-cell>
          <table:table-cell table:style-name="ce49" table:number-columns-repeated="2"/>
          <table:table-cell table:style-name="ce55"/>
          <table:table-cell/>
          <table:table-cell table:style-name="ce30" office:value-type="float" office:value="-0.310619417144194" calcext:value-type="float">
            <text:p>-0.310619</text:p>
          </table:table-cell>
          <table:table-cell table:style-name="ce70"/>
          <table:table-cell table:style-name="ce146" office:value-type="float" office:value="0" calcext:value-type="float">
            <text:p>0.000000</text:p>
          </table:table-cell>
          <table:table-cell table:style-name="ce177" office:value-type="float" office:value="0" calcext:value-type="float">
            <text:p>0.000000</text:p>
          </table:table-cell>
          <table:table-cell/>
          <table:table-cell table:style-name="ce46" office:value-type="float" office:value="0" calcext:value-type="float">
            <text:p>0.000000</text:p>
          </table:table-cell>
          <table:table-cell table:style-name="ce86" table:number-columns-repeated="2"/>
          <table:table-cell table:style-name="ce90"/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Δ Input sequence</text:p>
          </table:table-cell>
          <table:covered-table-cell table:style-name="ce15"/>
          <table:table-cell table:style-name="ce15"/>
          <table:table-cell table:style-name="ce2" office:value-type="string" calcext:value-type="string" table:number-columns-spanned="4" table:number-rows-spanned="1">
            <text:p>Δ Attention sequence</text:p>
          </table:table-cell>
          <table:covered-table-cell table:number-columns-repeated="3" table:style-name="ce19"/>
          <table:table-cell/>
          <table:table-cell table:style-name="ce2" office:value-type="string" calcext:value-type="string" table:number-columns-spanned="2" table:number-rows-spanned="1">
            <text:p><text:span text:style-name="T2">Δ </text:span>Attention matrix</text:p>
          </table:table-cell>
          <table:covered-table-cell table:style-name="ce15"/>
          <table:table-cell table:style-name="ce15"/>
          <table:table-cell table:style-name="ce15" office:value-type="string" calcext:value-type="string">
            <text:p><text:span text:style-name="T2">Δ </text:span>Attention context</text:p>
          </table:table-cell>
          <table:table-cell table:style-name="ce15"/>
          <table:table-cell table:style-name="ce15" office:value-type="string" calcext:value-type="string">
            <text:p><text:span text:style-name="T2">Δ I</text:span>mportance score</text:p>
          </table:table-cell>
          <table:table-cell table:style-name="ce19"/>
          <table:table-cell table:style-name="ce72" office:value-type="string" calcext:value-type="string" table:number-columns-spanned="2" table:number-rows-spanned="1">
            <text:p>Δ Att<text:span text:style-name="T1">2</text:span></text:p>
          </table:table-cell>
          <table:covered-table-cell table:style-name="ce214"/>
          <table:table-cell table:style-name="ce214"/>
          <table:table-cell table:number-columns-repeated="1006"/>
        </table:table-row>
        <table:table-row table:style-name="ro1">
          <table:table-cell table:style-name="ce42" table:number-matrix-columns-spanned="2" table:number-matrix-rows-spanned="1" table:formula="of:=[.P51:.Q51]*[Forward.K31]+[.D51:.E51]" office:value-type="float" office:value="-0.2534002295549" calcext:value-type="float">
            <text:p>-0.253400</text:p>
          </table:table-cell>
          <table:table-cell table:style-name="ce34" office:value-type="float" office:value="0.17646949289883" calcext:value-type="float">
            <text:p>0.176469</text:p>
          </table:table-cell>
          <table:table-cell table:style-name="ce19"/>
          <table:table-cell table:style-name="ce122" table:number-matrix-columns-spanned="4" table:number-matrix-rows-spanned="1" table:formula="of:=MMULT([.I51:.J51]*[.I56:.J56]; [Forward.$F$5:.$I$6])" office:value-type="float" office:value="-0.0207928459129824" calcext:value-type="float">
            <text:p>-0.020793</text:p>
          </table:table-cell>
          <table:table-cell table:style-name="ce23" office:value-type="float" office:value="-0.00856165222824516" calcext:value-type="float">
            <text:p>-0.008562</text:p>
          </table:table-cell>
          <table:table-cell table:style-name="ce23" office:value-type="float" office:value="0.019458967249906" calcext:value-type="float">
            <text:p>0.019459</text:p>
          </table:table-cell>
          <table:table-cell table:style-name="ce34" office:value-type="float" office:value="-0.0315788515868278" calcext:value-type="float">
            <text:p>-0.031579</text:p>
          </table:table-cell>
          <table:table-cell/>
          <table:table-cell table:style-name="ce152" table:number-matrix-columns-spanned="2" table:number-matrix-rows-spanned="3" table:formula="of:=MMULT([.L51:.L53];TRANSPOSE([Forward.$D$4:.$D$5]))" office:value-type="float" office:value="-0.0351205092091999" calcext:value-type="float">
            <text:p>-0.035121</text:p>
          </table:table-cell>
          <table:table-cell table:style-name="ce163" office:value-type="float" office:value="-0.0585341820153332" calcext:value-type="float">
            <text:p>-0.058534</text:p>
          </table:table-cell>
          <table:table-cell/>
          <table:table-cell table:style-name="ce57" table:number-matrix-columns-spanned="1" table:number-matrix-rows-spanned="3" table:formula="of:=MMULT([.P55:.R57];[.N51:.N53])" office:value-type="float" office:value="0.117068364030666" calcext:value-type="float">
            <text:p>0.117068</text:p>
          </table:table-cell>
          <table:table-cell table:style-name="ce61"/>
          <table:table-cell table:style-name="ce57" table:number-matrix-columns-spanned="1" table:number-matrix-rows-spanned="1" table:formula="of:=MMULT([.P51:.Q51]; TRANSPOSE([Forward.$A$4:.$B$4]))" office:value-type="float" office:value="0.665138422995919" calcext:value-type="float">
            <text:p>0.665138</text:p>
          </table:table-cell>
          <table:table-cell table:style-name="ce19"/>
          <table:table-cell table:style-name="ce122" table:number-matrix-columns-spanned="2" table:number-matrix-rows-spanned="1" table:formula="of:=TRANSPOSE([.K62:.K63]+[.E93:.E94])" office:value-type="float" office:value="-0.695150983366661" calcext:value-type="float">
            <text:p>-0.695151</text:p>
          </table:table-cell>
          <table:table-cell table:style-name="ce34" office:value-type="float" office:value="0.55296861378465" calcext:value-type="float">
            <text:p>0.552969</text:p>
          </table:table-cell>
          <table:table-cell table:style-name="ce217"/>
          <table:table-cell table:number-columns-repeated="1006"/>
        </table:table-row>
        <table:table-row table:style-name="ro1">
          <table:table-cell table:style-name="ce42" table:number-matrix-columns-spanned="2" table:number-matrix-rows-spanned="1" table:formula="of:=[.P51:.Q51]*[Forward.K32]+[.D52:.E52]" office:value-type="float" office:value="-0.262201375891816" calcext:value-type="float">
            <text:p>-0.262201</text:p>
          </table:table-cell>
          <table:table-cell table:style-name="ce34" office:value-type="float" office:value="0.178136911326657" calcext:value-type="float">
            <text:p>0.178137</text:p>
          </table:table-cell>
          <table:table-cell table:style-name="ce19"/>
          <table:table-cell table:style-name="ce42" table:number-matrix-columns-spanned="4" table:number-matrix-rows-spanned="1" table:formula="of:=MMULT([.I52:.J52]*[.I57:.J57]; [Forward.$F$5:.$I$6])" office:value-type="float" office:value="-0.025421162640894" calcext:value-type="float">
            <text:p>-0.025421</text:p>
          </table:table-cell>
          <table:table-cell table:style-name="ce23" office:value-type="float" office:value="-0.0102135757270823" calcext:value-type="float">
            <text:p>-0.010214</text:p>
          </table:table-cell>
          <table:table-cell table:style-name="ce24" office:value-type="float" office:value="0.0247826179709538" calcext:value-type="float">
            <text:p>0.024783</text:p>
          </table:table-cell>
          <table:table-cell table:style-name="ce34" office:value-type="float" office:value="-0.039577213568449" calcext:value-type="float">
            <text:p>-0.039577</text:p>
          </table:table-cell>
          <table:table-cell/>
          <table:table-cell table:style-name="ce153" office:value-type="float" office:value="-0.0428539553690812" calcext:value-type="float">
            <text:p>-0.042854</text:p>
          </table:table-cell>
          <table:table-cell table:style-name="ce164" office:value-type="float" office:value="-0.0714232589484686" calcext:value-type="float">
            <text:p>-0.071423</text:p>
          </table:table-cell>
          <table:table-cell/>
          <table:table-cell table:style-name="ce58" office:value-type="float" office:value="0.142846517896937" calcext:value-type="float">
            <text:p>0.142847</text:p>
          </table:table-cell>
          <table:table-cell table:style-name="ce61"/>
          <table:table-cell table:style-name="ce196" table:number-matrix-columns-spanned="1" table:number-matrix-rows-spanned="1" table:formula="of:=MMULT([.P51:.Q51]; TRANSPOSE([Forward.$A$5:.$B$5]))" office:value-type="float" office:value="0.734653521332585" calcext:value-type="float">
            <text:p>0.734654</text:p>
          </table:table-cell>
          <table:table-cell table:style-name="ce19"/>
          <table:table-cell table:style-name="ce206" table:number-columns-repeated="3"/>
          <table:table-cell table:number-columns-repeated="1006"/>
        </table:table-row>
        <table:table-row table:style-name="ro1">
          <table:table-cell table:style-name="ce42" table:number-matrix-columns-spanned="2" table:number-matrix-rows-spanned="1" table:formula="of:=[.P51:.Q51]*[Forward.K33]+[.D53:.E53]" office:value-type="float" office:value="-0.187358452557041" calcext:value-type="float">
            <text:p>-0.187358</text:p>
          </table:table-cell>
          <table:table-cell table:style-name="ce34" office:value-type="float" office:value="0.196882403475072" calcext:value-type="float">
            <text:p>0.196882</text:p>
          </table:table-cell>
          <table:table-cell table:style-name="ce19"/>
          <table:table-cell table:style-name="ce42" table:number-matrix-columns-spanned="4" table:number-matrix-rows-spanned="1" table:formula="of:=MMULT([.I53:.J53]*[.I58:.J58]; [Forward.$F$5:.$I$6])" office:value-type="float" office:value="0.0384049339167792" calcext:value-type="float">
            <text:p>0.038405</text:p>
          </table:table-cell>
          <table:table-cell table:style-name="ce23" office:value-type="float" office:value="0.0172954218712368" calcext:value-type="float">
            <text:p>0.017295</text:p>
          </table:table-cell>
          <table:table-cell table:style-name="ce24" office:value-type="float" office:value="-0.0301486372006031" calcext:value-type="float">
            <text:p>-0.030149</text:p>
          </table:table-cell>
          <table:table-cell table:style-name="ce34" office:value-type="float" office:value="0.0526690940525951" calcext:value-type="float">
            <text:p>0.052669</text:p>
          </table:table-cell>
          <table:table-cell/>
          <table:table-cell table:style-name="ce154" office:value-type="float" office:value="0.0779744645782811" calcext:value-type="float">
            <text:p>0.077974</text:p>
          </table:table-cell>
          <table:table-cell table:style-name="ce165" office:value-type="float" office:value="0.129957440963802" calcext:value-type="float">
            <text:p>0.129957</text:p>
          </table:table-cell>
          <table:table-cell/>
          <table:table-cell table:style-name="ce59" office:value-type="float" office:value="-0.259914881927603" calcext:value-type="float">
            <text:p>-0.259915</text:p>
          </table:table-cell>
          <table:table-cell table:style-name="ce19"/>
          <table:table-cell table:style-name="ce197" table:number-matrix-columns-spanned="1" table:number-matrix-rows-spanned="1" table:formula="of:=MMULT([.P51:.Q51]; TRANSPOSE([Forward.$A$6:.$B$6]))" office:value-type="float" office:value="-0.485029601902323" calcext:value-type="float">
            <text:p>-0.485030</text:p>
          </table:table-cell>
          <table:table-cell table:style-name="ce19" table:number-columns-repeated="4"/>
          <table:table-cell table:number-columns-repeated="1006"/>
        </table:table-row>
        <table:table-row table:style-name="ro4">
          <table:table-cell table:style-name="ce19" table:number-columns-repeated="7"/>
          <table:table-cell/>
          <table:table-cell table:style-name="ce19" table:number-columns-repeated="2"/>
          <table:table-cell/>
          <table:table-cell table:style-name="ce60"/>
          <table:table-cell table:style-name="ce19" table:number-columns-repeated="3"/>
          <table:table-cell table:style-name="ce2" office:value-type="string" calcext:value-type="string" table:number-columns-spanned="3" table:number-rows-spanned="1">
            <text:p><text:span text:style-name="T2">I</text:span>mport. score softmax gradient</text:p>
          </table:table-cell>
          <table:covered-table-cell table:number-columns-repeated="2" table:style-name="ce19"/>
          <table:table-cell table:number-columns-repeated="1006"/>
        </table:table-row>
        <table:table-row table:style-name="ro4">
          <table:table-cell table:style-name="ce19" table:number-columns-repeated="7"/>
          <table:table-cell/>
          <table:table-cell table:style-name="ce155" office:value-type="string" calcext:value-type="string" table:number-columns-spanned="2" table:number-rows-spanned="1">
            <text:p>Attention matrix ‘</text:p>
          </table:table-cell>
          <table:covered-table-cell table:style-name="ce166"/>
          <table:table-cell/>
          <table:table-cell table:style-name="ce60"/>
          <table:table-cell table:style-name="ce19" table:number-columns-repeated="3"/>
          <table:table-cell table:style-name="ce207" table:number-matrix-columns-spanned="3" table:number-matrix-rows-spanned="3" table:formula="of:=[.P63:.R65]*([.P59:.R61]-[.P67:.R69])" office:value-type="float" office:value="0.222647534048102" calcext:value-type="float">
            <text:p>0.222648</text:p>
          </table:table-cell>
          <table:table-cell table:style-name="ce215" office:value-type="float" office:value="-0.11397526767871" calcext:value-type="float">
            <text:p>-0.113975</text:p>
          </table:table-cell>
          <table:table-cell table:style-name="ce163" office:value-type="float" office:value="-0.108672266369392" calcext:value-type="float">
            <text:p>-0.108672</text:p>
          </table:table-cell>
          <table:table-cell table:number-columns-repeated="1006"/>
        </table:table-row>
        <table:table-row table:style-name="ro1">
          <table:table-cell table:style-name="ce19" table:number-columns-repeated="7"/>
          <table:table-cell/>
          <table:table-cell table:style-name="ce156" table:number-matrix-columns-spanned="2" table:number-matrix-rows-spanned="3" table:formula="of:=1-[Forward.F31:.G33]^2" office:value-type="float" office:value="0.981455804165341" calcext:value-type="float">
            <text:p>0.981456</text:p>
          </table:table-cell>
          <table:table-cell table:style-name="ce60" office:value-type="float" office:value="0.892818287582886" calcext:value-type="float">
            <text:p>0.892818</text:p>
          </table:table-cell>
          <table:table-cell/>
          <table:table-cell table:style-name="ce19" table:number-columns-repeated="4"/>
          <table:table-cell table:style-name="ce153" office:value-type="float" office:value="-0.11397526767871" calcext:value-type="float">
            <text:p>-0.113975</text:p>
          </table:table-cell>
          <table:table-cell table:style-name="ce62" office:value-type="float" office:value="0.224597045898001" calcext:value-type="float">
            <text:p>0.224597</text:p>
          </table:table-cell>
          <table:table-cell table:style-name="ce164" office:value-type="float" office:value="-0.110621778219291" calcext:value-type="float">
            <text:p>-0.110622</text:p>
          </table:table-cell>
          <table:table-cell table:number-columns-repeated="1006"/>
        </table:table-row>
        <table:table-row table:style-name="ro1">
          <table:table-cell table:style-name="ce19" table:number-columns-repeated="7"/>
          <table:table-cell/>
          <table:table-cell table:style-name="ce60" office:value-type="float" office:value="0.97261233372718" calcext:value-type="float">
            <text:p>0.972612</text:p>
          </table:table-cell>
          <table:table-cell table:style-name="ce60" office:value-type="float" office:value="0.904262642784535" calcext:value-type="float">
            <text:p>0.904263</text:p>
          </table:table-cell>
          <table:table-cell/>
          <table:table-cell table:style-name="ce19" table:number-columns-repeated="4"/>
          <table:table-cell table:style-name="ce154" office:value-type="float" office:value="-0.108672266369392" calcext:value-type="float">
            <text:p>-0.108672</text:p>
          </table:table-cell>
          <table:table-cell table:style-name="ce216" office:value-type="float" office:value="-0.110621778219291" calcext:value-type="float">
            <text:p>-0.110622</text:p>
          </table:table-cell>
          <table:table-cell table:style-name="ce165" office:value-type="float" office:value="0.219294044588683" calcext:value-type="float">
            <text:p>0.219294</text:p>
          </table:table-cell>
          <table:table-cell table:number-columns-repeated="1006"/>
        </table:table-row>
        <table:table-row table:style-name="ro1">
          <table:table-cell table:style-name="ce98" office:value-type="string" calcext:value-type="string">
            <text:p>Attention Network</text:p>
          </table:table-cell>
          <table:table-cell table:style-name="ce19" table:number-columns-repeated="6"/>
          <table:table-cell/>
          <table:table-cell table:style-name="ce60" office:value-type="float" office:value="0.851045252198266" calcext:value-type="float">
            <text:p>0.851045</text:p>
          </table:table-cell>
          <table:table-cell table:style-name="ce60" office:value-type="float" office:value="0.71165584740611" calcext:value-type="float">
            <text:p>0.711656</text:p>
          </table:table-cell>
          <table:table-cell/>
          <table:table-cell table:style-name="ce19" table:number-columns-repeated="7"/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8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77" table:number-columns-repeated="2"/>
          <table:table-cell table:style-name="ce113" office:value-type="string" calcext:value-type="string">
            <text:p>Δ Label</text:p>
          </table:table-cell>
          <table:table-cell table:style-name="ce8"/>
          <table:table-cell table:style-name="ce26" office:value-type="string" calcext:value-type="string">
            <text:p>Δ Prev Att <text:span text:style-name="T1">rec</text:span></text:p>
          </table:table-cell>
          <table:table-cell table:style-name="ce133"/>
          <table:table-cell table:style-name="ce9" office:value-type="string" calcext:value-type="string">
            <text:p>Δ Rec Input</text:p>
          </table:table-cell>
          <table:table-cell table:style-name="ce8"/>
          <table:table-cell table:style-name="ce26" office:value-type="string" calcext:value-type="string">
            <text:p>Δ Rec context</text:p>
          </table:table-cell>
          <table:table-cell/>
          <table:table-cell table:style-name="ce174" office:value-type="string" calcext:value-type="string">
            <text:p>Δ Final input</text:p>
          </table:table-cell>
          <table:table-cell table:style-name="ce182" office:value-type="string" calcext:value-type="string">
            <text:p>ΔY<text:span text:style-name="T1">2</text:span></text:p>
          </table:table-cell>
          <table:table-cell table:number-columns-repeated="3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7" table:number-columns-repeated="2"/>
          <table:table-cell table:style-name="ce114" table:number-matrix-columns-spanned="1" table:number-matrix-rows-spanned="2" table:formula="of:=[.G64:.G65]" office:value-type="float" office:value="-0.0186959672864362" calcext:value-type="float">
            <text:p>-0.018696</text:p>
          </table:table-cell>
          <table:table-cell table:style-name="ce8"/>
          <table:table-cell table:style-name="ce123" table:number-matrix-columns-spanned="1" table:number-matrix-rows-spanned="2" table:formula="of:=[.G62:.G63]" office:value-type="float" office:value="0.413226728752901" calcext:value-type="float">
            <text:p>0.413227</text:p>
          </table:table-cell>
          <table:table-cell table:style-name="ce133"/>
          <table:table-cell table:style-name="ce29" table:number-matrix-columns-spanned="1" table:number-matrix-rows-spanned="4" table:formula="of:=MMULT(TRANSPOSE([Forward.$K$5:.$N$6]);[.H47:.H48])" office:value-type="float" office:value="0.413226728752901" calcext:value-type="float">
            <text:p>0.413227</text:p>
          </table:table-cell>
          <table:table-cell table:style-name="ce8"/>
          <table:table-cell table:style-name="ce29" table:number-matrix-columns-spanned="1" table:number-matrix-rows-spanned="2" table:formula="of:=[.K64:.K65]+TRANSPOSE([.F51:.G51]+[.F52:.G52]+[.F53:.G53])+MMULT(TRANSPOSE([Forward.$M$8:.$N$9]);[.H78:.H79])" office:value-type="float" office:value="0.627256911166018" calcext:value-type="float">
            <text:p>0.627257</text:p>
          </table:table-cell>
          <table:table-cell/>
          <table:table-cell table:style-name="ce44" table:number-matrix-columns-spanned="1" table:number-matrix-rows-spanned="4" table:formula="of:=MMULT(TRANSPOSE([Forward.$P$5:.$S$6]);[.M47:.M48])" office:value-type="float" office:value="-0.713009561016173" calcext:value-type="float">
            <text:p>-0.713010</text:p>
          </table:table-cell>
          <table:table-cell table:style-name="ce83" office:value-type="float" office:value="-0.9" calcext:value-type="float">
            <text:p>-0.9</text:p>
          </table:table-cell>
          <table:table-cell/>
          <table:table-cell table:style-name="ce1"/>
          <table:table-cell/>
          <table:table-cell table:style-name="ce208" table:number-columns-repeated="3"/>
          <table:table-cell table:number-columns-repeated="1006"/>
        </table:table-row>
        <table:table-row table:style-name="ro1">
          <table:table-cell table:style-name="ce77" table:number-columns-repeated="2"/>
          <table:table-cell table:style-name="ce115" office:value-type="float" office:value="0.869881373648204" calcext:value-type="float">
            <text:p>0.869881</text:p>
          </table:table-cell>
          <table:table-cell table:style-name="ce8"/>
          <table:table-cell table:style-name="ce30" office:value-type="float" office:value="-0.211250604786944" calcext:value-type="float">
            <text:p>-0.211251</text:p>
          </table:table-cell>
          <table:table-cell table:style-name="ce8"/>
          <table:table-cell table:style-name="ce140" office:value-type="float" office:value="-0.211250604786944" calcext:value-type="float">
            <text:p>-0.211251</text:p>
          </table:table-cell>
          <table:table-cell table:style-name="ce8"/>
          <table:table-cell table:style-name="ce30" office:value-type="float" office:value="-0.565715603275193" calcext:value-type="float">
            <text:p>-0.565716</text:p>
          </table:table-cell>
          <table:table-cell/>
          <table:table-cell table:style-name="ce45" office:value-type="float" office:value="0.554562991901468" calcext:value-type="float">
            <text:p>0.554563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number-matrix-columns-spanned="3" table:number-matrix-rows-spanned="3" table:formula="of:=[Forward.K31:.K33]" office:value-type="float" office:value="0.334614190596963" calcext:value-type="float">
            <text:p>0.334614</text:p>
          </table:table-cell>
          <table:table-cell table:style-name="ce209" office:value-type="float" office:value="0.334614190596963" calcext:value-type="float">
            <text:p>0.334614</text:p>
          </table:table-cell>
          <table:table-cell table:style-name="ce209" office:value-type="float" office:value="0.334614190596963" calcext:value-type="float">
            <text:p>0.33461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140" office:value-type="float" office:value="-0.0186959672864362" calcext:value-type="float">
            <text:p>-0.018696</text:p>
          </table:table-cell>
          <table:table-cell table:style-name="ce8" table:number-columns-repeated="2"/>
          <table:table-cell/>
          <table:table-cell table:style-name="ce45" office:value-type="float" office:value="0.633786276458821" calcext:value-type="float">
            <text:p>0.633786</text:p>
          </table:table-cell>
          <table:table-cell table:style-name="ce183" office:value-type="string" calcext:value-type="string">
            <text:p>Y’</text:p>
          </table:table-cell>
          <table:table-cell table:number-columns-repeated="3"/>
          <table:table-cell office:value-type="float" office:value="0.34061695792212" calcext:value-type="float">
            <text:p>0.340617</text:p>
          </table:table-cell>
          <table:table-cell table:style-name="ce209" office:value-type="float" office:value="0.34061695792212" calcext:value-type="float">
            <text:p>0.340617</text:p>
          </table:table-cell>
          <table:table-cell table:style-name="ce209" office:value-type="float" office:value="0.34061695792212" calcext:value-type="float">
            <text:p>0.3406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7" table:number-columns-repeated="2"/>
          <table:table-cell table:style-name="ce30" office:value-type="float" office:value="0.869881373648204" calcext:value-type="float">
            <text:p>0.869881</text:p>
          </table:table-cell>
          <table:table-cell table:style-name="ce8"/>
          <table:table-cell table:style-name="ce157" office:value-type="string" calcext:value-type="string">
            <text:p>Rec context’</text:p>
          </table:table-cell>
          <table:table-cell/>
          <table:table-cell table:style-name="ce46" office:value-type="float" office:value="-0.554562991901468" calcext:value-type="float">
            <text:p>-0.554563</text:p>
          </table:table-cell>
          <table:table-cell table:style-name="ce184" table:number-matrix-columns-spanned="1" table:number-matrix-rows-spanned="2" table:formula="of:=1-[Forward.G40:.G41]^2" office:value-type="float" office:value="0.880258717303918" calcext:value-type="float">
            <text:p>0.880259</text:p>
          </table:table-cell>
          <table:table-cell table:number-columns-repeated="3"/>
          <table:table-cell office:value-type="float" office:value="0.324768851480917" calcext:value-type="float">
            <text:p>0.324769</text:p>
          </table:table-cell>
          <table:table-cell table:style-name="ce209" office:value-type="float" office:value="0.324768851480917" calcext:value-type="float">
            <text:p>0.324769</text:p>
          </table:table-cell>
          <table:table-cell table:style-name="ce209" office:value-type="float" office:value="0.324768851480917" calcext:value-type="float">
            <text:p>0.32476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158" table:number-matrix-columns-spanned="1" table:number-matrix-rows-spanned="2" table:formula="of:=1-[Forward.C40:.C41]^2" office:value-type="float" office:value="0.941119799096461" calcext:value-type="float">
            <text:p>0.941120</text:p>
          </table:table-cell>
          <table:table-cell/>
          <table:table-cell table:style-name="ce53"/>
          <table:table-cell table:style-name="ce184" office:value-type="float" office:value="0.36550715248062" calcext:value-type="float">
            <text:p>0.365507</text:p>
          </table:table-cell>
          <table:table-cell table:number-columns-repeated="4"/>
          <table:table-cell table:style-name="ce20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12" office:value-type="string" calcext:value-type="string">
            <text:p>RNN</text:p>
          </table:table-cell>
          <table:table-cell table:style-name="ce8"/>
          <table:table-cell table:style-name="ce21" table:number-columns-repeated="2"/>
          <table:table-cell table:style-name="ce8" table:number-columns-repeated="2"/>
          <table:table-cell table:style-name="ce158" office:value-type="float" office:value="0.549073448471056" calcext:value-type="float">
            <text:p>0.549073</text:p>
          </table:table-cell>
          <table:table-cell/>
          <table:table-cell table:style-name="ce175" office:value-type="string" calcext:value-type="string">
            <text:p>Output</text:p>
          </table:table-cell>
          <table:table-cell table:style-name="ce53"/>
          <table:table-cell table:number-columns-repeated="3"/>
          <table:table-cell table:number-matrix-columns-spanned="3" table:number-matrix-rows-spanned="3" table:formula="of:=TRANSPOSE([.P63:.R65])" office:value-type="float" office:value="0.334614190596963" calcext:value-type="float">
            <text:p>0.334614</text:p>
          </table:table-cell>
          <table:table-cell table:style-name="ce209" office:value-type="float" office:value="0.34061695792212" calcext:value-type="float">
            <text:p>0.340617</text:p>
          </table:table-cell>
          <table:table-cell table:style-name="ce209" office:value-type="float" office:value="0.324768851480917" calcext:value-type="float">
            <text:p>0.324769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4614190596963" calcext:value-type="float">
            <text:p>0.334614</text:p>
          </table:table-cell>
          <table:table-cell table:style-name="ce209" office:value-type="float" office:value="0.34061695792212" calcext:value-type="float">
            <text:p>0.340617</text:p>
          </table:table-cell>
          <table:table-cell table:style-name="ce209" office:value-type="float" office:value="0.324768851480917" calcext:value-type="float">
            <text:p>0.324769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4614190596963" calcext:value-type="float">
            <text:p>0.334614</text:p>
          </table:table-cell>
          <table:table-cell table:style-name="ce209" office:value-type="float" office:value="0.34061695792212" calcext:value-type="float">
            <text:p>0.340617</text:p>
          </table:table-cell>
          <table:table-cell table:style-name="ce209" office:value-type="float" office:value="0.324768851480917" calcext:value-type="float">
            <text:p>0.324769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95" office:value-type="string" calcext:value-type="string" table:number-columns-spanned="18" table:number-rows-spanned="1">
            <text:p>STEP 3</text:p>
          </table:table-cell>
          <table:covered-table-cell table:number-columns-repeated="17" table:style-name="ce104"/>
          <table:table-cell table:style-name="ce17"/>
          <table:table-cell table:number-columns-repeated="1005"/>
        </table:table-row>
        <table:table-row table:style-name="ro1">
          <table:table-cell table:style-name="ce96"/>
          <table:table-cell table:style-name="ce18" table:number-columns-repeated="1023"/>
        </table:table-row>
        <table:table-row table:style-name="ro4">
          <table:table-cell table:style-name="ce97" office:value-type="string" calcext:value-type="string">
            <text:p><text:span text:style-name="T2">Δ </text:span>Context vector</text:p>
          </table:table-cell>
          <table:table-cell/>
          <table:table-cell table:style-name="ce35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47"/>
          <table:table-cell/>
          <table:table-cell table:style-name="ce63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8"/>
          <table:table-cell/>
          <table:table-cell table:style-name="ce78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53"/>
          <table:table-cell table:number-columns-repeated="1008"/>
        </table:table-row>
        <table:table-row table:style-name="ro1">
          <table:table-cell table:style-name="ce57" table:number-matrix-columns-spanned="1" table:number-matrix-rows-spanned="2" table:formula="of:=MMULT(TRANSPOSE([Forward.F48:.G50]);[.L82:.L84])" office:value-type="float" office:value="-0.000766401402107292" calcext:value-type="float">
            <text:p>-0.000766</text:p>
          </table:table-cell>
          <table:table-cell/>
          <table:table-cell table:style-name="ce36" office:value-type="string" calcext:value-type="string" table:number-columns-spanned="4" table:number-rows-spanned="1">
            <text:p>Δw</text:p>
          </table:table-cell>
          <table:covered-table-cell table:number-columns-repeated="2" table:style-name="ce48"/>
          <table:covered-table-cell table:style-name="ce54"/>
          <table:table-cell/>
          <table:table-cell table:style-name="ce64" office:value-type="string" calcext:value-type="string" table:number-columns-spanned="4" table:number-rows-spanned="1">
            <text:p>Δw</text:p>
          </table:table-cell>
          <table:covered-table-cell table:number-columns-repeated="2" table:style-name="ce69"/>
          <table:covered-table-cell table:style-name="ce73"/>
          <table:table-cell/>
          <table:table-cell table:style-name="ce79" office:value-type="string" calcext:value-type="string" table:number-columns-spanned="4" table:number-rows-spanned="1">
            <text:p>Δw</text:p>
          </table:table-cell>
          <table:covered-table-cell table:number-columns-repeated="2" table:style-name="ce85"/>
          <table:covered-table-cell table:style-name="ce89"/>
          <table:table-cell table:number-columns-repeated="1008"/>
        </table:table-row>
        <table:table-row table:style-name="ro1">
          <table:table-cell table:style-name="ce59" office:value-type="float" office:value="0.000305928026591982" calcext:value-type="float">
            <text:p>0.000306</text:p>
          </table:table-cell>
          <table:table-cell/>
          <table:table-cell table:style-name="ce105" table:number-matrix-columns-spanned="4" table:number-matrix-rows-spanned="2" table:formula="of:=MMULT(TRANSPOSE([.I82:.J82]*[.I87:.J87]);[Forward.A48:.D48])+MMULT(TRANSPOSE([.I83:.J83]*[.I88:.J88]);[Forward.A49:.D49])+MMULT(TRANSPOSE([.I84:.J84]*[.I89:.J89]);[Forward.A50:.D50])" office:value-type="float" office:value="-0.000623461056378651" calcext:value-type="float">
            <text:p>-0.000623</text:p>
          </table:table-cell>
          <table:table-cell table:style-name="ce119" office:value-type="float" office:value="0.00102998829334494" calcext:value-type="float">
            <text:p>0.001030</text:p>
          </table:table-cell>
          <table:table-cell table:style-name="ce119" office:value-type="float" office:value="-0.000400223380433558" calcext:value-type="float">
            <text:p>-0.000400</text:p>
          </table:table-cell>
          <table:table-cell table:style-name="ce131" office:value-type="float" office:value="0.000310882248020977" calcext:value-type="float">
            <text:p>0.000311</text:p>
          </table:table-cell>
          <table:table-cell/>
          <table:table-cell table:style-name="ce145" table:number-matrix-columns-spanned="4" table:number-matrix-rows-spanned="2" table:formula="of:=MMULT([.H78:.H79];TRANSPOSE([Forward.A57:.A60]))" office:value-type="float" office:value="-0.0052739823890912" calcext:value-type="float">
            <text:p>-0.005274</text:p>
          </table:table-cell>
          <table:table-cell table:style-name="ce159" office:value-type="float" office:value="0.00791587521697262" calcext:value-type="float">
            <text:p>0.007916</text:p>
          </table:table-cell>
          <table:table-cell table:style-name="ce159" office:value-type="float" office:value="0.0102049015140072" calcext:value-type="float">
            <text:p>0.010205</text:p>
          </table:table-cell>
          <table:table-cell table:style-name="ce176" office:value-type="float" office:value="0.0204098030280144" calcext:value-type="float">
            <text:p>0.020410</text:p>
          </table:table-cell>
          <table:table-cell/>
          <table:table-cell table:style-name="ce187" table:number-matrix-columns-spanned="4" table:number-matrix-rows-spanned="2" table:formula="of:=MMULT([.M78:.M79];TRANSPOSE([Forward.F57:.F60]))" office:value-type="float" office:value="0.00313600241149067" calcext:value-type="float">
            <text:p>0.003136</text:p>
          </table:table-cell>
          <table:table-cell table:style-name="ce194" office:value-type="float" office:value="-0.00470224771628021" calcext:value-type="float">
            <text:p>-0.004702</text:p>
          </table:table-cell>
          <table:table-cell table:style-name="ce194" office:value-type="float" office:value="-0.0150717458460436" calcext:value-type="float">
            <text:p>-0.015072</text:p>
          </table:table-cell>
          <table:table-cell table:style-name="ce204" office:value-type="float" office:value="0.0117073076169189" calcext:value-type="float">
            <text:p>0.01170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6" office:value-type="float" office:value="-0.000408826594261593" calcext:value-type="float">
            <text:p>-0.000409</text:p>
          </table:table-cell>
          <table:table-cell table:style-name="ce120" office:value-type="float" office:value="0.000676877560269664" calcext:value-type="float">
            <text:p>0.000677</text:p>
          </table:table-cell>
          <table:table-cell table:style-name="ce120" office:value-type="float" office:value="-0.000282805879003098" calcext:value-type="float">
            <text:p>-0.000283</text:p>
          </table:table-cell>
          <table:table-cell table:style-name="ce132" office:value-type="float" office:value="0.000219675640445566" calcext:value-type="float">
            <text:p>0.000220</text:p>
          </table:table-cell>
          <table:table-cell/>
          <table:table-cell table:style-name="ce146" office:value-type="float" office:value="-0.00241733684525275" calcext:value-type="float">
            <text:p>-0.002417</text:p>
          </table:table-cell>
          <table:table-cell table:style-name="ce160" office:value-type="float" office:value="0.00362825193804039" calcext:value-type="float">
            <text:p>0.003628</text:p>
          </table:table-cell>
          <table:table-cell table:style-name="ce160" office:value-type="float" office:value="0.00467743018691347" calcext:value-type="float">
            <text:p>0.004677</text:p>
          </table:table-cell>
          <table:table-cell table:style-name="ce177" office:value-type="float" office:value="0.00935486037382693" calcext:value-type="float">
            <text:p>0.009355</text:p>
          </table:table-cell>
          <table:table-cell/>
          <table:table-cell table:style-name="ce188" office:value-type="float" office:value="-0.0742853111471215" calcext:value-type="float">
            <text:p>-0.074285</text:p>
          </table:table-cell>
          <table:table-cell table:style-name="ce195" office:value-type="float" office:value="0.111386373114642" calcext:value-type="float">
            <text:p>0.111386</text:p>
          </table:table-cell>
          <table:table-cell table:style-name="ce195" office:value-type="float" office:value="0.357018006619289" calcext:value-type="float">
            <text:p>0.357018</text:p>
          </table:table-cell>
          <table:table-cell table:style-name="ce205" office:value-type="float" office:value="-0.277321530695027" calcext:value-type="float">
            <text:p>-0.27732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Δb</text:p>
          </table:table-cell>
          <table:table-cell table:style-name="ce121"/>
          <table:table-cell table:style-name="ce47"/>
          <table:table-cell table:style-name="ce56"/>
          <table:table-cell/>
          <table:table-cell table:style-name="ce67" office:value-type="string" calcext:value-type="string">
            <text:p>Δb</text:p>
          </table:table-cell>
          <table:table-cell table:style-name="ce8"/>
          <table:table-cell table:style-name="ce71" office:value-type="string" calcext:value-type="string" table:number-columns-spanned="2" table:number-rows-spanned="1">
            <text:p>Δw<text:span text:style-name="T1">rec</text:span></text:p>
          </table:table-cell>
          <table:covered-table-cell table:style-name="ce75"/>
          <table:table-cell/>
          <table:table-cell table:style-name="ce82" office:value-type="string" calcext:value-type="string">
            <text:p>Δb</text:p>
          </table:table-cell>
          <table:table-cell table:style-name="ce53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7" table:number-matrix-columns-spanned="1" table:number-matrix-rows-spanned="2" table:formula="of:=TRANSPOSE([.I82:.J82]*[.I87:.J87])+TRANSPOSE([.I83:.J83]*[.I88:.J88])+TRANSPOSE([.I84:.J84]*[.I89:.J89])" office:value-type="float" office:value="-0.000417745407001777" calcext:value-type="float">
            <text:p>-0.000418</text:p>
          </table:table-cell>
          <table:table-cell table:style-name="ce121"/>
          <table:table-cell table:style-name="ce47"/>
          <table:table-cell table:style-name="ce56"/>
          <table:table-cell/>
          <table:table-cell table:style-name="ce29" table:number-matrix-columns-spanned="1" table:number-matrix-rows-spanned="2" table:formula="of:=[.I97:.I98]*[.I93:.I94]" office:value-type="float" office:value="0.025512253785018" calcext:value-type="float">
            <text:p>0.025512</text:p>
          </table:table-cell>
          <table:table-cell table:style-name="ce8"/>
          <table:table-cell table:style-name="ce167" table:number-matrix-columns-spanned="2" table:number-matrix-rows-spanned="2" table:formula="of:=MMULT([.H78:.H79];TRANSPOSE([Forward.C40:.C41]))" office:value-type="float" office:value="-0.00619061032937833" calcext:value-type="float">
            <text:p>-0.006191</text:p>
          </table:table-cell>
          <table:table-cell table:style-name="ce176" office:value-type="float" office:value="0.0171317500929932" calcext:value-type="float">
            <text:p>0.017132</text:p>
          </table:table-cell>
          <table:table-cell/>
          <table:table-cell table:style-name="ce189" table:number-matrix-columns-spanned="1" table:number-matrix-rows-spanned="2" table:formula="of:=[.L93:.L94]*[.L96:.L97]" office:value-type="float" office:value="-0.015731596179769" calcext:value-type="float">
            <text:p>-0.015732</text:p>
          </table:table-cell>
          <table:table-cell table:style-name="ce53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8" office:value-type="float" office:value="-0.00029518729490182" calcext:value-type="float">
            <text:p>-0.000295</text:p>
          </table:table-cell>
          <table:table-cell table:style-name="ce49" table:number-columns-repeated="2"/>
          <table:table-cell table:style-name="ce55"/>
          <table:table-cell/>
          <table:table-cell table:style-name="ce30" office:value-type="float" office:value="0.0116935754672837" calcext:value-type="float">
            <text:p>0.011694</text:p>
          </table:table-cell>
          <table:table-cell table:style-name="ce70"/>
          <table:table-cell table:style-name="ce146" office:value-type="float" office:value="-0.00283747448128799" calcext:value-type="float">
            <text:p>-0.002837</text:p>
          </table:table-cell>
          <table:table-cell table:style-name="ce177" office:value-type="float" office:value="0.00785236044949914" calcext:value-type="float">
            <text:p>0.007852</text:p>
          </table:table-cell>
          <table:table-cell/>
          <table:table-cell table:style-name="ce46" office:value-type="float" office:value="0.372648475260424" calcext:value-type="float">
            <text:p>0.372648</text:p>
          </table:table-cell>
          <table:table-cell table:style-name="ce86" table:number-columns-repeated="2"/>
          <table:table-cell table:style-name="ce90"/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Δ Input sequence</text:p>
          </table:table-cell>
          <table:covered-table-cell table:style-name="ce15"/>
          <table:table-cell table:style-name="ce15"/>
          <table:table-cell table:style-name="ce2" office:value-type="string" calcext:value-type="string" table:number-columns-spanned="4" table:number-rows-spanned="1">
            <text:p>Δ Attention sequence</text:p>
          </table:table-cell>
          <table:covered-table-cell table:number-columns-repeated="3" table:style-name="ce19"/>
          <table:table-cell/>
          <table:table-cell table:style-name="ce2" office:value-type="string" calcext:value-type="string" table:number-columns-spanned="2" table:number-rows-spanned="1">
            <text:p><text:span text:style-name="T2">Δ </text:span>Attention matrix</text:p>
          </table:table-cell>
          <table:covered-table-cell table:style-name="ce15"/>
          <table:table-cell table:style-name="ce15"/>
          <table:table-cell table:style-name="ce15" office:value-type="string" calcext:value-type="string">
            <text:p><text:span text:style-name="T2">Δ </text:span>Attention context</text:p>
          </table:table-cell>
          <table:table-cell table:style-name="ce15"/>
          <table:table-cell table:style-name="ce15" office:value-type="string" calcext:value-type="string">
            <text:p><text:span text:style-name="T2">Δ I</text:span>mportance score</text:p>
          </table:table-cell>
          <table:table-cell table:style-name="ce19"/>
          <table:table-cell table:style-name="ce72" office:value-type="string" calcext:value-type="string" table:number-columns-spanned="2" table:number-rows-spanned="1">
            <text:p>Δ Att<text:span text:style-name="T1">3</text:span></text:p>
          </table:table-cell>
          <table:covered-table-cell table:style-name="ce214"/>
          <table:table-cell table:style-name="ce214"/>
          <table:table-cell table:number-columns-repeated="1006"/>
        </table:table-row>
        <table:table-row table:style-name="ro1">
          <table:table-cell table:style-name="ce42" table:number-matrix-columns-spanned="2" table:number-matrix-rows-spanned="1" table:formula="of:=[.P82:.Q82]*[Forward.K48]+[.D82:.E82]" office:value-type="float" office:value="-0.0788592741270906" calcext:value-type="float">
            <text:p>-0.078859</text:p>
          </table:table-cell>
          <table:table-cell table:style-name="ce34" office:value-type="float" office:value="-0.0705363027573886" calcext:value-type="float">
            <text:p>-0.070536</text:p>
          </table:table-cell>
          <table:table-cell table:style-name="ce19"/>
          <table:table-cell table:style-name="ce122" table:number-matrix-columns-spanned="4" table:number-matrix-rows-spanned="1" table:formula="of:=MMULT([.I82:.J82]*[.I87:.J87];[Forward.$F$5:.$I$6])" office:value-type="float" office:value="0.00021298994903" calcext:value-type="float">
            <text:p>0.000213</text:p>
          </table:table-cell>
          <table:table-cell table:style-name="ce23" office:value-type="float" office:value="0.000164506299716885" calcext:value-type="float">
            <text:p>0.000165</text:p>
          </table:table-cell>
          <table:table-cell table:style-name="ce23" office:value-type="float" office:value="0.000100913846816915" calcext:value-type="float">
            <text:p>0.000101</text:p>
          </table:table-cell>
          <table:table-cell table:style-name="ce34" office:value-type="float" office:value="0.0000302176071737112" calcext:value-type="float">
            <text:p>0.000030</text:p>
          </table:table-cell>
          <table:table-cell/>
          <table:table-cell table:style-name="ce152" table:number-matrix-columns-spanned="2" table:number-matrix-rows-spanned="3" table:formula="of:=MMULT([.L82:.L84];TRANSPOSE([Forward.$D$4:.$D$5]))" office:value-type="float" office:value="0.0037474365099421" calcext:value-type="float">
            <text:p>0.003747</text:p>
          </table:table-cell>
          <table:table-cell table:style-name="ce163" office:value-type="float" office:value="0.00624572751657016" calcext:value-type="float">
            <text:p>0.006246</text:p>
          </table:table-cell>
          <table:table-cell/>
          <table:table-cell table:style-name="ce57" table:number-matrix-columns-spanned="1" table:number-matrix-rows-spanned="3" table:formula="of:=MMULT([.P86:.R88];[.N82:.N84])" office:value-type="float" office:value="-0.0124914550331403" calcext:value-type="float">
            <text:p>-0.012491</text:p>
          </table:table-cell>
          <table:table-cell table:style-name="ce61"/>
          <table:table-cell table:style-name="ce57" table:number-matrix-columns-spanned="1" table:number-matrix-rows-spanned="1" table:formula="of:=MMULT([.P82:.Q82]; TRANSPOSE([Forward.$A$4:.$B$4]))" office:value-type="float" office:value="-0.0537048687940727" calcext:value-type="float">
            <text:p>-0.053705</text:p>
          </table:table-cell>
          <table:table-cell table:style-name="ce19"/>
          <table:table-cell table:style-name="ce122" table:number-matrix-columns-spanned="2" table:number-matrix-rows-spanned="1" table:formula="of:=TRANSPOSE([.K93:.K94])+TRANSPOSE([.E123:.E124])" office:value-type="float" office:value="-0.237747521718046" calcext:value-type="float">
            <text:p>-0.237748</text:p>
          </table:table-cell>
          <table:table-cell table:style-name="ce34" office:value-type="float" office:value="-0.212576967830416" calcext:value-type="float">
            <text:p>-0.212577</text:p>
          </table:table-cell>
          <table:table-cell table:style-name="ce217"/>
          <table:table-cell table:number-columns-repeated="1006"/>
        </table:table-row>
        <table:table-row table:style-name="ro1">
          <table:table-cell table:style-name="ce42" table:number-matrix-columns-spanned="2" table:number-matrix-rows-spanned="1" table:formula="of:=[.P82:.Q82]*[Forward.K49]+[.D83:.E83]" office:value-type="float" office:value="-0.0791285727170292" calcext:value-type="float">
            <text:p>-0.079129</text:p>
          </table:table-cell>
          <table:table-cell table:style-name="ce34" office:value-type="float" office:value="-0.0707580443575626" calcext:value-type="float">
            <text:p>-0.070758</text:p>
          </table:table-cell>
          <table:table-cell table:style-name="ce19"/>
          <table:table-cell table:style-name="ce42" table:number-matrix-columns-spanned="4" table:number-matrix-rows-spanned="1" table:formula="of:=MMULT([.I83:.J83]*[.I88:.J88]; [Forward.$F$5:.$I$6])" office:value-type="float" office:value="0.0000805029339008063" calcext:value-type="float">
            <text:p>0.000081</text:p>
          </table:table-cell>
          <table:table-cell table:style-name="ce23" office:value-type="float" office:value="0.0000650919041629039" calcext:value-type="float">
            <text:p>0.000065</text:p>
          </table:table-cell>
          <table:table-cell table:style-name="ce24" office:value-type="float" office:value="0.0000495336117983901" calcext:value-type="float">
            <text:p>0.000050</text:p>
          </table:table-cell>
          <table:table-cell table:style-name="ce34" office:value-type="float" office:value="0.00000029452525322276" calcext:value-type="float">
            <text:p>0.000000</text:p>
          </table:table-cell>
          <table:table-cell/>
          <table:table-cell table:style-name="ce153" office:value-type="float" office:value="0.0013776480903003" calcext:value-type="float">
            <text:p>0.001378</text:p>
          </table:table-cell>
          <table:table-cell table:style-name="ce164" office:value-type="float" office:value="0.00229608015050049" calcext:value-type="float">
            <text:p>0.002296</text:p>
          </table:table-cell>
          <table:table-cell/>
          <table:table-cell table:style-name="ce58" office:value-type="float" office:value="-0.00459216030100099" calcext:value-type="float">
            <text:p>-0.004592</text:p>
          </table:table-cell>
          <table:table-cell table:style-name="ce61"/>
          <table:table-cell table:style-name="ce196" table:number-matrix-columns-spanned="1" table:number-matrix-rows-spanned="1" table:formula="of:=MMULT([.P82:.Q82]; TRANSPOSE([Forward.$A$5:.$B$5]))" office:value-type="float" office:value="-0.029930116622268" calcext:value-type="float">
            <text:p>-0.029930</text:p>
          </table:table-cell>
          <table:table-cell table:style-name="ce19"/>
          <table:table-cell table:style-name="ce206" table:number-columns-repeated="3"/>
          <table:table-cell table:number-columns-repeated="1006"/>
        </table:table-row>
        <table:table-row table:style-name="ro1">
          <table:table-cell table:style-name="ce42" table:number-matrix-columns-spanned="2" table:number-matrix-rows-spanned="1" table:formula="of:=[.P82:.Q82]*[Forward.K50]+[.D84:.E84]" office:value-type="float" office:value="-0.0799440359550075" calcext:value-type="float">
            <text:p>-0.079944</text:p>
          </table:table-cell>
          <table:table-cell table:style-name="ce34" office:value-type="float" office:value="-0.0714202001487753" calcext:value-type="float">
            <text:p>-0.071420</text:p>
          </table:table-cell>
          <table:table-cell table:style-name="ce19"/>
          <table:table-cell table:style-name="ce42" table:number-matrix-columns-spanned="4" table:number-matrix-rows-spanned="1" table:formula="of:=MMULT([.I84:.J84]*[.I89:.J89]; [Forward.$F$5:.$I$6])" office:value-type="float" office:value="-0.000477853964011703" calcext:value-type="float">
            <text:p>-0.000478</text:p>
          </table:table-cell>
          <table:table-cell table:style-name="ce23" office:value-type="float" office:value="-0.000367177637190318" calcext:value-type="float">
            <text:p>-0.000367</text:p>
          </table:table-cell>
          <table:table-cell table:style-name="ce24" office:value-type="float" office:value="-0.000218975218805088" calcext:value-type="float">
            <text:p>-0.000219</text:p>
          </table:table-cell>
          <table:table-cell table:style-name="ce34" office:value-type="float" office:value="-0.0000750521831276881" calcext:value-type="float">
            <text:p>-0.000075</text:p>
          </table:table-cell>
          <table:table-cell/>
          <table:table-cell table:style-name="ce154" office:value-type="float" office:value="-0.00512508460024239" calcext:value-type="float">
            <text:p>-0.005125</text:p>
          </table:table-cell>
          <table:table-cell table:style-name="ce165" office:value-type="float" office:value="-0.00854180766707065" calcext:value-type="float">
            <text:p>-0.008542</text:p>
          </table:table-cell>
          <table:table-cell/>
          <table:table-cell table:style-name="ce59" office:value-type="float" office:value="0.0170836153341413" calcext:value-type="float">
            <text:p>0.017084</text:p>
          </table:table-cell>
          <table:table-cell table:style-name="ce19"/>
          <table:table-cell table:style-name="ce197" table:number-matrix-columns-spanned="1" table:number-matrix-rows-spanned="1" table:formula="of:=MMULT([.P82:.Q82]; TRANSPOSE([Forward.$A$6:.$B$6]))" office:value-type="float" office:value="0.0349642273997941" calcext:value-type="float">
            <text:p>0.034964</text:p>
          </table:table-cell>
          <table:table-cell table:style-name="ce19" table:number-columns-repeated="4"/>
          <table:table-cell table:number-columns-repeated="1006"/>
        </table:table-row>
        <table:table-row table:style-name="ro4">
          <table:table-cell table:style-name="ce19" table:number-columns-repeated="7"/>
          <table:table-cell/>
          <table:table-cell table:style-name="ce19" table:number-columns-repeated="2"/>
          <table:table-cell/>
          <table:table-cell table:style-name="ce60"/>
          <table:table-cell table:style-name="ce19" table:number-columns-repeated="3"/>
          <table:table-cell table:style-name="ce2" office:value-type="string" calcext:value-type="string" table:number-columns-spanned="3" table:number-rows-spanned="1">
            <text:p><text:span text:style-name="T2">I</text:span>mport. score softmax gradient</text:p>
          </table:table-cell>
          <table:covered-table-cell table:number-columns-repeated="2" table:style-name="ce19"/>
          <table:table-cell table:number-columns-repeated="1006"/>
        </table:table-row>
        <table:table-row table:style-name="ro4">
          <table:table-cell table:style-name="ce19" table:number-columns-repeated="5"/>
          <table:table-cell table:style-name="ce62" table:number-columns-repeated="2"/>
          <table:table-cell/>
          <table:table-cell table:style-name="ce155" office:value-type="string" calcext:value-type="string" table:number-columns-spanned="2" table:number-rows-spanned="1">
            <text:p>Attention matrix ‘</text:p>
          </table:table-cell>
          <table:covered-table-cell table:style-name="ce166"/>
          <table:table-cell/>
          <table:table-cell table:style-name="ce60"/>
          <table:table-cell table:style-name="ce19" table:number-columns-repeated="3"/>
          <table:table-cell table:style-name="ce207" table:number-matrix-columns-spanned="3" table:number-matrix-rows-spanned="3" table:formula="of:=[.P94:.R96]*([.P90:.R92]-[.P98:.R100])" office:value-type="float" office:value="0.221973632529725" calcext:value-type="float">
            <text:p>0.221974</text:p>
          </table:table-cell>
          <table:table-cell table:style-name="ce215" office:value-type="float" office:value="-0.110806980955001" calcext:value-type="float">
            <text:p>-0.110807</text:p>
          </table:table-cell>
          <table:table-cell table:style-name="ce163" office:value-type="float" office:value="-0.111166651574724" calcext:value-type="float">
            <text:p>-0.111167</text:p>
          </table:table-cell>
          <table:table-cell table:number-columns-repeated="1006"/>
        </table:table-row>
        <table:table-row table:style-name="ro1">
          <table:table-cell table:style-name="ce19" table:number-columns-repeated="7"/>
          <table:table-cell/>
          <table:table-cell table:style-name="ce156" table:number-matrix-columns-spanned="2" table:number-matrix-rows-spanned="3" table:formula="of:=1-[Forward.F48:.G50]^2" office:value-type="float" office:value="0.131484439617666" calcext:value-type="float">
            <text:p>0.131484</text:p>
          </table:table-cell>
          <table:table-cell table:style-name="ce60" office:value-type="float" office:value="0.0521725227392189" calcext:value-type="float">
            <text:p>0.052173</text:p>
          </table:table-cell>
          <table:table-cell/>
          <table:table-cell table:style-name="ce19" table:number-columns-repeated="4"/>
          <table:table-cell table:style-name="ce153" office:value-type="float" office:value="-0.110806980955001" calcext:value-type="float">
            <text:p>-0.110807</text:p>
          </table:table-cell>
          <table:table-cell table:style-name="ce62" office:value-type="float" office:value="0.222165974115564" calcext:value-type="float">
            <text:p>0.222166</text:p>
          </table:table-cell>
          <table:table-cell table:style-name="ce164" office:value-type="float" office:value="-0.111358993160563" calcext:value-type="float">
            <text:p>-0.111359</text:p>
          </table:table-cell>
          <table:table-cell table:number-columns-repeated="1006"/>
        </table:table-row>
        <table:table-row table:style-name="ro1">
          <table:table-cell table:style-name="ce99"/>
          <table:table-cell table:style-name="ce62"/>
          <table:table-cell table:style-name="ce19" table:number-columns-repeated="5"/>
          <table:table-cell/>
          <table:table-cell table:style-name="ce60" office:value-type="float" office:value="0.139029265436317" calcext:value-type="float">
            <text:p>0.139029</text:p>
          </table:table-cell>
          <table:table-cell table:style-name="ce60" office:value-type="float" office:value="0.0501788086285339" calcext:value-type="float">
            <text:p>0.050179</text:p>
          </table:table-cell>
          <table:table-cell/>
          <table:table-cell table:style-name="ce19" table:number-columns-repeated="4"/>
          <table:table-cell table:style-name="ce154" office:value-type="float" office:value="-0.111166651574724" calcext:value-type="float">
            <text:p>-0.111167</text:p>
          </table:table-cell>
          <table:table-cell table:style-name="ce216" office:value-type="float" office:value="-0.111358993160563" calcext:value-type="float">
            <text:p>-0.111359</text:p>
          </table:table-cell>
          <table:table-cell table:style-name="ce165" office:value-type="float" office:value="0.222525644735287" calcext:value-type="float">
            <text:p>0.222526</text:p>
          </table:table-cell>
          <table:table-cell table:number-columns-repeated="1006"/>
        </table:table-row>
        <table:table-row table:style-name="ro1">
          <table:table-cell table:style-name="ce98" office:value-type="string" calcext:value-type="string">
            <text:p>Attention Network</text:p>
          </table:table-cell>
          <table:table-cell table:style-name="ce62"/>
          <table:table-cell table:style-name="ce19" table:number-columns-repeated="5"/>
          <table:table-cell/>
          <table:table-cell table:style-name="ce60" office:value-type="float" office:value="0.215022479528703" calcext:value-type="float">
            <text:p>0.215022</text:p>
          </table:table-cell>
          <table:table-cell table:style-name="ce60" office:value-type="float" office:value="0.0861945446382634" calcext:value-type="float">
            <text:p>0.086195</text:p>
          </table:table-cell>
          <table:table-cell/>
          <table:table-cell table:style-name="ce19" table:number-columns-repeated="7"/>
          <table:table-cell table:number-columns-repeated="1006"/>
        </table:table-row>
        <table:table-row table:style-name="ro1">
          <table:table-cell table:style-name="ce100"/>
          <table:table-cell table:style-name="ce77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8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13" office:value-type="string" calcext:value-type="string">
            <text:p>Δ Label</text:p>
          </table:table-cell>
          <table:table-cell table:style-name="ce8"/>
          <table:table-cell table:style-name="ce26" office:value-type="string" calcext:value-type="string">
            <text:p>Δ Prev Att <text:span text:style-name="T1">rec</text:span></text:p>
          </table:table-cell>
          <table:table-cell table:style-name="ce133"/>
          <table:table-cell table:style-name="ce9" office:value-type="string" calcext:value-type="string">
            <text:p>Δ Rec Input</text:p>
          </table:table-cell>
          <table:table-cell table:style-name="ce8"/>
          <table:table-cell table:style-name="ce26" office:value-type="string" calcext:value-type="string">
            <text:p>Δ Rec context</text:p>
          </table:table-cell>
          <table:table-cell/>
          <table:table-cell table:style-name="ce174" office:value-type="string" calcext:value-type="string">
            <text:p>Δ Final input</text:p>
          </table:table-cell>
          <table:table-cell table:style-name="ce182" office:value-type="string" calcext:value-type="string">
            <text:p>ΔY<text:span text:style-name="T1">3</text:span></text:p>
          </table:table-cell>
          <table:table-cell table:number-columns-repeated="3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14" table:number-matrix-columns-spanned="1" table:number-matrix-rows-spanned="2" table:formula="of:=[.G95:.G96]" office:value-type="float" office:value="-0.0183904043411058" calcext:value-type="float">
            <text:p>-0.018390</text:p>
          </table:table-cell>
          <table:table-cell table:style-name="ce8"/>
          <table:table-cell table:style-name="ce123" table:number-matrix-columns-spanned="1" table:number-matrix-rows-spanned="2" table:formula="of:=[.G93:.G94]" office:value-type="float" office:value="0.0178585776495126" calcext:value-type="float">
            <text:p>0.017859</text:p>
          </table:table-cell>
          <table:table-cell table:style-name="ce133"/>
          <table:table-cell table:style-name="ce29" table:number-matrix-columns-spanned="1" table:number-matrix-rows-spanned="4" table:formula="of:=MMULT(TRANSPOSE([Forward.$K$5:.$N$6]);[.H78:.H79])" office:value-type="float" office:value="0.0178585776495126" calcext:value-type="float">
            <text:p>0.017859</text:p>
          </table:table-cell>
          <table:table-cell table:style-name="ce8"/>
          <table:table-cell table:style-name="ce29" table:number-matrix-columns-spanned="1" table:number-matrix-rows-spanned="2" table:formula="of:=[.K95:.K96]+TRANSPOSE([.F82:.G82]+[.F83:.G83]+[.F84:.G84])" office:value-type="float" office:value="0.310635529391964" calcext:value-type="float">
            <text:p>0.310636</text:p>
          </table:table-cell>
          <table:table-cell/>
          <table:table-cell table:style-name="ce44" table:number-matrix-columns-spanned="1" table:number-matrix-rows-spanned="4" table:formula="of:=MMULT(TRANSPOSE([Forward.$P$5:.$S$6]);[.M78:.M79])" office:value-type="float" office:value="-0.237747521718046" calcext:value-type="float">
            <text:p>-0.237748</text:p>
          </table:table-cell>
          <table:table-cell table:style-name="ce83" office:value-type="float" office:value="-0.1" calcext:value-type="float">
            <text:p>-0.1</text:p>
          </table:table-cell>
          <table:table-cell/>
          <table:table-cell table:style-name="ce198"/>
          <table:table-cell/>
          <table:table-cell table:style-name="ce208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115" office:value-type="float" office:value="0.0149880358644627" calcext:value-type="float">
            <text:p>0.014988</text:p>
          </table:table-cell>
          <table:table-cell table:style-name="ce8"/>
          <table:table-cell table:style-name="ce30" office:value-type="float" office:value="-0.0015943781168185" calcext:value-type="float">
            <text:p>-0.001594</text:p>
          </table:table-cell>
          <table:table-cell table:style-name="ce8"/>
          <table:table-cell table:style-name="ce140" office:value-type="float" office:value="-0.0015943781168185" calcext:value-type="float">
            <text:p>-0.001594</text:p>
          </table:table-cell>
          <table:table-cell table:style-name="ce8"/>
          <table:table-cell table:style-name="ce30" office:value-type="float" office:value="0.0262081901495033" calcext:value-type="float">
            <text:p>0.026208</text:p>
          </table:table-cell>
          <table:table-cell/>
          <table:table-cell table:style-name="ce45" office:value-type="float" office:value="-0.212576967830416" calcext:value-type="float">
            <text:p>-0.212577</text:p>
          </table:table-cell>
          <table:table-cell table:style-name="ce84" office:value-type="float" office:value="0.4" calcext:value-type="float">
            <text:p>0.4</text:p>
          </table:table-cell>
          <table:table-cell table:number-columns-repeated="3"/>
          <table:table-cell table:number-matrix-columns-spanned="3" table:number-matrix-rows-spanned="3" table:formula="of:=[Forward.K48:.K50]" office:value-type="float" office:value="0.332589225345934" calcext:value-type="float">
            <text:p>0.332589</text:p>
          </table:table-cell>
          <table:table-cell table:style-name="ce209" office:value-type="float" office:value="0.332589225345934" calcext:value-type="float">
            <text:p>0.332589</text:p>
          </table:table-cell>
          <table:table-cell table:style-name="ce209" office:value-type="float" office:value="0.332589225345934" calcext:value-type="float">
            <text:p>0.33258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140" office:value-type="float" office:value="-0.0183904043411058" calcext:value-type="float">
            <text:p>-0.018390</text:p>
          </table:table-cell>
          <table:table-cell table:style-name="ce8" table:number-columns-repeated="2"/>
          <table:table-cell/>
          <table:table-cell table:style-name="ce45" office:value-type="float" office:value="0.310704057152154" calcext:value-type="float">
            <text:p>0.310704</text:p>
          </table:table-cell>
          <table:table-cell table:style-name="ce183" office:value-type="string" calcext:value-type="string">
            <text:p>Y’</text:p>
          </table:table-cell>
          <table:table-cell table:number-columns-repeated="3"/>
          <table:table-cell office:value-type="float" office:value="0.333164674350915" calcext:value-type="float">
            <text:p>0.333165</text:p>
          </table:table-cell>
          <table:table-cell table:style-name="ce209" office:value-type="float" office:value="0.333164674350915" calcext:value-type="float">
            <text:p>0.333165</text:p>
          </table:table-cell>
          <table:table-cell table:style-name="ce209" office:value-type="float" office:value="0.333164674350915" calcext:value-type="float">
            <text:p>0.33316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7" table:number-columns-repeated="2"/>
          <table:table-cell table:style-name="ce30" office:value-type="float" office:value="0.0149880358644627" calcext:value-type="float">
            <text:p>0.014988</text:p>
          </table:table-cell>
          <table:table-cell table:style-name="ce8"/>
          <table:table-cell table:style-name="ce157" office:value-type="string" calcext:value-type="string">
            <text:p>Rec context’</text:p>
          </table:table-cell>
          <table:table-cell/>
          <table:table-cell table:style-name="ce46" office:value-type="float" office:value="0.0262527302002041" calcext:value-type="float">
            <text:p>0.026253</text:p>
          </table:table-cell>
          <table:table-cell table:style-name="ce184" table:number-matrix-columns-spanned="1" table:number-matrix-rows-spanned="2" table:formula="of:=1-[Forward.G57:.G58]^2" office:value-type="float" office:value="0.15731596179769" calcext:value-type="float">
            <text:p>0.157316</text:p>
          </table:table-cell>
          <table:table-cell table:number-columns-repeated="3"/>
          <table:table-cell office:value-type="float" office:value="0.334246100303151" calcext:value-type="float">
            <text:p>0.334246</text:p>
          </table:table-cell>
          <table:table-cell table:style-name="ce209" office:value-type="float" office:value="0.334246100303151" calcext:value-type="float">
            <text:p>0.334246</text:p>
          </table:table-cell>
          <table:table-cell table:style-name="ce209" office:value-type="float" office:value="0.334246100303151" calcext:value-type="float">
            <text:p>0.33424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158" table:number-matrix-columns-spanned="1" table:number-matrix-rows-spanned="2" table:formula="of:=1-[Forward.C57:.C58]^2" office:value-type="float" office:value="0.0821292201666547" calcext:value-type="float">
            <text:p>0.082129</text:p>
          </table:table-cell>
          <table:table-cell/>
          <table:table-cell table:style-name="ce53"/>
          <table:table-cell table:style-name="ce184" office:value-type="float" office:value="0.931621188151059" calcext:value-type="float">
            <text:p>0.931621</text:p>
          </table:table-cell>
          <table:table-cell table:number-columns-repeated="4"/>
          <table:table-cell table:style-name="ce20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12" office:value-type="string" calcext:value-type="string">
            <text:p>RNN</text:p>
          </table:table-cell>
          <table:table-cell table:style-name="ce8"/>
          <table:table-cell table:style-name="ce21" table:number-columns-repeated="2"/>
          <table:table-cell table:style-name="ce8" table:number-columns-repeated="2"/>
          <table:table-cell table:style-name="ce158" office:value-type="float" office:value="0.446180197891508" calcext:value-type="float">
            <text:p>0.446180</text:p>
          </table:table-cell>
          <table:table-cell/>
          <table:table-cell table:style-name="ce175" office:value-type="string" calcext:value-type="string">
            <text:p>Output</text:p>
          </table:table-cell>
          <table:table-cell table:style-name="ce53"/>
          <table:table-cell table:number-columns-repeated="3"/>
          <table:table-cell table:number-matrix-columns-spanned="3" table:number-matrix-rows-spanned="3" table:formula="of:=TRANSPOSE([.P94:.R96])" office:value-type="float" office:value="0.332589225345934" calcext:value-type="float">
            <text:p>0.332589</text:p>
          </table:table-cell>
          <table:table-cell table:style-name="ce209" office:value-type="float" office:value="0.333164674350915" calcext:value-type="float">
            <text:p>0.333165</text:p>
          </table:table-cell>
          <table:table-cell table:style-name="ce209" office:value-type="float" office:value="0.334246100303151" calcext:value-type="float">
            <text:p>0.33424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2589225345934" calcext:value-type="float">
            <text:p>0.332589</text:p>
          </table:table-cell>
          <table:table-cell table:style-name="ce209" office:value-type="float" office:value="0.333164674350915" calcext:value-type="float">
            <text:p>0.333165</text:p>
          </table:table-cell>
          <table:table-cell table:style-name="ce209" office:value-type="float" office:value="0.334246100303151" calcext:value-type="float">
            <text:p>0.33424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2589225345934" calcext:value-type="float">
            <text:p>0.332589</text:p>
          </table:table-cell>
          <table:table-cell table:style-name="ce209" office:value-type="float" office:value="0.333164674350915" calcext:value-type="float">
            <text:p>0.333165</text:p>
          </table:table-cell>
          <table:table-cell table:style-name="ce209" office:value-type="float" office:value="0.334246100303151" calcext:value-type="float">
            <text:p>0.334246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8:52:47.017446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29:24.278397093</meta:creation-date>
    <dc:date>2018-01-24T19:01:41.342840535</dc:date>
    <meta:editing-duration>P1DT11M36S</meta:editing-duration>
    <meta:editing-cycles>90</meta:editing-cycles>
    <meta:generator>LibreOffice/5.1.6.2$Linux_X86_64 LibreOffice_project/10m0$Build-2</meta:generator>
    <meta:document-statistic meta:table-count="2" meta:cell-count="750" meta:object-count="0"/>
  </office:meta>
</office:document-meta>
</file>